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Text_20_body">
      <style:paragraph-properties fo:margin-left="0.2917in" fo:margin-right="0in" fo:text-indent="0in" style:auto-text-indent="false"/>
    </style:style>
    <style:style style:name="P16" style:family="paragraph" style:parent-style-name="Preformatted_20_Text">
      <style:paragraph-properties fo:margin-left="0.2917in" fo:margin-right="0in" fo:text-indent="0in" style:auto-text-indent="false"/>
    </style:style>
    <style:style style:name="P17" style:family="paragraph" style:parent-style-name="Table_20_Heading">
      <style:paragraph-properties fo:text-align="start" style:justify-single-word="false"/>
      <style:text-properties fo:font-weight="normal" style:font-weight-asian="normal" style:font-weight-complex="normal"/>
    </style:style>
    <style:style style:name="P18" style:family="paragraph" style:parent-style-name="Standard">
      <style:paragraph-properties fo:margin-left="0in" fo:margin-right="0in" fo:text-indent="0in" style:auto-text-indent="false">
        <style:tab-stops/>
      </style:paragraph-properties>
    </style:style>
    <style:style style:name="P19" style:family="paragraph" style:parent-style-name="Text_20_body">
      <style:paragraph-properties fo:margin-left="0in" fo:margin-right="0in" fo:text-indent="0in" style:auto-text-indent="false">
        <style:tab-stops/>
      </style:paragraph-properties>
    </style:style>
    <style:style style:name="P20" style:family="paragraph" style:parent-style-name="Preformatted_20_Text">
      <style:paragraph-properties fo:margin-left="0in" fo:margin-right="0in" fo:text-indent="0in" style:auto-text-indent="false"/>
      <style:text-properties fo:background-color="#ccccff"/>
    </style:style>
    <style:style style:name="P21" style:family="paragraph" style:parent-style-name="Preformatted_20_Text">
      <style:paragraph-properties fo:margin-left="0in" fo:margin-right="0in" fo:text-align="center" style:justify-single-word="false" fo:text-indent="0in" style:auto-text-indent="false"/>
    </style:style>
    <style:style style:name="P22" style:family="paragraph" style:parent-style-name="Preformatted_20_Text">
      <style:text-properties fo:color="#0000ff"/>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ff" fo:font-weight="normal" style:font-weight-asian="normal" style:font-weight-complex="normal"/>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Preformatted_20_Text">
      <style:text-properties fo:color="#000000" fo:font-size="11pt" style:font-size-asian="11pt" style:font-size-complex="11pt"/>
    </style:style>
    <style:style style:name="P28" style:family="paragraph" style:parent-style-name="Preformatted_20_Text">
      <style:text-properties fo:color="#000000" fo:font-size="11pt" fo:background-color="#dbdbdb" style:font-size-asian="11pt" style:font-size-complex="11pt"/>
    </style:style>
    <style:style style:name="P29" style:family="paragraph" style:parent-style-name="Preformatted_20_Text">
      <style:text-properties fo:color="#000000" fo:font-weight="normal" style:font-weight-asian="normal" style:font-weight-complex="normal"/>
    </style:style>
    <style:style style:name="P30" style:family="paragraph" style:parent-style-name="Preformatted_20_Text">
      <style:text-properties fo:color="#000000" fo:font-weight="normal" fo:background-color="#dbdbdb" style:font-weight-asian="normal" style:font-weight-complex="normal"/>
    </style:style>
    <style:style style:name="P31" style:family="paragraph" style:parent-style-name="Preformatted_20_Text">
      <style:text-properties fo:color="#ff0000"/>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00ae00"/>
    </style:style>
    <style:style style:name="P34" style:family="paragraph" style:parent-style-name="Preformatted_20_Text">
      <style:text-properties fo:background-color="#ccccff"/>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00" fo:font-weight="normal" style:font-weight-asian="normal" style:font-weight-complex="normal"/>
    </style:style>
    <style:style style:name="P40"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1" style:family="paragraph" style:parent-style-name="Preformatted_20_Text">
      <style:paragraph-properties fo:margin-top="0in" fo:margin-bottom="0.1965in"/>
      <style:text-properties fo:color="#0099ff" fo:font-weight="bold" fo:background-color="#dbdbdb"/>
    </style:style>
    <style:style style:name="P42"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3" style:family="paragraph" style:parent-style-name="Standard">
      <style:paragraph-properties fo:background-color="transparent">
        <style:background-image/>
      </style:paragraph-properties>
      <style:text-properties fo:color="#000000" fo:background-color="transparent"/>
    </style:style>
    <style:style style:name="P44" style:family="paragraph" style:parent-style-name="Table_20_Contents">
      <style:text-properties fo:font-size="11pt" style:font-size-asian="11pt" style:font-size-complex="11pt"/>
    </style:style>
    <style:style style:name="P45" style:family="paragraph" style:parent-style-name="Table_20_Contents">
      <style:paragraph-properties fo:text-align="start" style:justify-single-word="false"/>
      <style:text-properties fo:font-size="11pt" style:font-size-asian="11pt" style:font-size-complex="11pt"/>
    </style:style>
    <style:style style:name="P46" style:family="paragraph" style:parent-style-name="Preformatted_20_Text">
      <style:paragraph-properties fo:margin-left="-0.0083in" fo:margin-right="0in" fo:text-indent="0in" style:auto-text-indent="false"/>
      <style:text-properties fo:background-color="#ccccff"/>
    </style:style>
    <style:style style:name="P47" style:family="paragraph" style:parent-style-name="Text_20_body">
      <style:paragraph-properties fo:text-align="center" style:justify-single-word="false"/>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color="#000000"/>
    </style:style>
    <style:style style:name="P50" style:family="paragraph" style:parent-style-name="Text_20_body">
      <style:text-properties fo:color="#ff0000" fo:font-weight="bold" style:font-weight-asian="bold" style:font-weight-complex="bold"/>
    </style:style>
    <style:style style:name="P51" style:family="paragraph" style:parent-style-name="Text_20_body">
      <style:paragraph-properties fo:margin-left="0.3083in" fo:margin-right="0in" fo:text-indent="0in" style:auto-text-indent="false"/>
    </style:style>
    <style:style style:name="P52" style:family="paragraph" style:parent-style-name="Text_20_body">
      <style:paragraph-properties fo:margin-left="0.3in" fo:margin-right="0in" fo:text-indent="0in" style:auto-text-indent="false"/>
    </style:style>
    <style:style style:name="P53" style:family="paragraph" style:parent-style-name="Text_20_body">
      <style:paragraph-properties fo:margin-left="0.3in" fo:margin-right="0in" fo:text-indent="0in" style:auto-text-indent="false"/>
      <style:text-properties fo:font-weight="bold" style:font-weight-asian="bold" style:font-weight-complex="bold"/>
    </style:style>
    <style:style style:name="P54" style:family="paragraph" style:parent-style-name="Text_20_body">
      <style:paragraph-properties fo:margin-left="0.3in" fo:margin-right="0in" fo:text-indent="0in" style:auto-text-indent="false"/>
      <style:text-properties fo:color="#0000ff"/>
    </style:style>
    <style:style style:name="P55" style:family="paragraph" style:parent-style-name="Text_20_body">
      <style:paragraph-properties fo:margin-left="0.2835in" fo:margin-right="0in" fo:text-indent="0in" style:auto-text-indent="false"/>
      <style:text-properties fo:color="#0000ff"/>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7917in" fo:margin-right="0in" fo:text-indent="-0.4917in" style:auto-text-indent="false">
        <style:tab-stops/>
      </style:paragraph-properties>
    </style:style>
    <style:style style:name="P58" style:family="paragraph" style:parent-style-name="Text_20_body">
      <style:paragraph-properties fo:margin-left="0.8083in" fo:margin-right="0in" fo:text-indent="-0.5in" style:auto-text-indent="false">
        <style:tab-stops/>
      </style:paragraph-properties>
    </style:style>
    <style:style style:name="P59" style:family="paragraph" style:parent-style-name="Text_20_body">
      <style:paragraph-properties fo:margin-left="0.6083in" fo:margin-right="0in" fo:text-indent="-0.3752in" style:auto-text-indent="false">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Heading_20_2">
      <style:paragraph-properties fo:margin-left="0in" fo:margin-right="0in" fo:text-indent="0in" style:auto-text-indent="false">
        <style:tab-stops/>
      </style:paragraph-properties>
    </style:style>
    <style:style style:name="P63" style:family="paragraph" style:parent-style-name="Heading_20_1">
      <style:paragraph-properties fo:break-before="page"/>
    </style:style>
    <style:style style:name="P64" style:family="paragraph" style:parent-style-name="Heading_20_1">
      <style:paragraph-properties fo:margin-left="0in" fo:margin-right="0in" fo:text-indent="0in" style:auto-text-indent="false"/>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Heading_20_4">
      <style:text-properties fo:color="#000000"/>
    </style:style>
    <style:style style:name="P67" style:family="paragraph" style:parent-style-name="Contents_20_4">
      <style:paragraph-properties>
        <style:tab-stops>
          <style:tab-stop style:position="6.3354in" style:type="right" style:leader-style="dotted" style:leader-text="."/>
        </style:tab-stops>
      </style:paragraph-properties>
    </style:style>
    <style:style style:name="P68" style:family="paragraph" style:parent-style-name="Header">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fo:background-color="#ffffff"/>
    </style:style>
    <style:style style:name="T39"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bookmark-start text:name="DDE_LINK22"/>1 Preface<text:tab/>6</text:p>
          <text:p text:style-name="P65">1.1 Dedication<text:tab/>6</text:p>
          <text:p text:style-name="P65">1.2 Acknowledgments<text:tab/>6</text:p>
          <text:p text:style-name="P65">1.3 Support Email List<text:tab/>6</text:p>
          <text:p text:style-name="P60">2 Introduction<text:tab/>7</text:p>
          <text:p text:style-name="P65">2.1 What Is A Mathematics Computing Environment?<text:tab/>7</text:p>
          <text:p text:style-name="P65">2.2 What Is MathRider?<text:tab/>8</text:p>
          <text:p text:style-name="P65">2.3 What Inspired The Creation Of Mathrider?<text:tab/>9</text:p>
          <text:p text:style-name="P60">3 Downloading And Installing MathRider<text:tab/>11</text:p>
          <text:p text:style-name="P65">3.1 Installing Sun's Java Implementation<text:tab/>11</text:p>
          <text:p text:style-name="P61">3.1.1 Installing Java On A Windows PC<text:tab/>11</text:p>
          <text:p text:style-name="P61">3.1.2 Installing Java On A Macintosh<text:tab/>11</text:p>
          <text:p text:style-name="P61">3.1.3 Installing Java On A Linux PC<text:tab/>11</text:p>
          <text:p text:style-name="P65">3.2 Downloading And Extracting<text:tab/>12</text:p>
          <text:p text:style-name="P61">3.2.1 Extracting The Archive File For Windows Users<text:tab/>13</text:p>
          <text:p text:style-name="P61">3.2.2 Extracting The Archive File For Unix Users<text:tab/>13</text:p>
          <text:p text:style-name="P65">3.3 MathRider's Directory Structure &amp; Execution Instructions<text:tab/>13</text:p>
          <text:p text:style-name="P61">3.3.1 Executing MathRider On Windows Systems<text:tab/>14</text:p>
          <text:p text:style-name="P61">3.3.2 Executing MathRider On Unix Systems<text:tab/>14</text:p>
          <text:p text:style-name="P67">3.3.2.1 MacOS X<text:tab/>14</text:p>
          <text:p text:style-name="P60">4 The Graphical User Interface<text:tab/>15</text:p>
          <text:p text:style-name="P65">4.1 Buffers And Text Areas<text:tab/>15</text:p>
          <text:p text:style-name="P65">4.2 The Gutter<text:tab/>15</text:p>
          <text:p text:style-name="P65">4.3 Menus<text:tab/>15</text:p>
          <text:p text:style-name="P61">4.3.1 File<text:tab/>16</text:p>
          <text:p text:style-name="P61">4.3.2 Edit<text:tab/>16</text:p>
          <text:p text:style-name="P61">4.3.3 Search<text:tab/>16</text:p>
          <text:p text:style-name="P61">4.3.4 Markers, Folding, and View<text:tab/>17</text:p>
          <text:p text:style-name="P61">4.3.5 Utilities<text:tab/>17</text:p>
          <text:p text:style-name="P61">4.3.6 Macros<text:tab/>17</text:p>
          <text:p text:style-name="P61">4.3.7 Plugins<text:tab/>17</text:p>
          <text:p text:style-name="P61">4.3.8 Help<text:tab/>17</text:p>
          <text:p text:style-name="P65">4.4 The Toolbar<text:tab/>17</text:p>
          <text:p text:style-name="P60">5 Exploring The MathRider Application<text:tab/>18</text:p>
          <text:p text:style-name="P65">5.1 The Console<text:tab/>18</text:p>
          <text:p text:style-name="P65">5.2 MathRider Worksheets<text:tab/>18</text:p>
          <text:p text:style-name="P65">5.3 Plugins<text:tab/>18</text:p>
          <text:p text:style-name="P60"><text:soft-page-break/>6 MathPiper: A Computer Algebra System For Beginners<text:tab/>20</text:p>
          <text:p text:style-name="P65">6.1 Numeric Vs. Symbolic Computations<text:tab/>20</text:p>
          <text:p text:style-name="P61">6.1.1 Using The MathPiper Console As A Numeric (Scientific) Calculator<text:tab/>21</text:p>
          <text:p text:style-name="P67">6.1.1.1 Functions<text:tab/>22</text:p>
          <text:p text:style-name="P67">6.1.1.2 Accessing Previous Input And Results<text:tab/>23</text:p>
          <text:p text:style-name="P67">6.1.1.3 Syntax Errors<text:tab/>23</text:p>
          <text:p text:style-name="P61">6.1.2 Using The MathPiper Console As A Symbolic Calculator<text:tab/>24</text:p>
          <text:p text:style-name="P67">6.1.2.1 Variables<text:tab/>25</text:p>
          <text:p text:style-name="P60">7 The MathPiper Documentation Plugin<text:tab/>28</text:p>
          <text:p text:style-name="P65">7.1 Function List<text:tab/>28</text:p>
          <text:p text:style-name="P65">7.2 Mini Web Browser Interface<text:tab/>28</text:p>
          <text:p text:style-name="P60">8 Using MathRider As A Programmer's Text Editor<text:tab/>30</text:p>
          <text:p text:style-name="P65">8.1 Creating, Opening, And Saving Text Files<text:tab/>30</text:p>
          <text:p text:style-name="P65">8.2 Editing Files<text:tab/>30</text:p>
          <text:p text:style-name="P61">8.2.1 Rectangular Selection Mode (advanced)<text:tab/>30</text:p>
          <text:p text:style-name="P65">8.3 File Modes<text:tab/>31</text:p>
          <text:p text:style-name="P60">9 MathRider Worksheet Files<text:tab/>32</text:p>
          <text:p text:style-name="P65">9.1 Code Folds<text:tab/>32</text:p>
          <text:p text:style-name="P60">10 MathPiper Programming Fundamentals<text:tab/>34</text:p>
          <text:p text:style-name="P65">10.1 Values and Expressions<text:tab/>34</text:p>
          <text:p text:style-name="P61">10.1.1 Comments<text:tab/>34</text:p>
          <text:p text:style-name="P61">10.1.2 Conditional Operators<text:tab/>35</text:p>
          <text:p text:style-name="P61">10.1.3 Making Decisions With The If() Function &amp; Predicate Expressions<text:tab/>38</text:p>
          <text:p text:style-name="P61">10.1.4 The And(), Or(), &amp; Not() Boolean Functions &amp; Infix Notation<text:tab/>40</text:p>
          <text:p text:style-name="P67">10.1.4.1 And()<text:tab/>40</text:p>
          <text:p text:style-name="P67">10.1.4.2 Or()<text:tab/>42</text:p>
          <text:p text:style-name="P67">10.1.4.3 Not() &amp; Prefix Notation<text:tab/>43</text:p>
          <text:p text:style-name="P61">10.1.5 The While() Looping Function &amp; Bodied Notation<text:tab/>44</text:p>
          <text:p text:style-name="P61">10.1.6 Long-Running Loops, Infinite Loops, &amp; Interrupting Execution<text:tab/>48</text:p>
          <text:p text:style-name="P61">10.1.7 Predicate Functions<text:tab/>49</text:p>
          <text:p text:style-name="P61">10.1.8 Lists: Values That Hold Sequences Of Expressions<text:tab/>50</text:p>
          <text:p text:style-name="P67">10.1.8.1 Using While() Loops With Lists <text:tab/>51</text:p>
          <text:p text:style-name="P67">10.1.8.2 The ForEach() Looping Function<text:tab/>53</text:p>
          <text:p text:style-name="P61">10.1.9 Functions &amp; Operators Which Loop Internally To Process Lists<text:tab/>54</text:p>
          <text:p text:style-name="P67">10.1.9.1 TableForm()<text:tab/>54</text:p>
          <text:p text:style-name="P67">10.1.9.2 The .. Range Operator<text:tab/>54</text:p>
          <text:p text:style-name="P67">10.1.9.3 Contains()<text:tab/>55</text:p>
          <text:p text:style-name="P67">10.1.9.4 Find()<text:tab/>55</text:p>
          <text:p text:style-name="P67">10.1.9.5 Count()<text:tab/>56</text:p>
          <text:p text:style-name="P67">10.1.9.6 Select()<text:tab/>56</text:p>
          <text:p text:style-name="P67">10.1.9.7 The Nth() Function &amp; The [] Operator<text:tab/>57</text:p>
          <text:p text:style-name="P67"><text:soft-page-break/>10.1.9.8 Append() &amp; Nondestructive List Operations<text:tab/>57</text:p>
          <text:p text:style-name="P67">10.1.9.9 The : Prepend Operator<text:tab/>58</text:p>
          <text:p text:style-name="P67">10.1.9.10 Concat()<text:tab/>58</text:p>
          <text:p text:style-name="P67">10.1.9.11 Insert(), Delete(), &amp; Replace()<text:tab/>59</text:p>
          <text:p text:style-name="P67">10.1.9.12 Take() <text:tab/>59</text:p>
          <text:p text:style-name="P67">10.1.9.13 Drop()<text:tab/>60</text:p>
          <text:p text:style-name="P67">10.1.9.14 FillList()<text:tab/>61</text:p>
          <text:p text:style-name="P67">10.1.9.15 RemoveDuplicates()<text:tab/>61</text:p>
          <text:p text:style-name="P67">10.1.9.16 Reverse()<text:tab/>61</text:p>
          <text:p text:style-name="P67">10.1.9.17 Partition()<text:tab/>62</text:p>
          <text:p text:style-name="P61">10.1.10 Functions That Work With Integers<text:tab/>62</text:p>
          <text:p text:style-name="P67">10.1.10.1 RandomIntegerVector()<text:tab/>62</text:p>
          <text:p text:style-name="P67">10.1.10.2 Max() &amp; Min()<text:tab/>63</text:p>
          <text:p text:style-name="P67">10.1.10.3 Div() &amp; Mod()<text:tab/>64</text:p>
          <text:p text:style-name="P67">10.1.10.4 Gcd()<text:tab/>64</text:p>
          <text:p text:style-name="P67">10.1.10.5 Lcm()<text:tab/>65</text:p>
          <text:p text:style-name="P67">10.1.10.6 Add()<text:tab/>65</text:p>
          <text:p text:style-name="P67">10.1.10.7 Factorize()<text:tab/>66</text:p>
          <text:p text:style-name="P61">10.1.11 User Defined Functions<text:tab/>66</text:p>
          <text:p text:style-name="P67">10.1.11.1 Global Variables, Local Variables, &amp; Local()<text:tab/>68</text:p>
          <text:p text:style-name="P61">10.1.12 Applying Functions To List Members<text:tab/>69</text:p>
          <text:p text:style-name="P67">10.1.12.1 Table() <text:tab/>69</text:p>
          <text:p text:style-name="P65">10.2 Operators<text:tab/>70</text:p>
          <text:p text:style-name="P65">10.3 Operator Precedence<text:tab/>71</text:p>
          <text:p text:style-name="P65">10.4 Changing The Order Of Operations In An Expression<text:tab/>72</text:p>
          <text:p text:style-name="P65">10.5 Variables<text:tab/>73</text:p>
          <text:p text:style-name="P65">10.6 Functions &amp; Function Names<text:tab/>74</text:p>
          <text:p text:style-name="P65">10.7 Functions That Produce Side Effects<text:tab/>75</text:p>
          <text:p text:style-name="P61">10.7.1 The Echo() and Write() Functions<text:tab/>75</text:p>
          <text:p text:style-name="P67">10.7.1.1 Echo()<text:tab/>75</text:p>
          <text:p text:style-name="P67">10.7.1.2 Write()<text:tab/>77</text:p>
          <text:p text:style-name="P65">10.8 Expressions Are Separated By Semicolons<text:tab/>78</text:p>
          <text:p text:style-name="P65">10.9 Strings<text:tab/>79</text:p>
          <text:p text:style-name="P60">11 Entering And Executing Stand Alone MathPiper Programs (advanced)<text:tab/>81</text:p>
          <text:p text:style-name="P60">12 Currently Implemented Fold Types And Properties<text:tab/>82</text:p>
          <text:p text:style-name="P65">12.1 %geogebra &amp; %geogebra_xml.<text:tab/>82</text:p>
          <text:p text:style-name="P65">12.2 %hoteqn<text:tab/>85</text:p>
          <text:p text:style-name="P65">12.3 %mathpiper<text:tab/>87</text:p>
          <text:p text:style-name="P61">12.3.1 Plotting MathPiper Functions With GeoGebra<text:tab/>87</text:p>
          <text:p text:style-name="P61">12.3.2 Displaying MathPiper Expressions In Traditional Form With HotEqn<text:tab/>88</text:p>
          <text:p text:style-name="P65"><text:soft-page-break/>12.4 %output<text:tab/>89</text:p>
          <text:p text:style-name="P65">12.5 %error<text:tab/>89</text:p>
          <text:p text:style-name="P65">12.6 %html<text:tab/>89</text:p>
          <text:p text:style-name="P65">12.7 %beanshell<text:tab/>91</text:p>
          <text:p text:style-name="P65">12.8 Automatically Inserting Folds &amp; Removing Unpreserved Folds<text:tab/>91</text:p>
          <text:p text:style-name="P60">13 Fold Properties (advanced)<text:tab/>92</text:p>
          <text:p text:style-name="P60">14 Advanced Menus<text:tab/>94</text:p>
          <text:p text:style-name="P65">14.1 Markers<text:tab/>94</text:p>
          <text:p text:style-name="P65">14.2 Folding<text:tab/>94</text:p>
          <text:p text:style-name="P65">14.3 View<text:tab/>94</text:p>
          <text:p text:style-name="P65">14.4 Macros<text:tab/>95</text:p>
          <text:p text:style-name="P60">15 Which Plugins Are Currently Included When MathRider Is Installed?<text:tab/>96</text:p>
          <text:p text:style-name="P65">15.1 What Kinds Of Plugins Are Possible?<text:tab/>96</text:p>
          <text:p text:style-name="P61">15.1.1 Plugins Based On Java Applets<text:tab/>96</text:p>
          <text:p text:style-name="P61">15.1.2 Plugins Based On Java Applications<text:tab/>97</text:p>
          <text:p text:style-name="P61">15.1.3 Plugins Which Talk To Native Applications<text:tab/>97</text:p>
        </text:index-body>
      </text:table-of-content>
      <text:p text:style-name="Standard"><text:bookmark-end text:name="DDE_LINK22"/></text:p>
      <text:h text:style-name="P6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1">Susan Addington</text:p>
      <text:p text:style-name="P51">Matthew Moelter </text:p>
      <text:p text:style-name="P51">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4" text:outline-level="1">Introduction</text:h>
      <text:p text:style-name="Text_20_body">MathRider is an open source mathematics computing environment for performing <text:a xlink:type="simple" xlink:href="#7.1.Numeric Vs. Symbolic Computations|outline">numeric and symbolic</text:a> <text:a xlink:type="simple" xlink:href="#10.8.Computation|outline">computations</text:a>. <text:s/>Mathematics computing 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mathematics computing environment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7"><draw:frame draw:style-name="fr11" draw:name="Object1" text:anchor-type="as-char" svg:width="1.4689in" svg:height="0.5244in" draw:z-index="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7">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7">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7">MathRider Customizer</text:p>
          </table:table-cell>
          <table:table-cell table:style-name="Table1.B2" office:value-type="string">
            <text:p text:style-name="P17">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5">1) Math is a lot easier to pick up after you know how to program. In fact, if you're a halfway decent programmer, you'll find it's almost a snap.</text:p>
      <text:p text:style-name="P15">2) They teach math all wrong in school. Way, WAY wrong. If you teach yourself math the right way, you'll learn faster, remember it longer, and it'll be much more valuable to you as a programmer.</text:p>
      <text:p text:style-name="P15">3) The right way to learn math is breadth-first, not depth-first. You need to survey the space, learn the names of things, figure out what's what.</text:p>
      <text:p text:style-name="P15"><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5"><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1"><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5">java -version</text:p>
      <text:p text:style-name="Text_20_body"/>
      <text:p text:style-name="Text_20_body">Currently, the MathRider project has the following two options for people who need to install Sun's Java:</text:p>
      <text:p text:style-name="P15">1) Locate the Java documentation for your Linux distribution and carefully follow the instructions provided for installing Sun's Java on your system. </text:p>
      <text:p text:style-name="P15">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5"><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50"><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2">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oft-page-break/><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6">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8">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1">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2">cd <text:s text:c="2"/>/Applications/mathrider</text:p>
      <text:p text:style-name="Text_20_body">Run mathrider by typing:</text:p>
      <text:p text:style-name="P52">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section </text:span><text:a xlink:type="simple" xlink:href="#11.MathPiper Programming Fundamentals|outline"><text:span text:style-name="T7">11. MathPiper Programming Fundamentals</text:span></text:a><text:span text:style-name="T7">).</text:span></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text:span text:style-name="T6">MathPiperDocs</text:span>.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ext:soft-page-break/>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1">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1">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2">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2">Result&gt; 3</text:p>
      <text:p text:style-name="Preformatted_20_Text"/>
      <text:p text:style-name="Preformatted_20_Text">In&gt; 3*4</text:p>
      <text:p text:style-name="P22">Result&gt; 12</text:p>
      <text:p text:style-name="P22"/>
      <text:p text:style-name="P25">In&gt; 2^3</text:p>
      <text:p text:style-name="P22">Result&gt; 8</text:p>
      <text:p text:style-name="Preformatted_20_Text"/>
      <text:p text:style-name="Preformatted_20_Text">In&gt; 12/6</text:p>
      <text:p text:style-name="P22">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2">Result&gt; 1.7</text:p>
      <text:p text:style-name="Preformatted_20_Text"/>
      <text:p text:style-name="Preformatted_20_Text">In&gt; 3.7-2.6</text:p>
      <text:p text:style-name="P22">Result&gt; 1.1</text:p>
      <text:p text:style-name="Preformatted_20_Text"/>
      <text:p text:style-name="Preformatted_20_Text">In&gt; 2.2*3.9</text:p>
      <text:p text:style-name="P22">Result&gt; 8.58</text:p>
      <text:p text:style-name="P22"/>
      <text:p text:style-name="P25">In&gt; 2.2^3</text:p>
      <text:p text:style-name="P22">Result&gt; 10.648</text:p>
      <text:p text:style-name="Preformatted_20_Text"/>
      <text:p text:style-name="Preformatted_20_Text">In&gt; 9.5/3.2</text:p>
      <text:p text:style-name="P22">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2">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5"/>
      <text:p text:style-name="P25">In&gt; IsEven(4)</text:p>
      <text:p text:style-name="P22">Result&gt; True</text:p>
      <text:p text:style-name="P25"/>
      <text:p text:style-name="P25">In&gt; IsEven(5)</text:p>
      <text:p text:style-name="P22">Result&gt; False</text:p>
      <text:p text:style-name="P25"/>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is contained in the MathPiperDocs plugin and more of these functions will be discussed soo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2">Result&gt; 40</text:p>
      <text:p text:style-name="Preformatted_20_Text"/>
      <text:p text:style-name="Preformatted_20_Text">In&gt; %</text:p>
      <text:p text:style-name="P22">Result&gt; 40</text:p>
      <text:p text:style-name="P22"/>
      <text:p text:style-name="P25">In&gt; %*2</text:p>
      <text:p text:style-name="P22">Result&gt; 80</text:p>
      <text:p text:style-name="Preformatted_20_Text"/>
      <text:h text:style-name="P66"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5"><text:soft-page-break/></text:p>
      <text:p text:style-name="P25">In&gt; 12 \ 6</text:p>
      <text:p text:style-name="P25"/>
      <text:p text:style-name="P31">Error parsing expression, near token \</text:p>
      <text:p text:style-name="P25"/>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2">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2">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2">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10"><draw:object xlink:href="./Object 7" xlink:type="simple" xlink:show="embed" xlink:actuate="onLoad"/><draw:image xlink:href="./ObjectReplacements/Object 7" xlink:type="simple" xlink:show="embed" xlink:actuate="onLoad"/></draw:frame>was calculated two steps back. <text:s/></text:p>
      <text:h text:style-name="Heading_20_4" text:outline-level="4"><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1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2">Result&gt; 5/6</text:p>
      <text:p text:style-name="Preformatted_20_Text"/>
      <text:p text:style-name="Preformatted_20_Text">In&gt; a</text:p>
      <text:p text:style-name="P22">Result&gt; 5/6</text:p>
      <text:p text:style-name="Preformatted_20_Text"/>
      <text:p text:style-name="Preformatted_20_Text">In&gt; Numer(a)</text:p>
      <text:p text:style-name="P22">Result&gt; 5</text:p>
      <text:p text:style-name="Preformatted_20_Text"/>
      <text:p text:style-name="Preformatted_20_Text">In&gt; Denom(a)</text:p>
      <text:p text:style-name="P22">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2">Result&gt; 9</text:p>
      <text:p text:style-name="Preformatted_20_Text"/>
      <text:p text:style-name="Preformatted_20_Text">In&gt; a</text:p>
      <text:p text:style-name="P22">Result&gt; 9</text:p>
      <text:p text:style-name="P22"/>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2">Result&gt; True</text:p>
      <text:p text:style-name="Preformatted_20_Text"/>
      <text:p text:style-name="Preformatted_20_Text">In&gt; a</text:p>
      <text:p text:style-name="P22">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2">Result&gt; 2^3</text:p>
      <text:p text:style-name="Preformatted_20_Text"/>
      <text:p text:style-name="Preformatted_20_Text">In&gt; Factor(14)</text:p>
      <text:p text:style-name="P22">Result&gt; 2*7</text:p>
      <text:p text:style-name="Preformatted_20_Text"/>
      <text:p text:style-name="Preformatted_20_Text">In&gt; Factor(2343)</text:p>
      <text:p text:style-name="P22">Result&gt; 3*11*71</text:p>
      <text:p text:style-name="Preformatted_20_Text"/>
      <text:p text:style-name="Text_20_body">Now lets factor an expression that contains the unbound variable 'x':</text:p>
      <text:p text:style-name="Preformatted_20_Text">In&gt; x</text:p>
      <text:p text:style-name="P22">Result&gt; x</text:p>
      <text:p text:style-name="Preformatted_20_Text"/>
      <text:p text:style-name="Preformatted_20_Text">In&gt; IsBound(x)</text:p>
      <text:p text:style-name="P22">Result&gt; False</text:p>
      <text:p text:style-name="Preformatted_20_Text"/>
      <text:p text:style-name="Preformatted_20_Text">In&gt; Factor(x^2 + 24*x + 80)</text:p>
      <text:p text:style-name="P22">Result&gt; (x+20)*(x+4)</text:p>
      <text:p text:style-name="P25"/>
      <text:p text:style-name="P25">In&gt; Expand(%)</text:p>
      <text:p text:style-name="P22">Result&gt; x^2+24*x+80</text:p>
      <text:p text:style-name="P22"/>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14"><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 (advanced)</text:h>
      <text:p text:style-name="Text_20_body">One capability that MathRider has that a word process may not have is the ability to select rectangular sections of text. <text:s/>To see how this works, do the following:</text:p>
      <text:p text:style-name="P52"><text:soft-page-break/>1) <text:s/>Type 3 or 4 lines of text into a text area.</text:p>
      <text:p text:style-name="P52">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2">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5"><text:span text:style-name="T19"><text:s/>1:</text:span><text:span text:style-name="T31">%mathpiper</text:span></text:p>
      <text:p text:style-name="P26"><text:s/>2:</text:p>
      <text:p text:style-name="P25"><text:span text:style-name="T19"><text:s/>3:</text:span><text:span text:style-name="T21">"Hello World!"</text:span>;</text:p>
      <text:p text:style-name="P26"><text:s/>4:</text:p>
      <text:p text:style-name="P38"><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6"/>
      <text:p text:style-name="P25"><text:span text:style-name="T19"><text:s/>1:</text:span><text:span text:style-name="T31">%mathpiper</text:span></text:p>
      <text:p text:style-name="P26"><text:s/>2:</text:p>
      <text:p text:style-name="P25"><text:span text:style-name="T19"><text:s/>3:</text:span><text:span text:style-name="T21">"Hello World!"</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text:span text:style-name="T22"> <text:s text:c="5"/>Result:</text:span> "Hello World!"</text:p>
      <text:p text:style-name="P39"><text:span text:style-name="T19"><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2"><text:span text:style-name="T22">3</text:span> </text:p>
      <text:p text:style-name="Text_20_body">represents the number three, the value:</text:p>
      <text:p text:style-name="P53"><text:span text:style-name="T25">0.5</text:span> </text:p>
      <text:p text:style-name="Text_20_body">represents the number one half, and the value: </text:p>
      <text:p text:style-name="P55">"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4">3</text:p>
      <text:p text:style-name="P54">2 + 3</text:p>
      <text:p text:style-name="P54"><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2">Result&gt; 5</text:p>
      <text:h text:style-name="Heading_20_3" text:outline-level="3">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ext:soft-page-break/>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5"><text:span text:style-name="T19"><text:s/>1:</text:span><text:span text:style-name="T31">%mathpiper</text:span></text:p>
      <text:p text:style-name="P25"><text:span text:style-name="T19"><text:s/>2:</text:span><text:span text:style-name="T29">//This is a comment.</text:span></text:p>
      <text:p text:style-name="P26"><text:s/>3:</text:p>
      <text:p text:style-name="P25"><text:span text:style-name="T19"><text:s/>4:</text:span>x <text:span text:style-name="T5">:=</text:span> <text:span text:style-name="T8">2</text:span>; <text:span text:style-name="T29">//Set the variable x equal to 2.</text:span></text:p>
      <text:p text:style-name="P26"><text:s/>5:</text:p>
      <text:p text:style-name="P26"><text:s/>6:</text:p>
      <text:p text:style-name="P25"><text:span text:style-name="T19"><text:s/>7:</text:span><text:span text:style-name="T31">%/mathpiper</text:span></text:p>
      <text:p text:style-name="P26"><text:s/>8:</text:p>
      <text:p text:style-name="P25"><text:span text:style-name="T19"><text:s/>9:</text:span> <text:s text:c="3"/><text:span text:style-name="T22">%output,preserve="false"</text:span></text:p>
      <text:p text:style-name="P25"><text:span text:style-name="T19">10:</text:span> <text:s text:c="5"/><text:span text:style-name="T22">Result:</text:span> 2</text:p>
      <text:p text:style-name="P37"><text:span text:style-name="T13">11:</text:span><text:span text:style-name="T10">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text:span text:style-name="T29">/*</text:span></text:p>
      <text:p text:style-name="P25"><text:span text:style-name="T19"><text:s/>4:</text:span><text:span text:style-name="T28"> </text:span><text:span text:style-name="T29">This is a longer comment and it uses</text:span></text:p>
      <text:p text:style-name="P25"><text:span text:style-name="T19"><text:s/>5:</text:span><text:span text:style-name="T28"> </text:span><text:span text:style-name="T29">more than one line. The following</text:span></text:p>
      <text:p text:style-name="P25"><text:span text:style-name="T19"><text:s/>6:</text:span><text:span text:style-name="T28"> </text:span><text:span text:style-name="T29">code assigns the number 3 to variable</text:span></text:p>
      <text:p text:style-name="P25"><text:span text:style-name="T19"><text:s/>7:</text:span><text:span text:style-name="T28"> </text:span><text:span text:style-name="T29">x and then returns it as a result.</text:span></text:p>
      <text:p text:style-name="P25"><text:span text:style-name="T19"><text:s/>8:</text:span><text:span text:style-name="T29">*/</text:span></text:p>
      <text:p text:style-name="P26"><text:s/>9:</text:p>
      <text:p text:style-name="P25"><text:span text:style-name="T19">10:</text:span>x <text:span text:style-name="T5">:=</text:span> <text:span text:style-name="T8">3</text:span>;</text:p>
      <text:p text:style-name="P26">11:</text:p>
      <text:p text:style-name="P25"><text:span text:style-name="T19">12:</text:span><text:span text:style-name="T31">%/mathpiper</text:span></text:p>
      <text:p text:style-name="P26">13:</text:p>
      <text:p text:style-name="P25"><text:span text:style-name="T19">14:</text:span> <text:s text:c="3"/><text:span text:style-name="T22">%output,preserve="false"</text:span></text:p>
      <text:p text:style-name="P25"><text:span text:style-name="T19">15:</text:span> <text:s text:c="5"/><text:span text:style-name="T22">Result:</text:span> 3</text:p>
      <text:p text:style-name="P38"><text:span text:style-name="T19">16:</text:span> <text:s text:c="3"/><text:span text:style-name="T22">%/output</text:span></text:p>
      <text:h text:style-name="Heading_20_3" text:outline-level="3">Conditional Operators</text:h>
      <text:p text:style-name="Text_20_body">A conditional operator is an operator that is used to compare two values. <text:s/>Expressions that contain conditional operators return a <text:span text:style-name="T6">boolean value</text:span> and a <text:soft-page-break/><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5"><text:s text:c="2"/>x = y</text:p>
          </table:table-cell>
          <table:table-cell table:style-name="Table2.B2" office:value-type="string">
            <text:p text:style-name="P45">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5"><text:s text:c="2"/>x != y</text:p>
          </table:table-cell>
          <table:table-cell table:style-name="Table2.B2" office:value-type="string">
            <text:p text:style-name="P44">Returns <text:span text:style-name="T6">True</text:span> if the values are not equal and <text:span text:style-name="T6">False</text:span> if they are equal.</text:p>
          </table:table-cell>
        </table:table-row>
        <table:table-row>
          <table:table-cell table:style-name="Table2.A2" office:value-type="string">
            <text:p text:style-name="P45"><text:s text:c="2"/>x &lt; y</text:p>
          </table:table-cell>
          <table:table-cell table:style-name="Table2.B4" office:value-type="string">
            <text:p text:style-name="P44">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5"><text:s text:c="2"/>x &lt;= y</text:p>
          </table:table-cell>
          <table:table-cell table:style-name="Table2.B4" office:value-type="string">
            <text:p text:style-name="P44">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5"><text:s text:c="2"/>x &gt; y</text:p>
          </table:table-cell>
          <table:table-cell table:style-name="Table2.B4" office:value-type="string">
            <text:p text:style-name="P44">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5"><text:s text:c="2"/>x &gt;= y</text:p>
          </table:table-cell>
          <table:table-cell table:style-name="Table2.B4" office:value-type="string">
            <text:p text:style-name="P44">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2:</text:span><text:span text:style-name="T29">// Example 1.</text:span></text:p>
      <text:p text:style-name="P25"><text:span text:style-name="T19"><text:s/>3:</text:span>x <text:span text:style-name="T5">:=</text:span> <text:span text:style-name="T8">2</text:span>;</text:p>
      <text:p text:style-name="P25"><text:span text:style-name="T19"><text:s/>4:</text:span>y <text:span text:style-name="T5">:=</text:span> <text:span text:style-name="T8">3</text:span>; </text:p>
      <text:p text:style-name="P26"><text:s/>5:</text:p>
      <text:p text:style-name="P25"><text:span text:style-name="T19"><text:s/>6:</text:span><text:span text:style-name="T20">Echo</text:span><text:span text:style-name="T5">(</text:span>x, <text:span text:style-name="T21">"= "</text:span>, y, <text:span text:style-name="T21">":"</text:span>, x <text:span text:style-name="T5">=</text:span> y<text:span text:style-name="T5">)</text:span>;</text:p>
      <text:p text:style-name="P25"><text:span text:style-name="T19"><text:s/>7:</text:span><text:span text:style-name="T20">Echo</text:span><text:span text:style-name="T5">(</text:span>x, <text:span text:style-name="T21">"!= "</text:span>, y, <text:span text:style-name="T21">":"</text:span>, x <text:span text:style-name="T5">!=</text:span> y);</text:p>
      <text:p text:style-name="P25"><text:span text:style-name="T19"><text:s/>8:</text:span><text:span text:style-name="T20">Echo</text:span><text:span text:style-name="T5">(</text:span>x, <text:span text:style-name="T21">"&lt; "</text:span>, y, <text:span text:style-name="T21">":"</text:span>, x <text:span text:style-name="T5">&lt;</text:span> y);</text:p>
      <text:p text:style-name="P25"><text:span text:style-name="T19"><text:s/>9:</text:span><text:span text:style-name="T20">Echo</text:span><text:span text:style-name="T5">(</text:span>x, <text:span text:style-name="T21">"&lt;= "</text:span>, y, <text:span text:style-name="T21">":"</text:span>, x <text:span text:style-name="T5">&lt;=</text:span> y);</text:p>
      <text:p text:style-name="P25"><text:span text:style-name="T19">10:</text:span><text:span text:style-name="T20">Echo</text:span><text:span text:style-name="T5">(</text:span>x, <text:span text:style-name="T21">"&gt; "</text:span>, y, <text:span text:style-name="T21">":"</text:span>, x <text:span text:style-name="T5">&gt;</text:span> y);</text:p>
      <text:p text:style-name="P25"><text:span text:style-name="T19">11:</text:span><text:span text:style-name="T20">Echo</text:span><text:span text:style-name="T5">(</text:span>x, <text:span text:style-name="T21">"&gt;= "</text:span>, y, <text:span text:style-name="T21">":"</text:span>, x <text:span text:style-name="T5">&gt;=</text:span> y);</text:p>
      <text:p text:style-name="P26">12:</text:p>
      <text:p text:style-name="P25"><text:span text:style-name="T19">13:</text:span><text:span text:style-name="T31">%/mathpiper</text:span></text:p>
      <text:p text:style-name="P26">14:</text:p>
      <text:p text:style-name="P25"><text:span text:style-name="T19">15:</text:span> <text:s text:c="3"/><text:span text:style-name="T22">%output,preserve="false"</text:span></text:p>
      <text:p text:style-name="P25"><text:span text:style-name="T19">16:</text:span> <text:s text:c="5"/><text:span text:style-name="T22">Result:</text:span> True</text:p>
      <text:p text:style-name="P25"><text:span text:style-name="T19">17:</text:span> <text:s text:c="5"/></text:p>
      <text:p text:style-name="P25"><text:span text:style-name="T19">18:</text:span> <text:s text:c="5"/><text:span text:style-name="T37">Side effects:</text:span></text:p>
      <text:p text:style-name="P25"><text:span text:style-name="T19">19:</text:span> <text:s text:c="5"/>2 = 3 :False </text:p>
      <text:p text:style-name="P25"><text:span text:style-name="T19">20:</text:span> <text:s text:c="5"/>2 != 3 :True </text:p>
      <text:p text:style-name="P25"><text:span text:style-name="T19">21:</text:span> <text:s text:c="5"/>2 &lt; 3 :True </text:p>
      <text:p text:style-name="P25"><text:span text:style-name="T19">22:</text:span> <text:s text:c="5"/>2 &lt;= 3 :True </text:p>
      <text:p text:style-name="P25"><text:soft-page-break/><text:span text:style-name="T19">23:</text:span> <text:s text:c="5"/>2 &gt; 3 :False </text:p>
      <text:p text:style-name="P25"><text:span text:style-name="T19">24:</text:span> <text:s text:c="5"/>2 &gt;= 3 :False</text:p>
      <text:p text:style-name="P38"><text:bookmark-start text:name="DDE_LINK4"/><text:span text:style-name="T19">25:</text:span> <text:s text:c="3"/><text:span text:style-name="T22">%/output</text:span><text:bookmark-end text:name="DDE_LINK4"/></text:p>
      <text:p text:style-name="Standard"/>
      <text:p text:style-name="P25"><text:span text:style-name="T19"><text:s/>1:</text:span><text:span text:style-name="T31">%mathpiper</text:span></text:p>
      <text:p text:style-name="P25"><text:span text:style-name="T34"><text:s/></text:span><text:span text:style-name="T19">2:</text:span></text:p>
      <text:p text:style-name="P25"><text:span text:style-name="T19"><text:s/>3:</text:span><text:span text:style-name="T28"> <text:s text:c="3"/></text:span><text:span text:style-name="T29">// Example 2.</text:span></text:p>
      <text:p text:style-name="P25"><text:span text:style-name="T19"><text:s/>4:</text:span><text:span text:style-name="T28"> <text:s text:c="3"/></text:span>x <text:span text:style-name="T5">:=</text:span> <text:span text:style-name="T8">2</text:span>;</text:p>
      <text:p text:style-name="P25"><text:span text:style-name="T19"><text:s/>5:</text:span><text:span text:style-name="T28"> <text:s text:c="3"/></text:span>y <text:span text:style-name="T5">:=</text:span> <text:span text:style-name="T8">2</text:span>; <text:s/></text:p>
      <text:p text:style-name="P26"><text:s/>6:</text:p>
      <text:p text:style-name="P25"><text:span text:style-name="T19"><text:s/>7:</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5"><text:span text:style-name="T19"><text:s/>8:</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5"><text:span text:style-name="T19"><text:s/>9:</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5"><text:span text:style-name="T19">10:</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5"><text:span text:style-name="T19">11:</text:span><text:span text:style-name="T28"> <text:s text:c="3"/></text:span><text:span text:style-name="T20">Echo</text:span><text:span text:style-name="T5">(</text:span>x, <text:span text:style-name="T21">"&gt; "</text:span>, y, <text:span text:style-name="T21">":"</text:span>, x <text:span text:style-name="T5">&gt;</text:span> y<text:span text:style-name="T6">)</text:span>;</text:p>
      <text:p text:style-name="P25"><text:span text:style-name="T19">12:</text:span><text:span text:style-name="T28"> <text:s text:c="3"/></text:span><text:span text:style-name="T20">Echo</text:span><text:span text:style-name="T5">(</text:span>x, <text:span text:style-name="T21">"&gt;= "</text:span>, y, <text:span text:style-name="T21">":"</text:span>, x <text:span text:style-name="T5">&gt;=</text:span> y<text:span text:style-name="T5">)</text:span>;</text:p>
      <text:p text:style-name="P26">13:</text:p>
      <text:p text:style-name="P25"><text:span text:style-name="T19">14:</text:span><text:span text:style-name="T31">%/mathpiper</text:span></text:p>
      <text:p text:style-name="P26">15:</text:p>
      <text:p text:style-name="P25"><text:span text:style-name="T19">16:</text:span> <text:s text:c="3"/><text:span text:style-name="T22">%output,preserve="false"</text:span></text:p>
      <text:p text:style-name="P25"><text:span text:style-name="T19">17:</text:span> <text:s text:c="5"/><text:span text:style-name="T22">Result:</text:span> True</text:p>
      <text:p text:style-name="P25"><text:span text:style-name="T19">18:</text:span> <text:s text:c="5"/></text:p>
      <text:p text:style-name="P25"><text:span text:style-name="T19">19:</text:span> <text:s text:c="5"/><text:span text:style-name="T37">Side effects:</text:span></text:p>
      <text:p text:style-name="P25"><text:span text:style-name="T19">20:</text:span> <text:s text:c="5"/>2 = 2 :True </text:p>
      <text:p text:style-name="P25"><text:span text:style-name="T19">21:</text:span> <text:s text:c="5"/>2 != 2 :False </text:p>
      <text:p text:style-name="P25"><text:span text:style-name="T19">22:</text:span> <text:s text:c="5"/>2 &lt; 2 :False </text:p>
      <text:p text:style-name="P25"><text:span text:style-name="T19">23:</text:span> <text:s text:c="5"/>2 &lt;= 2 :True </text:p>
      <text:p text:style-name="P25"><text:span text:style-name="T19">24:</text:span> <text:s text:c="5"/>2 &gt; 2 :False </text:p>
      <text:p text:style-name="P25"><text:span text:style-name="T19">25:</text:span> <text:s text:c="5"/>2 &gt;= 2 :True</text:p>
      <text:p text:style-name="P38"><text:span text:style-name="T19">25:</text:span> <text:s text:c="3"/><text:span text:style-name="T22">%/output</text:span></text:p>
      <text:p text:style-name="Standard"/>
      <text:p text:style-name="P25"><text:span text:style-name="T19"><text:s/>1:</text:span><text:span text:style-name="T31">%mathpiper</text:span></text:p>
      <text:p text:style-name="P25"><text:span text:style-name="T34"><text:s/></text:span><text:span text:style-name="T19">2:</text:span></text:p>
      <text:p text:style-name="P25"><text:span text:style-name="T19"><text:s/>3:</text:span><text:span text:style-name="T29">// Example 3.</text:span></text:p>
      <text:p text:style-name="P25"><text:span text:style-name="T19"><text:s/>4:</text:span>x <text:span text:style-name="T5">:=</text:span> <text:span text:style-name="T8">3</text:span>;</text:p>
      <text:p text:style-name="P25"><text:span text:style-name="T19"><text:s/>5:</text:span>y <text:span text:style-name="T5">:=</text:span> <text:span text:style-name="T8">2</text:span>; </text:p>
      <text:p text:style-name="P26"><text:s/>6:</text:p>
      <text:p text:style-name="P25"><text:span text:style-name="T19"><text:s/>7:</text:span><text:span text:style-name="T20">Echo</text:span><text:span text:style-name="T5">(</text:span>x, <text:span text:style-name="T21">"= "</text:span>, y, <text:span text:style-name="T21">":"</text:span>, x <text:span text:style-name="T5">=</text:span> y<text:span text:style-name="T5">)</text:span>;</text:p>
      <text:p text:style-name="P25"><text:span text:style-name="T19"><text:s/>8:</text:span><text:span text:style-name="T20">Echo</text:span><text:span text:style-name="T5">(</text:span>x, <text:span text:style-name="T21">"!= "</text:span>, y, <text:span text:style-name="T21">":"</text:span>, x <text:span text:style-name="T5">!=</text:span> y<text:span text:style-name="T5">)</text:span>;</text:p>
      <text:p text:style-name="P25"><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5"><text:span text:style-name="T19">10:</text:span><text:span text:style-name="T20">Echo</text:span><text:span text:style-name="T5">(</text:span>x, <text:span text:style-name="T21">"&lt;= "</text:span>, y, <text:span text:style-name="T21">":"</text:span>, x <text:span text:style-name="T5">&lt;=</text:span> y<text:span text:style-name="T5">)</text:span>;</text:p>
      <text:p text:style-name="P25"><text:span text:style-name="T19">11:</text:span><text:span text:style-name="T20">Echo</text:span><text:span text:style-name="T5">(</text:span>x, <text:span text:style-name="T21">"&gt; "</text:span>, y, <text:span text:style-name="T21">":"</text:span>, x <text:span text:style-name="T5">&gt;</text:span> y<text:span text:style-name="T5">)</text:span>;</text:p>
      <text:p text:style-name="P25"><text:span text:style-name="T19">12:</text:span><text:span text:style-name="T20">Echo</text:span><text:span text:style-name="T5">(</text:span>x, <text:span text:style-name="T21">"&gt;= "</text:span>, y, <text:span text:style-name="T21">":"</text:span>, x <text:span text:style-name="T5">&gt;=</text:span> y<text:span text:style-name="T5">)</text:span>;</text:p>
      <text:p text:style-name="P26">13:</text:p>
      <text:p text:style-name="P25"><text:span text:style-name="T19">14:</text:span><text:span text:style-name="T31">%/mathpiper</text:span></text:p>
      <text:p text:style-name="P26">15:</text:p>
      <text:p text:style-name="P25"><text:span text:style-name="T19">16:</text:span> <text:s text:c="3"/><text:span text:style-name="T22">%output,preserve="false"</text:span></text:p>
      <text:p text:style-name="P25"><text:span text:style-name="T19">17:</text:span> <text:s text:c="5"/><text:span text:style-name="T22">Result:</text:span> True</text:p>
      <text:p text:style-name="P25"><text:soft-page-break/><text:span text:style-name="T19">18:</text:span> <text:s text:c="5"/></text:p>
      <text:p text:style-name="P25"><text:span text:style-name="T19">19:</text:span> <text:s text:c="5"/><text:span text:style-name="T37">Side effects:</text:span></text:p>
      <text:p text:style-name="P25"><text:span text:style-name="T19">20:</text:span> <text:s text:c="5"/>3 = 2 :False </text:p>
      <text:p text:style-name="P25"><text:span text:style-name="T19">21:</text:span> <text:s text:c="5"/>3 != 2 :True </text:p>
      <text:p text:style-name="P25"><text:span text:style-name="T19">22:</text:span> <text:s text:c="5"/>3 &lt; 2 :False </text:p>
      <text:p text:style-name="P25"><text:span text:style-name="T19">23:</text:span> <text:s text:c="5"/>3 &lt;= 2 :False </text:p>
      <text:p text:style-name="P25"><text:span text:style-name="T19">24:</text:span> <text:s text:c="5"/>3 &gt; 2 :True </text:p>
      <text:p text:style-name="P25"><text:span text:style-name="T19">25:</text:span> <text:s text:c="5"/>3 &gt;= 2 :True</text:p>
      <text:p text:style-name="P37"><text:bookmark-start text:name="DDE_LINK5"/><text:span text:style-name="T13">26:</text:span><text:span text:style-name="T10">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57">()<text:tab/>Parentheses are evaluated from the inside out.</text:p>
      <text:p text:style-name="P57">^<text:tab/>Then exponents are evaluated right to left.</text:p>
      <text:p text:style-name="P57">*,%,/ Then multiplication, remainder, and division operations are evaluated left to right.</text:p>
      <text:p text:style-name="P57">+, − Then addition and subtraction are evaluated left to right.</text:p>
      <text:p text:style-name="P57">=,!=,&lt;,&lt;=,&gt;,&gt;= <text:s/>Finally, conditional operators are evaluated.</text:p>
      <text:h text:style-name="Heading_20_3" text:outline-level="3">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7">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5"><text:span text:style-name="T19"><text:s/>1:</text:span><text:span text:style-name="T31">%mathpiper</text:span></text:p>
      <text:p text:style-name="P25"><text:span text:style-name="T34"><text:s/></text:span><text:span text:style-name="T19">2:</text:span></text:p>
      <text:p text:style-name="P25"><text:span text:style-name="T19"><text:s/>3:</text:span>x <text:span text:style-name="T5">:=</text:span> <text:span text:style-name="T8">6</text:span>;</text:p>
      <text:p text:style-name="P26"><text:soft-page-break/><text:s/>4:</text:p>
      <text:p text:style-name="P25"><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26"><text:s/>6:</text:p>
      <text:p text:style-name="P25"><text:span text:style-name="T19"><text:s/>7:</text:span><text:span text:style-name="T20">Echo</text:span><text:span text:style-name="T5">(</text:span><text:span text:style-name="T21">"End of program."</text:span><text:span text:style-name="T5">)</text:span>;</text:p>
      <text:p text:style-name="P26"><text:s/>8:</text:p>
      <text:p text:style-name="P25"><text:span text:style-name="T19"><text:s/>9:</text:span><text:span text:style-name="T31">%/mathpiper</text:span></text:p>
      <text:p text:style-name="P26">10:</text:p>
      <text:p text:style-name="P25"><text:span text:style-name="T19">11:</text:span> <text:s text:c="3"/><text:span text:style-name="T22">%output,preserve="false"</text:span></text:p>
      <text:p text:style-name="P25"><text:span text:style-name="T19">12:</text:span> <text:s text:c="5"/><text:span text:style-name="T22">Result:</text:span> True</text:p>
      <text:p text:style-name="P25"><text:span text:style-name="T19">13:</text:span> <text:s text:c="5"/></text:p>
      <text:p text:style-name="P25"><text:span text:style-name="T19">14:</text:span> <text:s text:c="5"/><text:span text:style-name="T37">Side effects:</text:span></text:p>
      <text:p text:style-name="P25"><text:span text:style-name="T19">15:</text:span> <text:s text:c="5"/>6 is greater than 5.</text:p>
      <text:p text:style-name="P25"><text:span text:style-name="T19">16:</text:span> <text:s text:c="5"/>End of program.</text:p>
      <text:p text:style-name="P37"><text:bookmark-start text:name="DDE_LINK6"/><text:span text:style-name="T13">17:</text:span><text:span text:style-name="T10">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5"><text:span text:style-name="T19"><text:s/>1:</text:span><text:span text:style-name="T31">%mathpiper</text:span></text:p>
      <text:p text:style-name="P26"><text:s/>2:</text:p>
      <text:p text:style-name="P25"><text:span text:style-name="T19"><text:s/>3:</text:span>x <text:span text:style-name="T5">:=</text:span> <text:span text:style-name="T8">4</text:span>;</text:p>
      <text:p text:style-name="P26"><text:s/>4:</text:p>
      <text:p text:style-name="P25"><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26"><text:s/>6:</text:p>
      <text:p text:style-name="P25"><text:span text:style-name="T19"><text:s/>7:</text:span><text:span text:style-name="T20">Echo</text:span><text:span text:style-name="T5">(</text:span><text:span text:style-name="T21">"End of program."</text:span><text:span text:style-name="T5">)</text:span>;</text:p>
      <text:p text:style-name="P26"><text:s/>8:</text:p>
      <text:p text:style-name="P25"><text:span text:style-name="T19"><text:s/>9:</text:span><text:span text:style-name="T31">%/mathpiper</text:span></text:p>
      <text:p text:style-name="P26">10:</text:p>
      <text:p text:style-name="P25"><text:span text:style-name="T19">11:</text:span> <text:s text:c="3"/><text:span text:style-name="T22">%output,preserve="false"</text:span></text:p>
      <text:p text:style-name="P25"><text:span text:style-name="T19">12:</text:span> <text:s text:c="5"/><text:span text:style-name="T22">Result:</text:span> True</text:p>
      <text:p text:style-name="P25"><text:span text:style-name="T19">13:</text:span> <text:s text:c="5"/></text:p>
      <text:p text:style-name="P25"><text:span text:style-name="T19">14:</text:span> <text:s text:c="5"/><text:span text:style-name="T37">Side effects:</text:span></text:p>
      <text:p text:style-name="P25"><text:span text:style-name="T19">15:</text:span> <text:s text:c="5"/>End of program.</text:p>
      <text:p text:style-name="P37"><text:span text:style-name="T13">16:</text:span><text:span text:style-name="T10">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oft-page-break/><text:span text:style-name="T19"><text:s/>3:</text:span>x <text:span text:style-name="T5">:=</text:span> <text:span text:style-name="T8">4</text:span>;</text:p>
      <text:p text:style-name="P26"><text:s/>4:</text:p>
      <text:p text:style-name="P25"><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26"><text:s/>6:</text:p>
      <text:p text:style-name="P25"><text:span text:style-name="T19"><text:s/>7:</text:span><text:span text:style-name="T20">Echo</text:span><text:span text:style-name="T5">(</text:span><text:span text:style-name="T21">"End of program."</text:span><text:span text:style-name="T5">)</text:span>;</text:p>
      <text:p text:style-name="P26"><text:s/>8:</text:p>
      <text:p text:style-name="P25"><text:span text:style-name="T19"><text:s/>9:</text:span><text:span text:style-name="T31">%/mathpiper</text:span></text:p>
      <text:p text:style-name="P26">10:</text:p>
      <text:p text:style-name="P25"><text:span text:style-name="T19">11:</text:span> <text:s text:c="3"/><text:span text:style-name="T22">%output,preserve="false"</text:span></text:p>
      <text:p text:style-name="P25"><text:span text:style-name="T19">12:</text:span> <text:s text:c="5"/><text:span text:style-name="T22">Result:</text:span> True</text:p>
      <text:p text:style-name="P25"><text:span text:style-name="T19">13:</text:span> <text:s text:c="5"/></text:p>
      <text:p text:style-name="P25"><text:span text:style-name="T19">14:</text:span> <text:s text:c="5"/><text:span text:style-name="T37">Side effects:</text:span></text:p>
      <text:p text:style-name="P25"><text:span text:style-name="T19">15:</text:span> <text:s text:c="5"/>4 is NOT greater than 5.</text:p>
      <text:p text:style-name="P25"><text:span text:style-name="T19">16:</text:span> <text:s text:c="5"/>End of program.</text:p>
      <text:p text:style-name="P38"><text:span text:style-name="T19">17:</text:span> <text:s text:c="3"/><text:span text:style-name="T22">%/output</text:span></text:p>
      <text:h text:style-name="Heading_20_3" text:outline-level="3">The And(), Or(), &amp; Not() Boolean Functions &amp; Infix Notation</text:h>
      <text:h text:style-name="Heading_20_4" text:outline-level="4">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7">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2">Result&gt; True</text:p>
      <text:p text:style-name="Preformatted_20_Text"/>
      <text:p text:style-name="Preformatted_20_Text">In&gt; And(True, False)</text:p>
      <text:p text:style-name="P22">Result&gt; False</text:p>
      <text:p text:style-name="Preformatted_20_Text"/>
      <text:p text:style-name="Preformatted_20_Text">In&gt; And(False, True)</text:p>
      <text:p text:style-name="P22">Result&gt; False</text:p>
      <text:p text:style-name="P22"/>
      <text:p text:style-name="P25">In&gt; And(True, True, True, True)</text:p>
      <text:p text:style-name="P22">Result&gt; True</text:p>
      <text:p text:style-name="P22"/>
      <text:p text:style-name="P25">In&gt; And(True, True, False, True)</text:p>
      <text:p text:style-name="P22">Result&gt; False</text:p>
      <text:p text:style-name="Standard"><text:soft-page-break/></text:p>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7">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2">Result&gt; True</text:p>
      <text:p text:style-name="Preformatted_20_Text"/>
      <text:p text:style-name="Preformatted_20_Text">In&gt; True And False</text:p>
      <text:p text:style-name="P22">Result&gt; False</text:p>
      <text:p text:style-name="Preformatted_20_Text"/>
      <text:p text:style-name="Preformatted_20_Text">In&gt; False And True</text:p>
      <text:p text:style-name="P22">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a <text:span text:style-name="T5">:=</text:span> <text:span text:style-name="T8">7</text:span>;</text:p>
      <text:p text:style-name="P25"><text:span text:style-name="T19"><text:s/>4:</text:span>b <text:span text:style-name="T5">:=</text:span> <text:span text:style-name="T8">9</text:span>;</text:p>
      <text:p text:style-name="P26"><text:s/>5:</text:p>
      <text:p text:style-name="P25"><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5"><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5"><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5"><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26">10:</text:p>
      <text:p text:style-name="P25"><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26">12:</text:p>
      <text:p text:style-name="P25"><text:span text:style-name="T19">13:</text:span><text:span text:style-name="T31">%/mathpiper</text:span></text:p>
      <text:p text:style-name="P26">14:</text:p>
      <text:p text:style-name="P25"><text:span text:style-name="T19">15:</text:span> <text:s text:c="3"/><text:span text:style-name="T22">%output,preserve="false"</text:span></text:p>
      <text:p text:style-name="P25"><text:span text:style-name="T19">16:</text:span> <text:s text:c="5"/><text:span text:style-name="T22">Result:</text:span> True</text:p>
      <text:p text:style-name="P25"><text:span text:style-name="T19">17:</text:span> <text:s text:c="5"/></text:p>
      <text:p text:style-name="P25"><text:span text:style-name="T19">18:</text:span> <text:s text:c="5"/><text:span text:style-name="T37">Side effects:</text:span></text:p>
      <text:p text:style-name="P25"><text:span text:style-name="T19">19:</text:span> <text:s text:c="5"/>1: False </text:p>
      <text:p text:style-name="P25"><text:span text:style-name="T19">20:</text:span> <text:s text:c="5"/>2: False </text:p>
      <text:p text:style-name="P25"><text:span text:style-name="T19">21:</text:span> <text:s text:c="5"/>3: False </text:p>
      <text:p text:style-name="P25"><text:span text:style-name="T19">22:</text:span> <text:s text:c="5"/>4: True </text:p>
      <text:p text:style-name="P25"><text:span text:style-name="T19">23:</text:span> <text:s text:c="5"/>These expressions are both true.</text:p>
      <text:p text:style-name="P38"><text:bookmark-start text:name="DDE_LINK7"/><text:span text:style-name="T19">23:</text:span> <text:s text:c="3"/><text:span text:style-name="T22">%/output</text:span><text:bookmark-end text:name="DDE_LINK7"/></text:p>
      <text:h text:style-name="Heading_20_4" text:outline-level="4"><text:soft-page-break/>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7">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2">Result&gt; True</text:p>
      <text:p text:style-name="Preformatted_20_Text"/>
      <text:p text:style-name="Preformatted_20_Text">In&gt; Or(False, True)</text:p>
      <text:p text:style-name="P22">Result&gt; True</text:p>
      <text:p text:style-name="Preformatted_20_Text"/>
      <text:p text:style-name="Preformatted_20_Text">In&gt; Or(False, False)</text:p>
      <text:p text:style-name="P22">Result&gt; False</text:p>
      <text:p text:style-name="Preformatted_20_Text"/>
      <text:p text:style-name="Preformatted_20_Text">In&gt; Or(False, False, False, False)</text:p>
      <text:p text:style-name="P22">Result&gt; False</text:p>
      <text:p text:style-name="Preformatted_20_Text"/>
      <text:p text:style-name="Preformatted_20_Text">In&gt; Or(False, True, False, False)</text:p>
      <text:p text:style-name="P22">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7">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2">Result&gt; True</text:p>
      <text:p text:style-name="Preformatted_20_Text"/>
      <text:p text:style-name="Preformatted_20_Text">In&gt; False Or True</text:p>
      <text:p text:style-name="P22">Result&gt; True</text:p>
      <text:p text:style-name="Preformatted_20_Text"/>
      <text:p text:style-name="Preformatted_20_Text">In&gt; False Or False</text:p>
      <text:p text:style-name="P22">Result&gt; False</text:p>
      <text:p text:style-name="Preformatted_20_Text"/>
      <text:p text:style-name="Text_20_body">The following program also demonstrates using the infix version of the Or() function:</text:p>
      <text:p text:style-name="Standard"/>
      <text:p text:style-name="P25"><text:soft-page-break/><text:span text:style-name="T19"><text:s/>1:</text:span><text:span text:style-name="T31">%mathpiper</text:span></text:p>
      <text:p text:style-name="P25"><text:span text:style-name="T34"><text:s/></text:span><text:span text:style-name="T19">2:</text:span></text:p>
      <text:p text:style-name="P25"><text:span text:style-name="T19"><text:s/>3:</text:span>a <text:span text:style-name="T5">:=</text:span> <text:span text:style-name="T8">7</text:span>;</text:p>
      <text:p text:style-name="P25"><text:span text:style-name="T19"><text:s/>4:</text:span>b <text:span text:style-name="T5">:=</text:span> <text:span text:style-name="T8">9</text:span>;</text:p>
      <text:p text:style-name="P26"><text:s/>5:</text:p>
      <text:p text:style-name="P25"><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5"><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5"><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5"><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26">10:</text:p>
      <text:p text:style-name="P25"><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26">12:</text:p>
      <text:p text:style-name="P25"><text:span text:style-name="T19">13:</text:span><text:span text:style-name="T31">%/mathpiper</text:span></text:p>
      <text:p text:style-name="P26">14:</text:p>
      <text:p text:style-name="P25"><text:span text:style-name="T19">15:</text:span> <text:s text:c="3"/><text:span text:style-name="T22">%output,preserve="false"</text:span></text:p>
      <text:p text:style-name="P25"><text:span text:style-name="T19">16:</text:span> <text:s text:c="5"/><text:span text:style-name="T22">Result:</text:span> True</text:p>
      <text:p text:style-name="P25"><text:span text:style-name="T19">17:</text:span> <text:s text:c="5"/></text:p>
      <text:p text:style-name="P25"><text:span text:style-name="T19">18:</text:span> <text:s text:c="5"/><text:span text:style-name="T37">Side effects:</text:span></text:p>
      <text:p text:style-name="P25"><text:span text:style-name="T19">19:</text:span> <text:s text:c="5"/>1: True </text:p>
      <text:p text:style-name="P25"><text:span text:style-name="T19">20:</text:span> <text:s text:c="5"/>2: True </text:p>
      <text:p text:style-name="P25"><text:span text:style-name="T19">21:</text:span> <text:s text:c="5"/>3: True </text:p>
      <text:p text:style-name="P25"><text:span text:style-name="T19">22:</text:span> <text:s text:c="5"/>4: False </text:p>
      <text:p text:style-name="P25"><text:span text:style-name="T19">23:</text:span> <text:s text:c="5"/>At least one of these expressions is true.</text:p>
      <text:p text:style-name="P37"><text:span text:style-name="T13">24:</text:span><text:span text:style-name="T10"> <text:s text:c="3"/></text:span><text:span text:style-name="T22">%/output</text:span></text:p>
      <text:h text:style-name="Heading_20_4" text:outline-level="4">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7">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2">Result&gt; False</text:p>
      <text:p text:style-name="Preformatted_20_Text"/>
      <text:p text:style-name="Preformatted_20_Text">In&gt; Not(False)</text:p>
      <text:p text:style-name="P22">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7">Not expression</text:p>
          </table:table-cell>
        </table:table-row>
      </table:table>
      <text:p text:style-name="Preformatted_20_Text"/>
      <text:p text:style-name="Text_20_body"><text:soft-page-break/>Prefix notation looks similar to function notation except no parentheses are used:</text:p>
      <text:p text:style-name="Preformatted_20_Text"/>
      <text:p text:style-name="Preformatted_20_Text">In&gt; Not True</text:p>
      <text:p text:style-name="P22">Result&gt; False</text:p>
      <text:p text:style-name="Preformatted_20_Text"/>
      <text:p text:style-name="Preformatted_20_Text">In&gt; Not False</text:p>
      <text:p text:style-name="P22">Result&gt; True</text:p>
      <text:p text:style-name="Preformatted_20_Text"/>
      <text:p text:style-name="Text_20_body">Finally, here is a program that uses the prefix version of Not():</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26"><text:s/>4:</text:p>
      <text:p text:style-name="P25"><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26"><text:s/>6:</text:p>
      <text:p text:style-name="P25"><text:span text:style-name="T19"><text:s/>7:</text:span><text:span text:style-name="T31">%/mathpiper</text:span></text:p>
      <text:p text:style-name="P26"><text:s/>8:</text:p>
      <text:p text:style-name="P25"><text:span text:style-name="T19"><text:s/>9:</text:span> <text:s text:c="3"/><text:span text:style-name="T22">%output,preserve="false"</text:span></text:p>
      <text:p text:style-name="P25"><text:span text:style-name="T19">10:</text:span> <text:s text:c="5"/><text:span text:style-name="T22">Result:</text:span> True</text:p>
      <text:p text:style-name="P25"><text:span text:style-name="T19">11:</text:span> <text:s text:c="5"/></text:p>
      <text:p text:style-name="P25"><text:span text:style-name="T19">12:</text:span> <text:s text:c="5"/><text:span text:style-name="T37">Side effects:</text:span></text:p>
      <text:p text:style-name="P25"><text:span text:style-name="T19">13:</text:span> <text:s text:c="5"/>3 = 3 is True </text:p>
      <text:p text:style-name="P25"><text:span text:style-name="T19">14:</text:span> <text:s text:c="5"/>Not 3 = 3 is False</text:p>
      <text:p text:style-name="P37"><text:span text:style-name="T13">15:</text:span><text:span text:style-name="T10"> <text:s text:c="3"/></text:span><text:span text:style-name="T22">%/output</text:span></text:p>
      <text:h text:style-name="Heading_20_3" text:outline-level="3">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4">While(predicate)<text:tab/><text:tab/><text:tab/><text:tab/><text:tab/><text:tab/><text:tab/><text:tab/><text:tab/><text:tab/><text:tab/></text:p>
      <text:p text:style-name="P34">[ <text:tab/><text:tab/><text:tab/><text:tab/><text:tab/><text:tab/><text:tab/><text:tab/><text:tab/><text:tab/><text:tab/><text:tab/><text:tab/></text:p>
      <text:p text:style-name="P20"><text:s text:c="4"/>body_expressions<text:tab/><text:tab/><text:tab/><text:tab/><text:tab/><text:tab/><text:tab/><text:tab/><text:tab/><text:tab/></text:p>
      <text:p text:style-name="P46">];<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ext:soft-page-break/>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5"><text:span text:style-name="T19"><text:s/>1:</text:span><text:span text:style-name="T31">%mathpiper</text:span></text:p>
      <text:p text:style-name="P26"><text:s/>2:</text:p>
      <text:p text:style-name="P25"><text:span text:style-name="T19"><text:s/>3:</text:span><text:span text:style-name="T29">// This program prints the integers from 1 to 10.</text:span></text:p>
      <text:p text:style-name="P26"><text:s/>4:</text:p>
      <text:p text:style-name="P26"><text:s/>5:</text:p>
      <text:p text:style-name="P25"><text:span text:style-name="T19"><text:s/>6:</text:span><text:span text:style-name="T29">/*</text:span></text:p>
      <text:p text:style-name="P25"><text:span text:style-name="T19"><text:s/>7:</text:span><text:span text:style-name="T29"> <text:s text:c="3"/>Initialize the variable x to 1</text:span></text:p>
      <text:p text:style-name="P25"><text:span text:style-name="T19"><text:s/>8:</text:span><text:span text:style-name="T29"> <text:s text:c="3"/>outside of the While "loop".</text:span></text:p>
      <text:p text:style-name="P25"><text:span text:style-name="T19"><text:s/>9:</text:span><text:span text:style-name="T29">*/</text:span></text:p>
      <text:p text:style-name="P25"><text:span text:style-name="T19">10:</text:span>x <text:span text:style-name="T5">:=</text:span> <text:span text:style-name="T8">1</text:span>;</text:p>
      <text:p text:style-name="P26">11:</text:p>
      <text:p text:style-name="P25"><text:span text:style-name="T19">12:</text:span><text:span text:style-name="T20">While</text:span><text:span text:style-name="T5">(</text:span>x <text:span text:style-name="T5">&lt;=</text:span> <text:span text:style-name="T8">10</text:span><text:span text:style-name="T5">)</text:span></text:p>
      <text:p text:style-name="P25"><text:span text:style-name="T19">13:</text:span>[</text:p>
      <text:p text:style-name="P25"><text:span text:style-name="T19">14:</text:span> <text:s text:c="3"/><text:span text:style-name="T20">Echo</text:span><text:span text:style-name="T5">(</text:span>x<text:span text:style-name="T5">)</text:span>;</text:p>
      <text:p text:style-name="P25"><text:span text:style-name="T19">15:</text:span> <text:s text:c="3"/></text:p>
      <text:p text:style-name="P25"><text:span text:style-name="T19">16:</text:span> <text:s text:c="3"/>x <text:span text:style-name="T5">:=</text:span> x <text:span text:style-name="T5">+</text:span> <text:span text:style-name="T8">1</text:span>; <text:s/><text:span text:style-name="T29">//Increment x by 1.</text:span></text:p>
      <text:p text:style-name="P25"><text:span text:style-name="T19">17:</text:span>];</text:p>
      <text:p text:style-name="P26">18:</text:p>
      <text:p text:style-name="P25"><text:span text:style-name="T19">19:</text:span><text:span text:style-name="T31">%/mathpiper</text:span></text:p>
      <text:p text:style-name="P26">20:</text:p>
      <text:p text:style-name="P25"><text:span text:style-name="T19">21:</text:span> <text:s text:c="3"/><text:span text:style-name="T22">%output,preserve="false"</text:span></text:p>
      <text:p text:style-name="P25"><text:span text:style-name="T19">22:</text:span> <text:s text:c="5"/><text:span text:style-name="T22">Result:</text:span> True</text:p>
      <text:p text:style-name="P25"><text:span text:style-name="T19">23:</text:span> <text:s text:c="5"/></text:p>
      <text:p text:style-name="P25"><text:span text:style-name="T19">24:</text:span> <text:s text:c="5"/><text:span text:style-name="T37">Side effects:</text:span></text:p>
      <text:p text:style-name="P25"><text:span text:style-name="T19">25:</text:span> <text:s text:c="5"/>1 </text:p>
      <text:p text:style-name="P25"><text:span text:style-name="T19">26:</text:span> <text:s text:c="5"/>2 </text:p>
      <text:p text:style-name="P25"><text:span text:style-name="T19">27:</text:span> <text:s text:c="5"/>3 </text:p>
      <text:p text:style-name="P25"><text:span text:style-name="T19">28:</text:span> <text:s text:c="5"/>4 </text:p>
      <text:p text:style-name="P25"><text:span text:style-name="T19">29:</text:span> <text:s text:c="5"/>5 </text:p>
      <text:p text:style-name="P25"><text:span text:style-name="T19">30:</text:span> <text:s text:c="5"/>6 </text:p>
      <text:p text:style-name="P25"><text:span text:style-name="T19">31:</text:span> <text:s text:c="5"/>7 </text:p>
      <text:p text:style-name="P25"><text:span text:style-name="T19">32:</text:span> <text:s text:c="5"/>8 </text:p>
      <text:p text:style-name="P25"><text:span text:style-name="T19">33:</text:span> <text:s text:c="5"/>9 </text:p>
      <text:p text:style-name="P25"><text:span text:style-name="T19">34:</text:span> <text:s text:c="5"/>10</text:p>
      <text:p text:style-name="P38"><text:bookmark-start text:name="DDE_LINK8"/><text:span text:style-name="T19">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6">x</text:span><text:span text:style-name="T6"> &lt;= 10</text:span> becomes <text:span text:style-name="T26">1</text:span><text:span text:style-name="T6"> &lt;= 10</text:span> and, since 1 is less <text:soft-page-break/>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5"><text:span text:style-name="T19"><text:s/>1:</text:span><text:span text:style-name="T31">%mathpiper</text:span></text:p>
      <text:p text:style-name="P26"><text:s/>2:</text:p>
      <text:p text:style-name="P25"><text:span text:style-name="T19"><text:s/>3:</text:span><text:span text:style-name="T29">// Print the integers from 1 to 100.</text:span></text:p>
      <text:p text:style-name="P26"><text:s/>4:</text:p>
      <text:p text:style-name="P25"><text:span text:style-name="T19"><text:s/>5:</text:span>x <text:span text:style-name="T5">:=</text:span> <text:span text:style-name="T8">1</text:span>;</text:p>
      <text:p text:style-name="P26"><text:s/>6:</text:p>
      <text:p text:style-name="P25"><text:span text:style-name="T19"><text:s/>7:</text:span><text:span text:style-name="T20">While</text:span><text:span text:style-name="T5">(</text:span>x <text:span text:style-name="T5">&lt;=</text:span> <text:span text:style-name="T8">100</text:span><text:span text:style-name="T5">)</text:span></text:p>
      <text:p text:style-name="P25"><text:span text:style-name="T19"><text:s/>8:</text:span>[</text:p>
      <text:p text:style-name="P25"><text:span text:style-name="T19"><text:s/>9:</text:span> <text:s text:c="3"/><text:span text:style-name="T20">Write</text:span><text:span text:style-name="T5">(</text:span>x<text:span text:style-name="T5">)</text:span>;</text:p>
      <text:p text:style-name="P25"><text:span text:style-name="T19">10:</text:span> <text:s text:c="3"/></text:p>
      <text:p text:style-name="P25"><text:span text:style-name="T19">11:</text:span> <text:s text:c="3"/>x <text:span text:style-name="T5">:=</text:span> x <text:span text:style-name="T5">+</text:span> <text:span text:style-name="T8">1</text:span>; <text:s/><text:span text:style-name="T29">//Increment x by 1.</text:span></text:p>
      <text:p text:style-name="P25"><text:span text:style-name="T19">12:</text:span>];</text:p>
      <text:p text:style-name="P26">13:</text:p>
      <text:p text:style-name="P25"><text:span text:style-name="T19">14:</text:span><text:span text:style-name="T31">%/mathpiper</text:span></text:p>
      <text:p text:style-name="P26">15:</text:p>
      <text:p text:style-name="P25"><text:span text:style-name="T19">16:</text:span> <text:s text:c="3"/><text:span text:style-name="T22">%output,preserve="false"</text:span></text:p>
      <text:p text:style-name="P25"><text:span text:style-name="T19">17:</text:span> <text:s text:c="5"/><text:span text:style-name="T22">Result:</text:span> True</text:p>
      <text:p text:style-name="P25"><text:span text:style-name="T19">18:</text:span> <text:s text:c="5"/></text:p>
      <text:p text:style-name="P25"><text:span text:style-name="T19">19:</text:span> <text:s text:c="5"/><text:span text:style-name="T37">Side effects:</text:span></text:p>
      <text:p text:style-name="P25"><text:span text:style-name="T19">20:</text:span> <text:s text:c="5"/>1 2 3 4 5 6 7 8 9 10 11 12 13 14 15 16 17 18 19 20 21 22 23 </text:p>
      <text:p text:style-name="P25"><text:s text:c="9"/>24 25 26 27 28 29 30 31 32 33 34 35 36 37 38 39 40 41 42 43 </text:p>
      <text:p text:style-name="P25"><text:s text:c="9"/>44 45 46 47 48 49 50 51 52 53 54 55 56 57 58 59 60 61 62 63 </text:p>
      <text:p text:style-name="P25"><text:s text:c="9"/>64 65 66 67 68 69 70 71 72 73 74 75 76 77 78 79 80 81 82 83 </text:p>
      <text:p text:style-name="P25"><text:soft-page-break/><text:s text:c="9"/>84 85 86 87 88 89 90 91 92 93 94 95 96 97 98 99 100</text:p>
      <text:p text:style-name="P37"><text:bookmark-start text:name="DDE_LINK9"/><text:span text:style-name="T13">21:</text:span><text:span text:style-name="T10"> <text:s text:c="3"/></text:span><text:span text:style-name="T22">%/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5"><text:span text:style-name="T19"><text:s/>1:</text:span><text:span text:style-name="T31">%mathpiper</text:span></text:p>
      <text:p text:style-name="P26"><text:s/>2:</text:p>
      <text:p text:style-name="P25"><text:span text:style-name="T19"><text:s/>3:</text:span><text:span text:style-name="T29">//Print the odd integers from 1 to 99.</text:span></text:p>
      <text:p text:style-name="P26"><text:s/>4:</text:p>
      <text:p text:style-name="P25"><text:span text:style-name="T19"><text:s/>5:</text:span>x <text:span text:style-name="T5">:=</text:span> <text:span text:style-name="T8">1</text:span>; </text:p>
      <text:p text:style-name="P26"><text:s/>6:</text:p>
      <text:p text:style-name="P25"><text:span text:style-name="T19"><text:s/>7:</text:span><text:span text:style-name="T20">While</text:span><text:span text:style-name="T5">(</text:span>x <text:span text:style-name="T5">&lt;=</text:span> <text:span text:style-name="T8">100</text:span><text:span text:style-name="T5">)</text:span></text:p>
      <text:p text:style-name="P25"><text:span text:style-name="T19"><text:s/>8:</text:span>[</text:p>
      <text:p text:style-name="P25"><text:span text:style-name="T19"><text:s/>9:</text:span> <text:s text:c="3"/><text:span text:style-name="T20">Write</text:span><text:span text:style-name="T5">(</text:span>x<text:span text:style-name="T5">)</text:span>;</text:p>
      <text:p text:style-name="P25"><text:span text:style-name="T19">10:</text:span> <text:s text:c="3"/>x <text:span text:style-name="T5">:=</text:span> x <text:span text:style-name="T5">+</text:span> <text:span text:style-name="T8">2</text:span>; <text:s/><text:span text:style-name="T29">//Increment x by 2.</text:span></text:p>
      <text:p text:style-name="P25"><text:span text:style-name="T19">11:</text:span>];</text:p>
      <text:p text:style-name="P26">12:</text:p>
      <text:p text:style-name="P25"><text:span text:style-name="T19">13:</text:span><text:span text:style-name="T31">%/mathpiper</text:span></text:p>
      <text:p text:style-name="P26">14:</text:p>
      <text:p text:style-name="P25"><text:span text:style-name="T19">15:</text:span> <text:s text:c="3"/><text:span text:style-name="T22">%output,preserve="false"</text:span></text:p>
      <text:p text:style-name="P25"><text:span text:style-name="T19">16:</text:span> <text:s text:c="5"/><text:span text:style-name="T22">Result:</text:span> True</text:p>
      <text:p text:style-name="P25"><text:span text:style-name="T19">17:</text:span> <text:s text:c="5"/></text:p>
      <text:p text:style-name="P25"><text:span text:style-name="T19">18:</text:span> <text:s text:c="5"/><text:span text:style-name="T37">Side effects:</text:span></text:p>
      <text:p text:style-name="P25"><text:span text:style-name="T19">19:</text:span> <text:s text:c="5"/>1 3 5 7 9 11 13 15 17 19 21 23 25 27 29 31 33 35 37 39 41 43 </text:p>
      <text:p text:style-name="P25"><text:s text:c="9"/>45 47 49 51 53 55 57 59 61 63 65 67 69 71 73 75 77 79 81 83 </text:p>
      <text:p text:style-name="P25"><text:s text:c="9"/>85 87 89 91 93 95 97 99</text:p>
      <text:p text:style-name="P37"><text:bookmark-start text:name="DDE_LINK11"/><text:span text:style-name="T13">20:</text:span><text:span text:style-name="T10"> <text:s text:c="3"/></text:span><text:span text:style-name="T22">%/output</text:span><text:bookmark-end text:name="DDE_LINK11"/></text:p>
      <text:p text:style-name="Text_20_body">Finally, the following program prints the numbers from 1 to 100 in reverse order:</text:p>
      <text:p text:style-name="Preformatted_20_Text"/>
      <text:p text:style-name="P25"><text:span text:style-name="T19"><text:s/>1:</text:span><text:span text:style-name="T31">%mathpiper</text:span></text:p>
      <text:p text:style-name="P26"><text:s/>2:</text:p>
      <text:p text:style-name="P25"><text:span text:style-name="T19"><text:s/>3:</text:span><text:span text:style-name="T29">//Print the integers from 1 to 100 in reverse order.</text:span></text:p>
      <text:p text:style-name="P26"><text:s/>4:</text:p>
      <text:p text:style-name="P25"><text:span text:style-name="T19"><text:s/>5:</text:span>x <text:span text:style-name="T5">:=</text:span> <text:span text:style-name="T8">100</text:span>; </text:p>
      <text:p text:style-name="P26"><text:s/>6:</text:p>
      <text:p text:style-name="P25"><text:span text:style-name="T19"><text:s/>7:</text:span><text:span text:style-name="T20">While</text:span><text:span text:style-name="T5">(</text:span>x <text:span text:style-name="T5">&gt;=</text:span> <text:span text:style-name="T8">1</text:span><text:span text:style-name="T5">)</text:span></text:p>
      <text:p text:style-name="P25"><text:span text:style-name="T19"><text:s/>8:</text:span>[</text:p>
      <text:p text:style-name="P25"><text:span text:style-name="T19"><text:s/>9:</text:span> <text:s text:c="3"/><text:span text:style-name="T20">Write</text:span><text:span text:style-name="T5">(</text:span>x<text:span text:style-name="T5">)</text:span>;</text:p>
      <text:p text:style-name="P25"><text:span text:style-name="T19">10:</text:span> <text:s text:c="3"/>x <text:span text:style-name="T5">:=</text:span> x <text:span text:style-name="T5">-</text:span> <text:span text:style-name="T8">1</text:span>; <text:s/><text:span text:style-name="T29">//Decrement x by 1.</text:span></text:p>
      <text:p text:style-name="P25"><text:span text:style-name="T19">11:</text:span>];</text:p>
      <text:p text:style-name="P26">12:</text:p>
      <text:p text:style-name="P25"><text:span text:style-name="T19">13:</text:span><text:span text:style-name="T31">%/mathpiper</text:span></text:p>
      <text:p text:style-name="P26">14:</text:p>
      <text:p text:style-name="P25"><text:span text:style-name="T19">15:</text:span> <text:s text:c="3"/><text:span text:style-name="T22">%output,preserve="false"</text:span></text:p>
      <text:p text:style-name="P25"><text:span text:style-name="T19">16:</text:span> <text:s text:c="5"/><text:span text:style-name="T22">Result:</text:span> True</text:p>
      <text:p text:style-name="P25"><text:span text:style-name="T19">17:</text:span> <text:s text:c="5"/></text:p>
      <text:p text:style-name="P25"><text:span text:style-name="T19">18:</text:span> <text:s text:c="5"/><text:span text:style-name="T37">Side effects:</text:span></text:p>
      <text:p text:style-name="P25"><text:soft-page-break/><text:span text:style-name="T19">19:</text:span> <text:s text:c="6"/>100 99 98 97 96 95 94 93 92 91 90 89 88 87 86 85 84 83 82 </text:p>
      <text:p text:style-name="P25"><text:s text:c="10"/>81 80 79 78 77 76 75 74 73 72 71 70 69 68 67 66 65 64 63 </text:p>
      <text:p text:style-name="P25"><text:s text:c="10"/>62 61 60 59 58 57 56 55 54 53 52 51 50 49 48 47 46 45 44 </text:p>
      <text:p text:style-name="P25"><text:s text:c="10"/>43 42 41 40 39 38 37 36 35 34 33 32 31 30 29 28 27 26 25 </text:p>
      <text:p text:style-name="P25"><text:s text:c="10"/>24 23 22 21 20 19 18 17 16 15 14 13 12 11 10 9 8 7 6 5 4 </text:p>
      <text:p text:style-name="P25"><text:s text:c="10"/>3 2 1</text:p>
      <text:p text:style-name="P37"><text:bookmark-start text:name="DDE_LINK10"/><text:span text:style-name="T13">20:</text:span><text:span text:style-name="T10"> <text:s text:c="3"/></text:span><text:span text:style-name="T22">%/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3" text:outline-level="3">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5"><text:span text:style-name="T19"><text:s/>1:</text:span><text:span text:style-name="T31">%mathpiper</text:span></text:p>
      <text:p text:style-name="P26"><text:s/>2:</text:p>
      <text:p text:style-name="P25"><text:span text:style-name="T19"><text:s/>3:</text:span><text:span text:style-name="T29">//Infinite loop example program.</text:span></text:p>
      <text:p text:style-name="P26"><text:s/>4:</text:p>
      <text:p text:style-name="P25"><text:span text:style-name="T19"><text:s/>5:</text:span>x <text:span text:style-name="T5">:=</text:span> <text:span text:style-name="T8">1</text:span>;</text:p>
      <text:p text:style-name="P25"><text:span text:style-name="T19"><text:s/>6:</text:span><text:span text:style-name="T20">While</text:span><text:span text:style-name="T5">(</text:span>x <text:span text:style-name="T5">&lt;</text:span> <text:span text:style-name="T8">10</text:span><text:span text:style-name="T5">)</text:span></text:p>
      <text:p text:style-name="P25"><text:span text:style-name="T19"><text:s/>7:</text:span>[</text:p>
      <text:p text:style-name="P25"><text:span text:style-name="T19"><text:s/>8:</text:span> <text:s text:c="3"/>answer <text:span text:style-name="T5">:=</text:span> x <text:span text:style-name="T5">+</text:span> <text:span text:style-name="T8">1</text:span>;</text:p>
      <text:p text:style-name="P25"><text:span text:style-name="T19"><text:s/>9:</text:span>];</text:p>
      <text:p text:style-name="P26">10:</text:p>
      <text:p text:style-name="P25"><text:span text:style-name="T19">11:</text:span><text:span text:style-name="T31">%/mathpiper</text:span></text:p>
      <text:p text:style-name="P26">12:</text:p>
      <text:p text:style-name="P25"><text:span text:style-name="T19">13:</text:span> <text:s text:c="3"/><text:span text:style-name="T22">%output,preserve="false"</text:span></text:p>
      <text:p text:style-name="P25"><text:span text:style-name="T19">14:</text:span> <text:s text:c="5"/>Processing...</text:p>
      <text:p text:style-name="P38"><text:bookmark-start text:name="DDE_LINK12"/><text:span text:style-name="T19">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oft-page-break/><text:span text:style-name="T9">Calculation</text:span>" button. <text:s/>When the program is interrupted, the %output fold will display the message "<text:span text:style-name="T9">User interrupted calculation</text:span>" to indicate that the program was interrupted.</text:p>
      <text:h text:style-name="Heading_20_3" text:outline-level="3">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2">Result&gt; True</text:p>
      <text:p text:style-name="Preformatted_20_Text"/>
      <text:p text:style-name="Preformatted_20_Text">In&gt; IsEven(5)</text:p>
      <text:p text:style-name="P22">Result&gt; False</text:p>
      <text:p text:style-name="Preformatted_20_Text"/>
      <text:p text:style-name="Preformatted_20_Text">In&gt; IsZero(0)</text:p>
      <text:p text:style-name="P22">Result&gt; True</text:p>
      <text:p text:style-name="Preformatted_20_Text"/>
      <text:p text:style-name="Preformatted_20_Text">In&gt; IsZero(1)</text:p>
      <text:p text:style-name="P22">Result&gt; False</text:p>
      <text:p text:style-name="Preformatted_20_Text"/>
      <text:p text:style-name="Preformatted_20_Text">In&gt; IsNegativeInteger(-1)</text:p>
      <text:p text:style-name="P22">Result&gt; True</text:p>
      <text:p text:style-name="Preformatted_20_Text"/>
      <text:p text:style-name="Preformatted_20_Text">In&gt; IsNegativeInteger(1)</text:p>
      <text:p text:style-name="P22">Result&gt; False</text:p>
      <text:p text:style-name="Preformatted_20_Text"/>
      <text:p text:style-name="Preformatted_20_Text">In&gt; IsPrime(7)</text:p>
      <text:p text:style-name="P22">Result&gt; True</text:p>
      <text:p text:style-name="P22"/>
      <text:p text:style-name="Preformatted_20_Text">In&gt; IsPrime(100)</text:p>
      <text:p text:style-name="P22">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2">Result&gt; a</text:p>
      <text:p text:style-name="Preformatted_20_Text"/>
      <text:p text:style-name="Preformatted_20_Text">In&gt; IsBound(a)</text:p>
      <text:p text:style-name="P22">Result&gt; False</text:p>
      <text:p text:style-name="Preformatted_20_Text"/>
      <text:p text:style-name="Preformatted_20_Text">In&gt; a := 1</text:p>
      <text:p text:style-name="P22">Result&gt; 1</text:p>
      <text:p text:style-name="Preformatted_20_Text"/>
      <text:p text:style-name="Preformatted_20_Text">In&gt; IsBound(a)</text:p>
      <text:p text:style-name="P22"><text:soft-page-break/>Result&gt; True</text:p>
      <text:p text:style-name="Preformatted_20_Text"/>
      <text:p text:style-name="Preformatted_20_Text">In&gt; Clear(a)</text:p>
      <text:p text:style-name="P22">Result&gt; True</text:p>
      <text:p text:style-name="Preformatted_20_Text"/>
      <text:p text:style-name="Preformatted_20_Text">In&gt; a</text:p>
      <text:p text:style-name="P22">Result&gt; a</text:p>
      <text:p text:style-name="P22"/>
      <text:p text:style-name="Preformatted_20_Text">In&gt; IsBound(a)</text:p>
      <text:p text:style-name="P22">Result&gt; False</text:p>
      <text:h text:style-name="Heading_20_3" text:outline-level="3">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2">Result&gt; {7,42,"Hello",1/2,var}</text:p>
      <text:p text:style-name="Preformatted_20_Text"/>
      <text:p text:style-name="Preformatted_20_Text">In&gt; x</text:p>
      <text:p text:style-name="P22">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2">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2">Result&gt; 7</text:p>
      <text:p text:style-name="Preformatted_20_Text"/>
      <text:p text:style-name="Preformatted_20_Text">In&gt; x[2]</text:p>
      <text:p text:style-name="P22">Result&gt; 42</text:p>
      <text:p text:style-name="Preformatted_20_Text"/>
      <text:p text:style-name="Preformatted_20_Text">In&gt; x[3]</text:p>
      <text:p text:style-name="P22">Result&gt; "Hello"</text:p>
      <text:p text:style-name="Preformatted_20_Text"><text:soft-page-break/></text:p>
      <text:p text:style-name="Preformatted_20_Text">In&gt; x[4]</text:p>
      <text:p text:style-name="P22">Result&gt; 1/2</text:p>
      <text:p text:style-name="Preformatted_20_Text"/>
      <text:p text:style-name="Preformatted_20_Text">In&gt; x[5]</text:p>
      <text:p text:style-name="P22">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2">Result&gt; {20,30,{31,32,33},40}</text:p>
      <text:p text:style-name="Preformatted_20_Text"/>
      <text:p text:style-name="Preformatted_20_Text">In&gt; x[1]</text:p>
      <text:p text:style-name="P22">Result&gt; 20</text:p>
      <text:p text:style-name="Preformatted_20_Text"/>
      <text:p text:style-name="Preformatted_20_Text">In&gt; x[2]</text:p>
      <text:p text:style-name="P22">Result&gt; 30</text:p>
      <text:p text:style-name="Preformatted_20_Text"/>
      <text:p text:style-name="Preformatted_20_Text">In&gt; x[3]</text:p>
      <text:p text:style-name="P22">Result&gt; {31,32,33}</text:p>
      <text:p text:style-name="Preformatted_20_Text"/>
      <text:p text:style-name="Preformatted_20_Text">In&gt; x[4]</text:p>
      <text:p text:style-name="P22">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2">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4" text:outline-level="4">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5"><text:span text:style-name="T19"><text:s/>1:</text:span><text:span text:style-name="T31">%mathpiper</text:span></text:p>
      <text:p text:style-name="P26"><text:s/>2:</text:p>
      <text:p text:style-name="P25"><text:span text:style-name="T19"><text:s/>3:</text:span><text:span text:style-name="T29">//Print each in in the list.</text:span></text:p>
      <text:p text:style-name="P26"><text:s/>4:</text:p>
      <text:p text:style-name="P25"><text:soft-page-break/><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5"><text:span text:style-name="T19"><text:s/>6:</text:span>y <text:span text:style-name="T5">:=</text:span> <text:span text:style-name="T8">1</text:span>;</text:p>
      <text:p text:style-name="P26"><text:s/>7:</text:p>
      <text:p text:style-name="P25"><text:span text:style-name="T19"><text:s/>8:</text:span><text:span text:style-name="T20">While</text:span><text:span text:style-name="T5">(</text:span>y <text:span text:style-name="T5">&lt;=</text:span> <text:span text:style-name="T8">9</text:span><text:span text:style-name="T5">)</text:span></text:p>
      <text:p text:style-name="P25"><text:span text:style-name="T19"><text:s/>9:</text:span>[</text:p>
      <text:p text:style-name="P25"><text:span text:style-name="T19">10:</text:span> <text:s text:c="3"/><text:span text:style-name="T20">Echo</text:span><text:span text:style-name="T5">(</text:span>y, <text:span text:style-name="T21">"- "</text:span>, x[y]<text:span text:style-name="T5">)</text:span>;</text:p>
      <text:p text:style-name="P25"><text:span text:style-name="T19">11:</text:span> <text:s text:c="3"/>y <text:span text:style-name="T5">:=</text:span> y <text:span text:style-name="T5">+</text:span> <text:span text:style-name="T8">1</text:span>;</text:p>
      <text:p text:style-name="P25"><text:span text:style-name="T19">12:</text:span>];</text:p>
      <text:p text:style-name="P26">13:</text:p>
      <text:p text:style-name="P25"><text:span text:style-name="T19">14:</text:span><text:span text:style-name="T31">%/mathpiper</text:span></text:p>
      <text:p text:style-name="P26">15:</text:p>
      <text:p text:style-name="P25"><text:span text:style-name="T19">16:</text:span> <text:s text:c="3"/><text:span text:style-name="T22">%output,preserve="false"</text:span></text:p>
      <text:p text:style-name="P25"><text:span text:style-name="T19">17:</text:span> <text:s text:c="5"/><text:span text:style-name="T22">Result:</text:span> True</text:p>
      <text:p text:style-name="P25"><text:span text:style-name="T19">18:</text:span> <text:s text:c="5"/></text:p>
      <text:p text:style-name="P25"><text:span text:style-name="T19">19:</text:span> <text:s text:c="5"/><text:span text:style-name="T37">Side effects:</text:span></text:p>
      <text:p text:style-name="P25"><text:span text:style-name="T19">20:</text:span> <text:s text:c="5"/>1 - 55 </text:p>
      <text:p text:style-name="P25"><text:span text:style-name="T19">21:</text:span> <text:s text:c="5"/>2 - 93 </text:p>
      <text:p text:style-name="P25"><text:span text:style-name="T19">22:</text:span> <text:s text:c="5"/>3 - 40 </text:p>
      <text:p text:style-name="P25"><text:span text:style-name="T19">23:</text:span> <text:s text:c="5"/>4 - 21 </text:p>
      <text:p text:style-name="P25"><text:span text:style-name="T19">24:</text:span> <text:s text:c="5"/>5 - 7 </text:p>
      <text:p text:style-name="P25"><text:span text:style-name="T19">25:</text:span> <text:s text:c="5"/>6 - 24 </text:p>
      <text:p text:style-name="P25"><text:span text:style-name="T19">26:</text:span> <text:s text:c="5"/>7 - 15 </text:p>
      <text:p text:style-name="P25"><text:span text:style-name="T19">27:</text:span> <text:s text:c="5"/>8 - 14 </text:p>
      <text:p text:style-name="P25"><text:span text:style-name="T19">28:</text:span> <text:s text:c="5"/>9 - 82</text:p>
      <text:p text:style-name="P38"><text:span text:style-name="T23">29:</text:span><text:span text:style-name="T27">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5"><text:span text:style-name="T19"><text:s/>1:</text:span><text:span text:style-name="T31">%mathpiper</text:span></text:p>
      <text:p text:style-name="P26"><text:s/>2:</text:p>
      <text:p text:style-name="P25"><text:span text:style-name="T19"><text:s/>3:</text:span><text:span text:style-name="T29">//Determine if 53 is in the list.</text:span></text:p>
      <text:p text:style-name="P26"><text:s/>4:</text:p>
      <text:p text:style-name="P25"><text:span text:style-name="T19"><text:s/>5:</text:span><text:span text:style-name="T38">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5"><text:span text:style-name="T19"><text:s/>6:</text:span><text:span text:style-name="T38">index</text:span> <text:span text:style-name="T5">:=</text:span> <text:span text:style-name="T8">1</text:span>;</text:p>
      <text:p text:style-name="P26"><text:s/>7:</text:p>
      <text:p text:style-name="P25"><text:span text:style-name="T19"><text:s/>8:</text:span><text:span text:style-name="T20">While</text:span><text:span text:style-name="T5">(</text:span><text:span text:style-name="T7">index</text:span> <text:span text:style-name="T5">&lt;=</text:span> <text:span text:style-name="T8">10</text:span><text:span text:style-name="T5">)</text:span></text:p>
      <text:p text:style-name="P25"><text:span text:style-name="T19"><text:s/>9:</text:span>[</text:p>
      <text:p text:style-name="P25"><text:span text:style-name="T19">10:</text:span> <text:s text:c="3"/><text:span text:style-name="T20">If</text:span><text:span text:style-name="T5">(</text:span><text:span text:style-name="T7">testList</text:span>[index] <text:span text:style-name="T5">=</text:span> <text:span text:style-name="T8">53</text:span>,</text:p>
      <text:p text:style-name="P25"><text:span text:style-name="T19">11:</text:span> <text:s text:c="7"/><text:span text:style-name="T20">Echo</text:span><text:span text:style-name="T5">(</text:span><text:span text:style-name="T21">"53 was found in the list at position"</text:span>, index<text:span text:style-name="T5">))</text:span>;</text:p>
      <text:p text:style-name="P25"><text:span text:style-name="T19">12:</text:span> <text:s text:c="7"/></text:p>
      <text:p text:style-name="P25"><text:span text:style-name="T19">13:</text:span> <text:s text:c="3"/>index <text:span text:style-name="T5">:=</text:span> index <text:span text:style-name="T5">+</text:span> <text:span text:style-name="T8">1</text:span>;</text:p>
      <text:p text:style-name="P25"><text:span text:style-name="T19">14:</text:span>];</text:p>
      <text:p text:style-name="P26">15:</text:p>
      <text:p text:style-name="P25"><text:span text:style-name="T19">16:</text:span><text:span text:style-name="T31">%/mathpiper</text:span></text:p>
      <text:p text:style-name="P26">17:</text:p>
      <text:p text:style-name="P25"><text:span text:style-name="T19">18:</text:span> <text:s text:c="3"/><text:span text:style-name="T22">%output,preserve="false"</text:span></text:p>
      <text:p text:style-name="P25"><text:span text:style-name="T19">19:</text:span> <text:s text:c="5"/><text:span text:style-name="T22">Result:</text:span> True</text:p>
      <text:p text:style-name="P25"><text:soft-page-break/><text:span text:style-name="T19">20:</text:span> <text:s text:c="5"/></text:p>
      <text:p text:style-name="P25"><text:span text:style-name="T19">21:</text:span> <text:s text:c="5"/><text:span text:style-name="T37">Side effects:</text:span></text:p>
      <text:p text:style-name="P25"><text:span text:style-name="T19">22:</text:span> <text:s text:c="5"/>53 was found in the list at position 5</text:p>
      <text:p text:style-name="P38"><text:bookmark-start text:name="DDE_LINK13"/><text:span text:style-name="T19">23:</text:span> <text:s text:c="3"/><text:span text:style-name="T22">%/output</text:span><text:bookmark-end text:name="DDE_LINK13"/></text:p>
      <text:p text:style-name="Text_20_body">When this program was executed, it determined that <text:span text:style-name="T11">53</text:span> was present in the list at position <text:span text:style-name="T6">5</text:span>.</text:p>
      <text:h text:style-name="Heading_20_4" text:outline-level="4">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7">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5"><text:span text:style-name="T19"><text:s/>1:</text:span><text:span text:style-name="T31">%mathpiper</text:span></text:p>
      <text:p text:style-name="P26"><text:s/>2:</text:p>
      <text:p text:style-name="P25"><text:span text:style-name="T19"><text:s/>3:</text:span><text:span text:style-name="T29">//Print all values in a list.</text:span></text:p>
      <text:p text:style-name="P26"><text:s/>4:</text:p>
      <text:p text:style-name="P25"><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5"><text:span text:style-name="T19"><text:s/>6:</text:span>[</text:p>
      <text:p text:style-name="P25"><text:span text:style-name="T19"><text:s/>7:</text:span> <text:s text:c="3"/><text:span text:style-name="T20">Echo</text:span><text:span text:style-name="T5">(</text:span>x<text:span text:style-name="T5">)</text:span>; </text:p>
      <text:p text:style-name="P25"><text:span text:style-name="T19"><text:s/>8:</text:span>];</text:p>
      <text:p text:style-name="P26"><text:s/>9:</text:p>
      <text:p text:style-name="P25"><text:span text:style-name="T19">10:</text:span><text:span text:style-name="T31">%/mathpiper</text:span></text:p>
      <text:p text:style-name="P26">11:</text:p>
      <text:p text:style-name="P25"><text:span text:style-name="T19">12:</text:span> <text:s text:c="3"/><text:span text:style-name="T22">%output,preserve="false"</text:span></text:p>
      <text:p text:style-name="P25"><text:span text:style-name="T19">13:</text:span> <text:s text:c="5"/><text:span text:style-name="T22">Result:</text:span> True</text:p>
      <text:p text:style-name="P25"><text:span text:style-name="T19">14:</text:span> <text:s text:c="5"/></text:p>
      <text:p text:style-name="P25"><text:span text:style-name="T19">15:</text:span> <text:s text:c="5"/><text:span text:style-name="T37">Side effects:</text:span></text:p>
      <text:p text:style-name="P25"><text:span text:style-name="T19">16:</text:span> <text:s text:c="5"/>50 </text:p>
      <text:p text:style-name="P25"><text:span text:style-name="T19">17:</text:span> <text:s text:c="5"/>51 </text:p>
      <text:p text:style-name="P25"><text:span text:style-name="T19">18:</text:span> <text:s text:c="5"/>52 </text:p>
      <text:p text:style-name="P25"><text:span text:style-name="T19">19:</text:span> <text:s text:c="5"/>53 </text:p>
      <text:p text:style-name="P25"><text:span text:style-name="T19">20:</text:span> <text:s text:c="5"/>54 </text:p>
      <text:p text:style-name="P25"><text:span text:style-name="T19">21:</text:span> <text:s text:c="5"/>55 </text:p>
      <text:p text:style-name="P25"><text:span text:style-name="T19">22:</text:span> <text:s text:c="5"/>56 </text:p>
      <text:p text:style-name="P25"><text:span text:style-name="T19">23:</text:span> <text:s text:c="5"/>57 </text:p>
      <text:p text:style-name="P25"><text:span text:style-name="T19">24:</text:span> <text:s text:c="5"/>58 </text:p>
      <text:p text:style-name="P25"><text:span text:style-name="T19">25:</text:span> <text:s text:c="5"/>59</text:p>
      <text:p text:style-name="P37"><text:soft-page-break/><text:span text:style-name="T13">26:</text:span><text:span text:style-name="T10"> <text:s text:c="3"/></text:span><text:span text:style-name="T22">%/output</text:span></text:p>
      <text:h text:style-name="Heading_20_3" text:outline-level="3">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ableForm()</text:h>
      <table:table table:name="Table39" table:style-name="Table39">
        <table:table-column table:style-name="Table39.A"/>
        <table:table-row>
          <table:table-cell table:style-name="Table39.A1" office:value-type="string">
            <text:p text:style-name="P37">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2">Result&gt; {2,4,6,8,10,12,14,16,18,20}</text:p>
      <text:p text:style-name="Preformatted_20_Text"/>
      <text:p text:style-name="Preformatted_20_Text">In&gt; TableForm(testList)</text:p>
      <text:p text:style-name="P22">Result&gt; True</text:p>
      <text:p text:style-name="P33">Side Effects&gt;</text:p>
      <text:p text:style-name="P33">2</text:p>
      <text:p text:style-name="P33">4</text:p>
      <text:p text:style-name="P33">6</text:p>
      <text:p text:style-name="P33">8</text:p>
      <text:p text:style-name="P33">10</text:p>
      <text:p text:style-name="P33">12</text:p>
      <text:p text:style-name="P33">14</text:p>
      <text:p text:style-name="P33">16</text:p>
      <text:p text:style-name="P33">18</text:p>
      <text:p text:style-name="P33">20</text:p>
      <text:h text:style-name="Heading_20_4" text:outline-level="4">The .. Range Operator</text:h>
      <table:table table:name="Table14" table:style-name="Table14">
        <table:table-column table:style-name="Table14.A"/>
        <table:table-row>
          <table:table-cell table:style-name="Table14.A1" office:value-type="string">
            <text:p text:style-name="P37">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2">Result&gt; {1,2,3,4,5,6,7,8,9,10}</text:p>
      <text:p text:style-name="Preformatted_20_Text"/>
      <text:p text:style-name="Preformatted_20_Text"><text:soft-page-break/>In&gt; 10 .. 1</text:p>
      <text:p text:style-name="P22">Result&gt; {10,9,8,7,6,5,4,3,2,1}</text:p>
      <text:p text:style-name="Preformatted_20_Text"/>
      <text:p text:style-name="Preformatted_20_Text">In&gt; -10 .. 10</text:p>
      <text:p text:style-name="P22">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7">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2">Result&gt; True</text:p>
      <text:p text:style-name="Preformatted_20_Text"/>
      <text:p text:style-name="Preformatted_20_Text">In&gt; Contains({50,51,52,53,54,55,56,57,58,59}, 75)</text:p>
      <text:p text:style-name="P22">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2">Result&gt; True</text:p>
      <text:p text:style-name="P22"/>
      <text:h text:style-name="Heading_20_4" text:outline-level="4">Find()</text:h>
      <table:table table:name="Table11" table:style-name="Table11">
        <table:table-column table:style-name="Table11.A"/>
        <table:table-row>
          <table:table-cell table:style-name="Table11.A1" office:value-type="string">
            <text:p text:style-name="P37">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2">Result&gt; 2</text:p>
      <text:p text:style-name="P25"/>
      <text:p text:style-name="P25">In&gt; Find({23, 15, 67, 98, 64}, 8)</text:p>
      <text:p text:style-name="P22"><text:soft-page-break/>Result&gt; -1</text:p>
      <text:p text:style-name="P22"/>
      <text:h text:style-name="Heading_20_4" text:outline-level="4">Count()</text:h>
      <table:table table:name="Table12" table:style-name="Table12">
        <table:table-column table:style-name="Table12.A"/>
        <table:table-row>
          <table:table-cell table:style-name="Table12.A1" office:value-type="string">
            <text:p text:style-name="P37">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2">Result&gt; {a,b,b,c,c,c,d,d,d,d,e,e,e,e,e}</text:p>
      <text:p text:style-name="Preformatted_20_Text"/>
      <text:p text:style-name="Preformatted_20_Text">In&gt; Count(testList, c)</text:p>
      <text:p text:style-name="P22">Result&gt; 3</text:p>
      <text:p text:style-name="Preformatted_20_Text"/>
      <text:p text:style-name="Preformatted_20_Text">In&gt; Count(testList, e)</text:p>
      <text:p text:style-name="P22">Result&gt; 5</text:p>
      <text:p text:style-name="P22"/>
      <text:p text:style-name="P25">In&gt; Count(testList, z)</text:p>
      <text:p text:style-name="P22">Result&gt; 0</text:p>
      <text:p text:style-name="Preformatted_20_Text"/>
      <text:h text:style-name="Heading_20_4" text:outline-level="4">Select()</text:h>
      <table:table table:name="Table13" table:style-name="Table13">
        <table:table-column table:style-name="Table13.A"/>
        <table:table-row>
          <table:table-cell table:style-name="Table13.A1" office:value-type="string">
            <text:p text:style-name="P37">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2">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2">Result&gt; {33,99,67,65}</text:p>
      <text:p text:style-name="Preformatted_20_Text"/>
      <text:p text:style-name="Preformatted_20_Text">In&gt; Select("IsEven", {16,14,82,92,33,74,99,67,65,52})</text:p>
      <text:p text:style-name="P22">Result&gt; {16,14,82,92,74,52}</text:p>
      <text:p text:style-name="Preformatted_20_Text"/>
      <text:p text:style-name="Preformatted_20_Text">In&gt; Select("IsPrime", 1 .. 75)</text:p>
      <text:p text:style-name="P22">Result&gt; {2,3,5,7,11,13,17,19,23,29,31,37,41,43,47,53,59,61,67,71,73}</text:p>
      <text:p text:style-name="Preformatted_20_Text"><text:soft-page-break/></text:p>
      <text:p text:style-name="Text_20_body">Notice how the third example uses the <text:span text:style-name="T6">..</text:span> operator to automatically generate a list of consecutive integers from 1 to 75 for the Select() function to analyze.</text:p>
      <text:h text:style-name="Heading_20_4" text:outline-level="4">The Nth() Function &amp; The [] Operator</text:h>
      <table:table table:name="Table15" table:style-name="Table15">
        <table:table-column table:style-name="Table15.A"/>
        <table:table-row>
          <table:table-cell table:style-name="Table15.A1" office:value-type="string">
            <text:p text:style-name="P37">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2">Result&gt; {a,b,c,d,e,f,g}</text:p>
      <text:p text:style-name="Preformatted_20_Text"/>
      <text:p text:style-name="Preformatted_20_Text">In&gt; Nth(testList, 3)</text:p>
      <text:p text:style-name="P22">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2">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2">Result&gt; c</text:p>
      <text:p text:style-name="P22"/>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37">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2">Result&gt; {21,22,23}</text:p>
      <text:p text:style-name="Preformatted_20_Text"/>
      <text:p text:style-name="Preformatted_20_Text">In&gt; Append(testList, 24)</text:p>
      <text:p text:style-name="P22">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text:soft-page-break/>evaluating the variable <text:span text:style-name="T6">testList</text:span> after the Append() function has been called:</text:p>
      <text:p text:style-name="Preformatted_20_Text"/>
      <text:p text:style-name="Preformatted_20_Text">In&gt; testList</text:p>
      <text:p text:style-name="P22">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2">Result&gt; {21,22,23}</text:p>
      <text:p text:style-name="Preformatted_20_Text"/>
      <text:p text:style-name="Preformatted_20_Text">In&gt; testList := Append(testList, 24)</text:p>
      <text:p text:style-name="P22">Result&gt; {21,22,23,24}</text:p>
      <text:p text:style-name="Preformatted_20_Text"/>
      <text:p text:style-name="Preformatted_20_Text">In&gt; testList</text:p>
      <text:p text:style-name="P22">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4" text:outline-level="4">The : Prepend Operator</text:h>
      <table:table table:name="Table28" table:style-name="Table28">
        <table:table-column table:style-name="Table28.A"/>
        <table:table-row>
          <table:table-cell table:style-name="Table28.A1" office:value-type="string">
            <text:p text:style-name="P37">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2">Result&gt; {b,c,d}</text:p>
      <text:p text:style-name="Preformatted_20_Text"/>
      <text:p text:style-name="Preformatted_20_Text">In&gt; testList := a:testList</text:p>
      <text:p text:style-name="P22">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37">Concat(list1, list2, ...)</text:p>
          </table:table-cell>
        </table:table-row>
      </table:table>
      <text:p text:style-name="Preformatted_20_Text"/>
      <text:p text:style-name="Text_20_body"><text:soft-page-break/>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2">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37">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7">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7">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2">Result&gt; {a,b,c,d,e,f,g}</text:p>
      <text:p text:style-name="Preformatted_20_Text"/>
      <text:p text:style-name="Preformatted_20_Text">In&gt; testList := Insert(testList, 4, 123)</text:p>
      <text:p text:style-name="P22">Result&gt; {a,b,c,123,d,e,f,g}</text:p>
      <text:p text:style-name="Preformatted_20_Text"/>
      <text:p text:style-name="Preformatted_20_Text">In&gt; testList := Delete(testList, 4)</text:p>
      <text:p text:style-name="P22">Result&gt; {a,b,c,d,e,f,g}</text:p>
      <text:p text:style-name="Preformatted_20_Text"/>
      <text:p text:style-name="Preformatted_20_Text">In&gt; testList := Replace(testList, 4, xxx)</text:p>
      <text:p text:style-name="P22">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7">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ext:soft-page-break/>taken from the <text:span text:style-name="T6">beginning</text:span> of a list:</text:p>
      <text:p text:style-name="Preformatted_20_Text"/>
      <text:p text:style-name="Preformatted_20_Text">In&gt; testList := {a,b,c,d,e,f,g}</text:p>
      <text:p text:style-name="P22">Result&gt; {a,b,c,d,e,f,g}</text:p>
      <text:p text:style-name="Preformatted_20_Text"/>
      <text:p text:style-name="Preformatted_20_Text">In&gt; Take(testList, 3)</text:p>
      <text:p text:style-name="P22">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2">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2">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7">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2">Result&gt; {a,b,c,d,e,f,g}</text:p>
      <text:p text:style-name="Preformatted_20_Text"/>
      <text:p text:style-name="P25">In&gt; Drop(testList, 3)</text:p>
      <text:p text:style-name="P22">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5">In&gt; Drop(testList, -3)</text:p>
      <text:p text:style-name="P22"><text:soft-page-break/>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5">In&gt; Drop(testList, {3,5})</text:p>
      <text:p text:style-name="P22">Result&gt; {a,b,f,g}</text:p>
      <text:p text:style-name="P22"/>
      <text:h text:style-name="Heading_20_4" text:outline-level="4">FillList()</text:h>
      <table:table table:name="Table21" table:style-name="Table21">
        <table:table-column table:style-name="Table21.A"/>
        <table:table-row>
          <table:table-cell table:style-name="Table21.A1" office:value-type="string">
            <text:p text:style-name="P37">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2">Result&gt; {a,a,a,a,a}</text:p>
      <text:p text:style-name="Preformatted_20_Text"/>
      <text:p text:style-name="Preformatted_20_Text">In&gt; FillList(42,8)</text:p>
      <text:p text:style-name="P22">Result&gt; {42,42,42,42,42,42,42,42}</text:p>
      <text:p text:style-name="Preformatted_20_Text"/>
      <text:h text:style-name="Heading_20_4" text:outline-level="4">RemoveDuplicates()</text:h>
      <table:table table:name="Table22" table:style-name="Table22">
        <table:table-column table:style-name="Table22.A"/>
        <table:table-row>
          <table:table-cell table:style-name="Table22.A1" office:value-type="string">
            <text:p text:style-name="P37">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2">Result&gt; {a,a,b,c,c,b,b,a,b,c,c}</text:p>
      <text:p text:style-name="Preformatted_20_Text"/>
      <text:p text:style-name="Preformatted_20_Text">In&gt; RemoveDuplicates(testList)</text:p>
      <text:p text:style-name="P22">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37">Reverse(list)</text:p>
          </table:table-cell>
        </table:table-row>
      </table:table>
      <text:p text:style-name="Text_20_body"/>
      <text:p text:style-name="Text_20_body"><text:soft-page-break/><text:span text:style-name="T6">Reverse()</text:span> reverses the order of the expressions in a list:</text:p>
      <text:p text:style-name="Preformatted_20_Text"/>
      <text:p text:style-name="Preformatted_20_Text">In&gt; testList := {a,b,c,d,e,f,g,h}</text:p>
      <text:p text:style-name="P22">Result&gt; {a,b,c,d,e,f,g,h}</text:p>
      <text:p text:style-name="Preformatted_20_Text"/>
      <text:p text:style-name="Preformatted_20_Text">In&gt; Reverse(testList)</text:p>
      <text:p text:style-name="P22">Result&gt; {h,g,f,e,d,c,b,a}</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37">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2">Result&gt; {a,b,c,d,e,f,g,h}</text:p>
      <text:p text:style-name="Preformatted_20_Text"/>
      <text:p text:style-name="Preformatted_20_Text">In&gt; Partition(testList, 2)</text:p>
      <text:p text:style-name="P22">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2">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2">Result&gt; 2</text:p>
      <text:p text:style-name="Preformatted_20_Text"/>
      <text:p text:style-name="P49">The Mod() function, which divides two integers and return their remainder, is covered in a later section.</text:p>
      <text:h text:style-name="Heading_20_3" text:outline-level="3">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4" text:outline-level="4">RandomIntegerVector()</text:h>
      <table:table table:name="Table31" table:style-name="Table31">
        <table:table-column table:style-name="Table31.A"/>
        <table:table-row>
          <table:table-cell table:style-name="Table31.A1" office:value-type="string">
            <text:p text:style-name="P37">RandomIntegerVector(length, lowest_possible, highest_possible)<text:soft-page-break/></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2">Result&gt; {73,93,80,37,55,93,40,21,7,24}</text:p>
      <text:p text:style-name="P22"/>
      <text:h text:style-name="Heading_20_4" text:outline-level="4">Max() &amp; Min()</text:h>
      <table:table table:name="Table25" table:style-name="Table25">
        <table:table-column table:style-name="Table25.A"/>
        <table:table-row>
          <table:table-cell table:style-name="Table25.A1" office:value-type="string">
            <text:p text:style-name="Preformatted_20_Text">Max(value1, value2)</text:p>
            <text:p text:style-name="P37">Max(list)</text:p>
          </table:table-cell>
        </table:table-row>
      </table:table>
      <text:p text:style-name="Preformatted_20_Text"/>
      <text:p text:style-name="P48">If two values are passed to Max(), it determines which one is larger:</text:p>
      <text:p text:style-name="Preformatted_20_Text"/>
      <text:p text:style-name="Preformatted_20_Text">In&gt; Max(10, 20)</text:p>
      <text:p text:style-name="P22">Result&gt; 20</text:p>
      <text:p text:style-name="Preformatted_20_Text"/>
      <text:p text:style-name="P48">If a list of values are passed to Max(), it finds the largest value in the list:</text:p>
      <text:p text:style-name="Preformatted_20_Text"/>
      <text:p text:style-name="Preformatted_20_Text">In&gt; testList := RandomIntegerVector(10, 1, 99)</text:p>
      <text:p text:style-name="P22">Result&gt; {73,93,80,37,55,93,40,21,7,24}</text:p>
      <text:p text:style-name="Preformatted_20_Text"/>
      <text:p text:style-name="Preformatted_20_Text">In&gt; Max(testList)</text:p>
      <text:p text:style-name="P22">Result&gt; 93</text:p>
      <text:p text:style-name="P25"/>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7">Min(list)</text:p>
          </table:table-cell>
        </table:table-row>
      </table:table>
      <text:p text:style-name="Preformatted_20_Text"/>
      <text:p text:style-name="P48">If two values are passed to Min(), it determines which one is smaller:</text:p>
      <text:p text:style-name="Preformatted_20_Text"/>
      <text:p text:style-name="Preformatted_20_Text">In&gt; Min(10, 20)</text:p>
      <text:p text:style-name="P22">Result&gt; 10</text:p>
      <text:p text:style-name="Preformatted_20_Text"/>
      <text:p text:style-name="P48">If a list of values are passed to Min(), it finds the smallest value in the list:</text:p>
      <text:p text:style-name="Preformatted_20_Text"/>
      <text:p text:style-name="Preformatted_20_Text">In&gt; testList := RandomIntegerVector(10, 1, 99)</text:p>
      <text:p text:style-name="P22"><text:soft-page-break/>Result&gt; {73,93,80,37,55,93,40,21,7,24}</text:p>
      <text:p text:style-name="Preformatted_20_Text"/>
      <text:p text:style-name="Preformatted_20_Text">In&gt; Min(testList)</text:p>
      <text:p text:style-name="P24">Result&gt; 7</text:p>
      <text:p text:style-name="P24"/>
      <text:h text:style-name="Heading_20_4" text:outline-level="4">Div() &amp; Mod()</text:h>
      <table:table table:name="Table32" table:style-name="Table32">
        <table:table-column table:style-name="Table32.A"/>
        <table:table-row>
          <table:table-cell table:style-name="Table32.A1" office:value-type="string">
            <text:p text:style-name="Preformatted_20_Text">Div(dividend, divisor)</text:p>
            <text:p text:style-name="P37">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2">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2">Result&gt; 1</text:p>
      <text:p text:style-name="P22"/>
      <text:p text:style-name="Text_20_body">The remainder/modulo operator <text:span text:style-name="T6">%</text:span> can also be used to calculate a remainder:</text:p>
      <text:p text:style-name="Preformatted_20_Text"/>
      <text:p text:style-name="Preformatted_20_Text">In&gt; 7 % 2</text:p>
      <text:p text:style-name="P22">Result&gt; 1</text:p>
      <text:p text:style-name="Preformatted_20_Text"/>
      <text:h text:style-name="Heading_20_4" text:outline-level="4">Gcd()</text:h>
      <table:table table:name="Table33" table:style-name="Table33">
        <table:table-column table:style-name="Table33.A"/>
        <table:table-row>
          <table:table-cell table:style-name="Table33.A1" office:value-type="string">
            <text:p text:style-name="Preformatted_20_Text">Gcd(value1, value2)</text:p>
            <text:p text:style-name="P37">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8">If two integers are passed to Gcd(), it calculates their greatest common divisor:</text:p>
      <text:p text:style-name="P35"/>
      <text:p text:style-name="P35">In&gt; Gcd(21, 56)</text:p>
      <text:p text:style-name="P24">Result&gt; 7</text:p>
      <text:p text:style-name="P35"/>
      <text:p text:style-name="P48">If a list of integers are passed to Gcd(), it finds the greatest common divisor of all the integers in the list:</text:p>
      <text:p text:style-name="P35"/>
      <text:p text:style-name="P35"><text:soft-page-break/>In&gt; Gcd({9, 66, 123})</text:p>
      <text:p text:style-name="P24">Result&gt; 3</text:p>
      <text:p text:style-name="P35"/>
      <text:h text:style-name="Heading_20_4" text:outline-level="4">Lcm()</text:h>
      <table:table table:name="Table34" table:style-name="Table34">
        <table:table-column table:style-name="Table34.A"/>
        <table:table-row>
          <table:table-cell table:style-name="Table34.A1" office:value-type="string">
            <text:p text:style-name="Preformatted_20_Text">Lcm(value1, value2)</text:p>
            <text:p text:style-name="P37">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8">If two integers are passed to Lcm(), it calculates their least common multiple:</text:p>
      <text:p text:style-name="P35"/>
      <text:p text:style-name="P29">In&gt; Lcm(14, 8)</text:p>
      <text:p text:style-name="P24">Result&gt; 56</text:p>
      <text:p text:style-name="P35"/>
      <text:p text:style-name="P48">If a list of integers are passed to Lcm(), it finds the least common multiple of all the integers in the list:</text:p>
      <text:p text:style-name="P35"/>
      <text:p text:style-name="P29">In&gt; Lcm({3,7,9,11})</text:p>
      <text:p text:style-name="P24">Result&gt; 693</text:p>
      <text:p text:style-name="P35"/>
      <text:h text:style-name="Heading_20_4" text:outline-level="4">Add()</text:h>
      <table:table table:name="Table35" table:style-name="Table35">
        <table:table-column table:style-name="Table35.A"/>
        <table:table-row>
          <table:table-cell table:style-name="Table35.A1" office:value-type="string">
            <text:p text:style-name="Preformatted_20_Text">Add(value1, value2, ...)</text:p>
            <text:p text:style-name="P37">Add(list)</text:p>
          </table:table-cell>
        </table:table-row>
      </table:table>
      <text:p text:style-name="P36"/>
      <text:p text:style-name="Text_20_body"><text:span text:style-name="T6">Add()</text:span> can find the sum of two or values passed to it:</text:p>
      <text:p text:style-name="Preformatted_20_Text"/>
      <text:p text:style-name="Preformatted_20_Text">In&gt; Add(3,8,20,11)</text:p>
      <text:p text:style-name="P22">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2">Result&gt; {73,93,80,37,55,93,40,21,7,24}</text:p>
      <text:p text:style-name="Preformatted_20_Text"/>
      <text:p text:style-name="Preformatted_20_Text">In&gt; Add(testList)</text:p>
      <text:p text:style-name="P22">Result&gt; 523</text:p>
      <text:p text:style-name="Preformatted_20_Text"/>
      <text:p text:style-name="Preformatted_20_Text"/>
      <text:p text:style-name="Preformatted_20_Text">In&gt; testList := 1 .. 10</text:p>
      <text:p text:style-name="P22">Result&gt; {1,2,3,4,5,6,7,8,9,10}</text:p>
      <text:p text:style-name="Preformatted_20_Text"/>
      <text:p text:style-name="Preformatted_20_Text"><text:soft-page-break/>In&gt; Add(testList)</text:p>
      <text:p text:style-name="P22">Result&gt; 55</text:p>
      <text:p text:style-name="P22"/>
      <text:h text:style-name="Heading_20_4" text:outline-level="4">Factorize()</text:h>
      <table:table table:name="Table36" table:style-name="Table36">
        <table:table-column table:style-name="Table36.A"/>
        <table:table-row>
          <table:table-cell table:style-name="Table36.A1" office:value-type="string">
            <text:p text:style-name="P37">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2">Result&gt; 6</text:p>
      <text:p text:style-name="P31"/>
      <text:h text:style-name="Heading_20_3" text:outline-level="3">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2">Result&gt; True</text:p>
      <text:p text:style-name="P22"/>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2">Result&gt; 5</text:p>
      <text:p text:style-name="Preformatted_20_Text"/>
      <text:p text:style-name="Preformatted_20_Text"><text:soft-page-break/>In&gt; addNums(4,5)</text:p>
      <text:p text:style-name="P22">Result&gt; 9</text:p>
      <text:p text:style-name="P22"/>
      <text:p text:style-name="Preformatted_20_Text">In&gt; addNums(9,1)</text:p>
      <text:p text:style-name="P22">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6"/>
      <text:p text:style-name="P25"><text:span text:style-name="T19"><text:s/>1:</text:span><text:span text:style-name="T31">%mathpiper</text:span></text:p>
      <text:p text:style-name="P26"><text:s/>2:</text:p>
      <text:p text:style-name="P25"><text:span text:style-name="T19"><text:s/>3:</text:span><text:span text:style-name="T30">evenIntegers</text:span><text:span text:style-name="T5">(</text:span>endInteger<text:span text:style-name="T5">)</text:span> <text:span text:style-name="T5">:=</text:span></text:p>
      <text:p text:style-name="P25"><text:span text:style-name="T19"><text:s/>4:</text:span>[</text:p>
      <text:p text:style-name="P25"><text:span text:style-name="T19"><text:s/>5:</text:span> <text:s text:c="3"/>resultList <text:span text:style-name="T5">:=</text:span> <text:span text:style-name="T5">{}</text:span>;</text:p>
      <text:p text:style-name="P25"><text:span text:style-name="T19"><text:s/>6:</text:span> <text:s text:c="3"/>x <text:span text:style-name="T5">:=</text:span> <text:span text:style-name="T8">2</text:span>;</text:p>
      <text:p text:style-name="P25"><text:span text:style-name="T19"><text:s/>7:</text:span> <text:s text:c="3"/></text:p>
      <text:p text:style-name="P25"><text:span text:style-name="T19"><text:s/>8:</text:span> <text:s text:c="3"/><text:span text:style-name="T20">While</text:span><text:span text:style-name="T5">(</text:span>x <text:span text:style-name="T5">&lt;=</text:span> endInteger<text:span text:style-name="T5">)</text:span></text:p>
      <text:p text:style-name="P25"><text:span text:style-name="T19"><text:s/>9:</text:span> <text:s text:c="3"/>[</text:p>
      <text:p text:style-name="P25"><text:span text:style-name="T19">10:</text:span> <text:s text:c="7"/>resultList <text:span text:style-name="T5">:=</text:span> <text:span text:style-name="T20">Append</text:span><text:span text:style-name="T5">(</text:span>resultList, x<text:span text:style-name="T5">)</text:span>;</text:p>
      <text:p text:style-name="P25"><text:span text:style-name="T19">11:</text:span> <text:s text:c="7"/>x <text:span text:style-name="T5">:=</text:span> x <text:span text:style-name="T5">+</text:span> <text:span text:style-name="T8">2</text:span>;</text:p>
      <text:p text:style-name="P25"><text:span text:style-name="T19">12:</text:span> <text:s text:c="3"/>];</text:p>
      <text:p text:style-name="P25"><text:span text:style-name="T19">13:</text:span> <text:s text:c="3"/></text:p>
      <text:p text:style-name="P25"><text:span text:style-name="T19">14:</text:span> <text:s text:c="3"/>resultList;</text:p>
      <text:p text:style-name="P25"><text:span text:style-name="T19">15:</text:span>];</text:p>
      <text:p text:style-name="P26">16:</text:p>
      <text:p text:style-name="P25"><text:span text:style-name="T19">17:</text:span><text:span text:style-name="T31">%/mathpiper</text:span></text:p>
      <text:p text:style-name="P26">18:</text:p>
      <text:p text:style-name="P25"><text:span text:style-name="T19">19:</text:span> <text:s text:c="3"/><text:span text:style-name="T22">%output,preserve="false"</text:span></text:p>
      <text:p text:style-name="P25"><text:span text:style-name="T19">20:</text:span> <text:s text:c="5"/><text:span text:style-name="T22">Result:</text:span> True</text:p>
      <text:p text:style-name="P38"><text:span text:style-name="T19">21:</text:span><text:span text:style-name="T39"> <text:s text:c="3"/></text:span><text:span text:style-name="T27">%/output</text:span></text:p>
      <text:p text:style-name="P25">In&gt; a := evenIntegers(10)</text:p>
      <text:p text:style-name="P22">Result&gt; {2,4,6,8,10}</text:p>
      <text:p text:style-name="P22"/>
      <text:p text:style-name="P25">In&gt; Length(a)</text:p>
      <text:p text:style-name="P22">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text:soft-page-break/>integers as a result and this result was assigned to the variable 'a'. <text:s/>We then passed the list that was assigned to 'a' to the Length() function in order to determine its size.</text:p>
      <text:h text:style-name="Heading_20_4" text:outline-level="4">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6"/>
      <text:p text:style-name="P25"><text:span text:style-name="T19"><text:s/>1:</text:span><text:span text:style-name="T31">%mathpiper</text:span></text:p>
      <text:p text:style-name="P26"><text:s/>2:</text:p>
      <text:p text:style-name="P25"><text:span text:style-name="T19"><text:s/>3:</text:span><text:span text:style-name="T20">Echo</text:span><text:span text:style-name="T5">(</text:span>x, <text:span text:style-name="T21">","</text:span>, resultList<text:span text:style-name="T5">)</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 <text:s text:c="5"/><text:span text:style-name="T22">Result:</text:span> True</text:p>
      <text:p text:style-name="P25"><text:span text:style-name="T19"><text:s/>9:</text:span> <text:s text:c="5"/></text:p>
      <text:p text:style-name="P25"><text:span text:style-name="T19">10:</text:span> <text:s text:c="5"/><text:span text:style-name="T37">Side effects:</text:span></text:p>
      <text:p text:style-name="P25"><text:span text:style-name="T19">11:</text:span> <text:s text:c="5"/>12 ,{2,4,6,8,10}</text:p>
      <text:p text:style-name="P38"><text:span text:style-name="T19">12:</text:span> <text:s text:c="3"/><text:span text:style-name="T22">%/output</text:span></text:p>
      <text:p text:style-name="Text_20_body">and from within the MathPiper console:</text:p>
      <text:p text:style-name="Text_20_body"/>
      <text:p text:style-name="Preformatted_20_Text">In&gt; x</text:p>
      <text:p text:style-name="P22">Result&gt; 12</text:p>
      <text:p text:style-name="Preformatted_20_Text"/>
      <text:p text:style-name="Preformatted_20_Text">In&gt; resultList</text:p>
      <text:p text:style-name="P22">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6"/>
      <text:p text:style-name="P25"><text:span text:style-name="T19"><text:s/>1:</text:span><text:span text:style-name="T31">%mathpiper</text:span></text:p>
      <text:p text:style-name="P26"><text:soft-page-break/><text:s/>2:</text:p>
      <text:p text:style-name="P25"><text:span text:style-name="T19"><text:s/>3:</text:span><text:span text:style-name="T29">/*</text:span></text:p>
      <text:p text:style-name="P25"><text:span text:style-name="T19"><text:s/>4:</text:span><text:span text:style-name="T29"> This version of evenIntegers() uses Local() to make</text:span></text:p>
      <text:p text:style-name="P25"><text:span text:style-name="T19"><text:s/>5:</text:span><text:span text:style-name="T29"> x and resultList local variables</text:span></text:p>
      <text:p text:style-name="P25"><text:span text:style-name="T19"><text:s/>6:</text:span><text:span text:style-name="T29">*/</text:span></text:p>
      <text:p text:style-name="P26"><text:s/>7:</text:p>
      <text:p text:style-name="P25"><text:span text:style-name="T19"><text:s/>8:</text:span><text:span text:style-name="T30">evenIntegers</text:span><text:span text:style-name="T5">(</text:span>endInteger<text:span text:style-name="T5">)</text:span> <text:span text:style-name="T5">:=</text:span></text:p>
      <text:p text:style-name="P25"><text:span text:style-name="T19"><text:s/>9:</text:span>[</text:p>
      <text:p text:style-name="P25"><text:span text:style-name="T19">10:</text:span> <text:s text:c="3"/><text:span text:style-name="T20">Local</text:span><text:span text:style-name="T5">(</text:span>x,resultList<text:span text:style-name="T5">)</text:span>;</text:p>
      <text:p text:style-name="P25"><text:span text:style-name="T19">11:</text:span> <text:s text:c="3"/></text:p>
      <text:p text:style-name="P25"><text:span text:style-name="T19">12:</text:span> <text:s text:c="3"/>resultList <text:span text:style-name="T5">:=</text:span> <text:span text:style-name="T5">{}</text:span>;</text:p>
      <text:p text:style-name="P25"><text:span text:style-name="T19">13:</text:span> <text:s text:c="3"/>x <text:span text:style-name="T5">:=</text:span> <text:span text:style-name="T8">2</text:span>;</text:p>
      <text:p text:style-name="P25"><text:span text:style-name="T19">14:</text:span> <text:s text:c="3"/></text:p>
      <text:p text:style-name="P25"><text:span text:style-name="T19">15:</text:span> <text:s text:c="3"/><text:span text:style-name="T20">While</text:span><text:span text:style-name="T5">(</text:span>x <text:span text:style-name="T5">&lt;=</text:span> endInteger<text:span text:style-name="T5">)</text:span></text:p>
      <text:p text:style-name="P25"><text:span text:style-name="T19">16:</text:span> <text:s text:c="3"/>[</text:p>
      <text:p text:style-name="P25"><text:span text:style-name="T19">17:</text:span> <text:s text:c="7"/>resultList <text:span text:style-name="T5">:=</text:span> <text:span text:style-name="T20">Append</text:span><text:span text:style-name="T5">(</text:span>resultList, x<text:span text:style-name="T5">)</text:span>;</text:p>
      <text:p text:style-name="P25"><text:span text:style-name="T19">18:</text:span> <text:s text:c="7"/>x <text:span text:style-name="T5">:=</text:span> x <text:span text:style-name="T5">+</text:span> <text:span text:style-name="T8">2</text:span>;</text:p>
      <text:p text:style-name="P25"><text:span text:style-name="T19">19:</text:span> <text:s text:c="3"/>];</text:p>
      <text:p text:style-name="P25"><text:span text:style-name="T19">20:</text:span> <text:s text:c="3"/></text:p>
      <text:p text:style-name="P25"><text:span text:style-name="T19">21:</text:span> <text:s text:c="3"/>resultList;</text:p>
      <text:p text:style-name="P25"><text:span text:style-name="T19">22:</text:span>];</text:p>
      <text:p text:style-name="P26">23:</text:p>
      <text:p text:style-name="P25"><text:span text:style-name="T19">24:</text:span><text:span text:style-name="T31">%/mathpiper</text:span></text:p>
      <text:p text:style-name="P26">25:</text:p>
      <text:p text:style-name="P25"><text:span text:style-name="T19">26:</text:span> <text:s text:c="3"/><text:span text:style-name="T22">%output,preserve="false"</text:span></text:p>
      <text:p text:style-name="P25"><text:span text:style-name="T19">27:</text:span> <text:s text:c="5"/><text:span text:style-name="T22">Result:</text:span> True</text:p>
      <text:p text:style-name="P38"><text:span text:style-name="T19">28:</text:span> <text:s text:c="3"/><text:span text:style-name="T22">%/output</text:span></text:p>
      <text:p text:style-name="P49">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2">Result&gt; True</text:p>
      <text:p text:style-name="Preformatted_20_Text"/>
      <text:p text:style-name="Preformatted_20_Text">In&gt; evenIntegers(10)</text:p>
      <text:p text:style-name="P22">Result&gt; {2,4,6,8,10}</text:p>
      <text:p text:style-name="Preformatted_20_Text"/>
      <text:p text:style-name="Preformatted_20_Text">In&gt; x</text:p>
      <text:p text:style-name="P22">Result&gt; x</text:p>
      <text:p text:style-name="Preformatted_20_Text"/>
      <text:p text:style-name="Preformatted_20_Text">In&gt; resultList</text:p>
      <text:p text:style-name="P22">Result&gt; resultList</text:p>
      <text:p text:style-name="P25"/>
      <text:h text:style-name="Heading_20_3" text:outline-level="3">Applying Functions To List Members</text:h>
      <text:h text:style-name="Heading_20_4" text:outline-level="4">Table() </text:h>
      <table:table table:name="Table38" table:style-name="Table38">
        <table:table-column table:style-name="Table38.A"/>
        <table:table-row>
          <table:table-cell table:style-name="Table38.A1" office:value-type="string">
            <text:p text:style-name="P37">Table(expression, variable, begin_value, end_value, step_amount)<text:soft-page-break/></text:p>
          </table:table-cell>
        </table:table-row>
      </table:table>
      <text:p text:style-name="Preformatted_20_Text"/>
      <text:p text:style-name="Text_20_body">The Table() function creates a list of values by doing the following:</text:p>
      <text:p text:style-name="P59">1) <text:s/>Generating a sequence of values between a "begin_value" and an "end_value" with each value being incremented by the "step_amount".</text:p>
      <text:p text:style-name="P59">2) <text:s/>Placing each value in the sequence into the specified "variable", one value at a time.</text:p>
      <text:p text:style-name="P59">3) <text:s/>Evaluating the defined "expression" (which contains the defined "variable") for each value, one at a time.</text:p>
      <text:p text:style-name="P59">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2">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2">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2">Result&gt; {0,0.1,0.2,0.3,0.4,0.5,0.6,0.7,0.8,0.9,1}</text:p>
      <text:p text:style-name="P22"/>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ext:soft-page-break/>The following examples show the −, *, /,%, and ^ operators being used:</text:p>
      <text:p text:style-name="Standard"/>
      <text:p text:style-name="Preformatted_20_Text">In&gt; 5 - 2</text:p>
      <text:p text:style-name="P22">Result&gt; 3</text:p>
      <text:p text:style-name="Standard"/>
      <text:p text:style-name="Preformatted_20_Text">In&gt; 3*4</text:p>
      <text:p text:style-name="P22">Result&gt; 12</text:p>
      <text:p text:style-name="Standard"/>
      <text:p text:style-name="Preformatted_20_Text">In&gt; 30/3</text:p>
      <text:p text:style-name="P22">Result&gt; 10</text:p>
      <text:p text:style-name="Standard"/>
      <text:p text:style-name="Preformatted_20_Text">In&gt; 8%5</text:p>
      <text:p text:style-name="P22">Result&gt; 3</text:p>
      <text:p text:style-name="Standard"/>
      <text:p text:style-name="Preformatted_20_Text">In&gt; 2^3</text:p>
      <text:p text:style-name="P22">Result&gt; 8</text:p>
      <text:p text:style-name="Standard"/>
      <text:p text:style-name="Text_20_body">The <text:span text:style-name="T6">−</text:span> character can also be used to indicate a negative number:</text:p>
      <text:p text:style-name="Preformatted_20_Text">In&gt; -3</text:p>
      <text:p text:style-name="P22">Result&gt; -3</text:p>
      <text:p text:style-name="Standard"/>
      <text:p text:style-name="Text_20_body">Subtracting a negative number results in a positive number:</text:p>
      <text:p text:style-name="Preformatted_20_Text">In&gt; - -3</text:p>
      <text:p text:style-name="P22">Result&gt; 3</text:p>
      <text:p text:style-name="P22"/>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2">^<text:tab/>Exponents are evaluated right to left.</text:p>
      <text:p text:style-name="P58">*,%,/<text:tab/>Then multiplication, remainder, and division operations are evaluated left to right.</text:p>
      <text:p text:style-name="P52"><text:soft-page-break/>+, −<text:tab/>Finally, addition and subtraction are evaluated left to right.</text:p>
      <text:p text:style-name="P52"/>
      <text:p text:style-name="Text_20_body">Lets manually apply these precedence rules to the multi-operator expression we used earlier. <text:s/>Here is the expression in source code form:</text:p>
      <text:p text:style-name="P16"/>
      <text:p text:style-name="P21">5 + 6*21/18 - 2^3</text:p>
      <text:p text:style-name="P16"/>
      <text:p text:style-name="Text_20_body">And here it is in traditional form:</text:p>
      <text:p text:style-name="P47"><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9">^</text:span>3</text:p>
      <text:p text:style-name="P32">5 + 6<text:span text:style-name="T9">*</text:span>21/18 - <text:span text:style-name="T26">8</text:span></text:p>
      <text:p text:style-name="P32">5 + <text:span text:style-name="T26">126</text:span><text:span text:style-name="T9">/</text:span>18 - 8</text:p>
      <text:p text:style-name="P32">5 <text:span text:style-name="T9">+</text:span> <text:span text:style-name="T26">7</text:span> - 8</text:p>
      <text:p text:style-name="P32"><text:span text:style-name="T26">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6">8</text:span> in the expression below it. <text:s/>In the second expression, the <text:span text:style-name="T9">*</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2">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2">Result&gt; 30</text:p>
      <text:p text:style-name="Standard"/>
      <text:p text:style-name="Text_20_body">Parentheses can also be nested and nested parentheses are evaluated from the <text:soft-page-break/>most deeply nested parentheses outward:</text:p>
      <text:p text:style-name="Standard"/>
      <text:p text:style-name="Preformatted_20_Text">In&gt; <text:bookmark-start text:name="DDE_LINK1"/>((2 + 4)*3)*5<text:bookmark-end text:name="DDE_LINK1"/></text:p>
      <text:p text:style-name="P22">Result&gt; 90</text:p>
      <text:p text:style-name="Standard"/>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2">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2">Result&gt; 7</text:p>
      <text:p text:style-name="P22"/>
      <text:p text:style-name="Text_20_body">If a variable has not been bound to a value yet, it will return itself as the result when it is evaluated:</text:p>
      <text:p text:style-name="Preformatted_20_Text"/>
      <text:p text:style-name="Preformatted_20_Text">In&gt; box2</text:p>
      <text:p text:style-name="P22">Result&gt; box2</text:p>
      <text:p text:style-name="Preformatted_20_Text"/>
      <text:p text:style-name="Text_20_body">MathPiper variables are <text:span text:style-name="T6">case sensitive</text:span>. <text:s/>This means that MathPiper takes into <text:soft-page-break/>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2">Result&gt; 2</text:p>
      <text:p text:style-name="Standard"/>
      <text:p text:style-name="Preformatted_20_Text">b := 3</text:p>
      <text:p text:style-name="P22">Result&gt; 3</text:p>
      <text:p text:style-name="Standard"/>
      <text:p text:style-name="Preformatted_20_Text">a + b</text:p>
      <text:p text:style-name="P22">Result&gt; 5</text:p>
      <text:p text:style-name="Standard"/>
      <text:p text:style-name="Preformatted_20_Text">answer := a + b</text:p>
      <text:p text:style-name="P22">Result&gt; 5</text:p>
      <text:p text:style-name="Standard"/>
      <text:p text:style-name="Preformatted_20_Text">answer</text:p>
      <text:p text:style-name="P22">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2">Result&gt; True</text:p>
      <text:p text:style-name="P33">Side Effects&gt;</text:p>
      <text:p text:style-name="P33">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2">Result&gt; True</text:p>
      <text:p text:style-name="P33">Side Effects&gt;</text:p>
      <text:p text:style-name="P33">1 3 6 </text:p>
      <text:p text:style-name="Standard"/>
      <text:p text:style-name="Text_20_body">The expressions were each evaluated and their results were returned as side <text:soft-page-break/>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5"><text:span text:style-name="T19"><text:s/>1:</text:span><text:span text:style-name="T31">%mathpiper</text:span></text:p>
      <text:p text:style-name="P26"><text:s/>2:</text:p>
      <text:p text:style-name="P25"><text:span text:style-name="T19"><text:s/>3:</text:span><text:span text:style-name="T20">Echo</text:span><text:span text:style-name="T5">(</text:span><text:span text:style-name="T8">1</text:span><text:span text:style-name="T5">)</text:span>;</text:p>
      <text:p text:style-name="P26"><text:s/>4:</text:p>
      <text:p text:style-name="P25"><text:span text:style-name="T19"><text:s/>5:</text:span><text:span text:style-name="T20">Echo</text:span><text:span text:style-name="T5">(</text:span><text:span text:style-name="T8">1</text:span><text:span text:style-name="T5">+</text:span><text:span text:style-name="T8">2</text:span><text:span text:style-name="T5">)</text:span>;</text:p>
      <text:p text:style-name="P26"><text:s/>6:</text:p>
      <text:p text:style-name="P25"><text:span text:style-name="T19"><text:s/>7:</text:span><text:span text:style-name="T20">Echo</text:span><text:span text:style-name="T5">(</text:span><text:span text:style-name="T8">2</text:span><text:span text:style-name="T5">*</text:span><text:span text:style-name="T8">3</text:span><text:span text:style-name="T5">)</text:span>;</text:p>
      <text:p text:style-name="P26"><text:s/>8:</text:p>
      <text:p text:style-name="P25"><text:span text:style-name="T19"><text:s/>9:</text:span><text:span text:style-name="T31">%/mathpiper</text:span></text:p>
      <text:p text:style-name="P26">10:</text:p>
      <text:p text:style-name="P25"><text:span text:style-name="T19">11:</text:span> <text:s text:c="3"/><text:span text:style-name="T22">%output,preserve="false"</text:span></text:p>
      <text:p text:style-name="P25"><text:span text:style-name="T19">12:</text:span> <text:s text:c="5"/><text:span text:style-name="T22">Result:</text:span> True</text:p>
      <text:p text:style-name="P25"><text:span text:style-name="T19">13:</text:span> <text:s text:c="5"/></text:p>
      <text:p text:style-name="P25"><text:span text:style-name="T19">14:</text:span> <text:s text:c="5"/><text:span text:style-name="T37">Side effects:</text:span></text:p>
      <text:p text:style-name="P25"><text:span text:style-name="T19">15:</text:span> <text:s text:c="5"/>1 </text:p>
      <text:p text:style-name="P25"><text:span text:style-name="T19">16:</text:span> <text:s text:c="5"/>3 </text:p>
      <text:p text:style-name="P25"><text:span text:style-name="T19">17:</text:span> <text:s text:c="5"/>6</text:p>
      <text:p text:style-name="P38"><text:span text:style-name="T19">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a <text:span text:style-name="T5">:=</text:span> <text:span text:style-name="T8">1</text:span>;</text:p>
      <text:p text:style-name="P25"><text:span text:style-name="T19"><text:s/>4:</text:span>b <text:span text:style-name="T5">:=</text:span> <text:span text:style-name="T8">2</text:span>;</text:p>
      <text:p text:style-name="P25"><text:span text:style-name="T19"><text:s/>5:</text:span>c <text:span text:style-name="T5">:=</text:span> <text:span text:style-name="T8">3</text:span>;</text:p>
      <text:p text:style-name="P26"><text:s/>6:</text:p>
      <text:p text:style-name="P25"><text:span text:style-name="T19"><text:s/>7:</text:span><text:span text:style-name="T31">%/mathpiper</text:span></text:p>
      <text:p text:style-name="P26"><text:s/>8:</text:p>
      <text:p text:style-name="P25"><text:span text:style-name="T19"><text:s/>9:</text:span> <text:s text:c="3"/><text:span text:style-name="T22">%output,preserve="false"</text:span></text:p>
      <text:p text:style-name="P25"><text:span text:style-name="T19">10:</text:span> <text:s text:c="5"/><text:span text:style-name="T22">Result:</text:span> 3</text:p>
      <text:p text:style-name="P37"><text:span text:style-name="T13">11:</text:span><text:span text:style-name="T10"> <text:s text:c="3"/></text:span><text:span text:style-name="T22">%/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ext:soft-page-break/>The following example shows how Echo() can be used display the contents of all three variables:</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a <text:span text:style-name="T5">:=</text:span> <text:span text:style-name="T8">1</text:span>;</text:p>
      <text:p text:style-name="P25"><text:span text:style-name="T19"><text:s/>4:</text:span><text:span text:style-name="T20">Echo</text:span><text:span text:style-name="T5">(</text:span>a<text:span text:style-name="T5">)</text:span>;</text:p>
      <text:p text:style-name="P26"><text:s/>5:</text:p>
      <text:p text:style-name="P25"><text:span text:style-name="T19"><text:s/>6:</text:span>b <text:span text:style-name="T5">:=</text:span> <text:span text:style-name="T8">2</text:span>;</text:p>
      <text:p text:style-name="P25"><text:span text:style-name="T19"><text:s/>7:</text:span><text:span text:style-name="T20">Echo</text:span><text:span text:style-name="T5">(</text:span>b<text:span text:style-name="T5">)</text:span>;</text:p>
      <text:p text:style-name="P26"><text:s/>8:</text:p>
      <text:p text:style-name="P25"><text:span text:style-name="T19"><text:s/>9:</text:span>c <text:span text:style-name="T5">:=</text:span> <text:span text:style-name="T8">3</text:span>;</text:p>
      <text:p text:style-name="P25"><text:span text:style-name="T19">10:</text:span><text:span text:style-name="T20">Echo</text:span><text:span text:style-name="T5">(</text:span>c<text:span text:style-name="T5">)</text:span>;</text:p>
      <text:p text:style-name="P26">11:</text:p>
      <text:p text:style-name="P25"><text:span text:style-name="T19">12:</text:span><text:span text:style-name="T31">%/mathpiper</text:span></text:p>
      <text:p text:style-name="P26">13:</text:p>
      <text:p text:style-name="P25"><text:span text:style-name="T19">14:</text:span> <text:s text:c="3"/><text:span text:style-name="T22">%output,preserve="false"</text:span></text:p>
      <text:p text:style-name="P25"><text:span text:style-name="T19">15:</text:span> <text:s text:c="5"/><text:span text:style-name="T22">Result:</text:span> True</text:p>
      <text:p text:style-name="P25"><text:span text:style-name="T19">16:</text:span> <text:s text:c="5"/></text:p>
      <text:p text:style-name="P25"><text:span text:style-name="T19">17:</text:span> <text:s text:c="5"/><text:span text:style-name="T37">Side effects:</text:span></text:p>
      <text:p text:style-name="P25"><text:span text:style-name="T19">18:</text:span> <text:s text:c="5"/>1 </text:p>
      <text:p text:style-name="P25"><text:span text:style-name="T19">19:</text:span> <text:s text:c="5"/>2 </text:p>
      <text:p text:style-name="P25"><text:span text:style-name="T19">20:</text:span> <text:s text:c="5"/>3</text:p>
      <text:p text:style-name="P37"><text:span text:style-name="T13">21:</text:span><text:span text:style-name="T10">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5"><text:span text:style-name="T19"><text:s/>1:</text:span><text:span text:style-name="T31">%mathpiper</text:span></text:p>
      <text:p text:style-name="P26"><text:s/>2:</text:p>
      <text:p text:style-name="P25"><text:span text:style-name="T19"><text:s/>3:</text:span><text:span text:style-name="T20">Write</text:span><text:span text:style-name="T5">(</text:span><text:span text:style-name="T8">1</text:span><text:span text:style-name="T5">)</text:span>;</text:p>
      <text:p text:style-name="P26"><text:s/>4:</text:p>
      <text:p text:style-name="P25"><text:span text:style-name="T19"><text:s/>5:</text:span><text:span text:style-name="T20">Write</text:span><text:span text:style-name="T5">(</text:span><text:span text:style-name="T8">1</text:span><text:span text:style-name="T5">+</text:span><text:span text:style-name="T8">2</text:span><text:span text:style-name="T5">)</text:span>;</text:p>
      <text:p text:style-name="P26"><text:s/>6:</text:p>
      <text:p text:style-name="P25"><text:span text:style-name="T19"><text:s/>7:</text:span><text:span text:style-name="T20">Echo</text:span><text:span text:style-name="T5">(</text:span><text:span text:style-name="T8">2</text:span><text:span text:style-name="T5">*</text:span><text:span text:style-name="T8">3</text:span><text:span text:style-name="T5">)</text:span>;</text:p>
      <text:p text:style-name="P26"><text:s/>8:</text:p>
      <text:p text:style-name="P25"><text:span text:style-name="T19"><text:s/>9:</text:span><text:span text:style-name="T31">%/mathpiper</text:span></text:p>
      <text:p text:style-name="P26">10:</text:p>
      <text:p text:style-name="P25"><text:span text:style-name="T19">11:</text:span> <text:s text:c="3"/><text:span text:style-name="T22">%output,preserve="false"</text:span></text:p>
      <text:p text:style-name="P25"><text:span text:style-name="T19">12:</text:span> <text:s text:c="5"/><text:span text:style-name="T22">Result:</text:span> True</text:p>
      <text:p text:style-name="P25"><text:span text:style-name="T19">13:</text:span> <text:s text:c="5"/></text:p>
      <text:p text:style-name="P25"><text:span text:style-name="T19">14:</text:span> <text:s text:c="5"/><text:span text:style-name="T37">Side effects:</text:span></text:p>
      <text:p text:style-name="P25"><text:span text:style-name="T19">15:</text:span> <text:s text:c="5"/>1 3 6</text:p>
      <text:p text:style-name="P38"><text:span text:style-name="T19">16:</text:span> <text:s text:c="3"/><text:span text:style-name="T22">%/output</text:span></text:p>
      <text:p text:style-name="Text_20_body">Write() and Echo() have other differences than the one discussed here and more <text:soft-page-break/>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 <text:s text:c="5"/><text:span text:style-name="T22">Result:</text:span> True</text:p>
      <text:p text:style-name="P25"><text:span text:style-name="T19"><text:s/>9:</text:span> <text:s text:c="5"/></text:p>
      <text:p text:style-name="P25"><text:span text:style-name="T19">10:</text:span> <text:s text:c="5"/><text:span text:style-name="T37">Side effects:</text:span></text:p>
      <text:p text:style-name="P25"><text:span text:style-name="T19">11:</text:span> <text:s text:c="5"/>1 </text:p>
      <text:p text:style-name="P25"><text:span text:style-name="T19">12:</text:span> <text:s text:c="5"/>2 </text:p>
      <text:p text:style-name="P25"><text:span text:style-name="T19">13:</text:span> <text:s text:c="5"/>3</text:p>
      <text:p text:style-name="P38"><text:span text:style-name="T19">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5"><text:span text:style-name="T19"><text:s/>1:</text:span><text:span text:style-name="T31">%mathpiper</text:span></text:p>
      <text:p text:style-name="P25"><text:span text:style-name="T34"><text:s/></text:span><text:span text:style-name="T19">2:</text:span></text:p>
      <text:p text:style-name="P25"><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 <text:s text:c="5"/><text:span text:style-name="T22">Result:</text:span> True</text:p>
      <text:p text:style-name="P25"><text:span text:style-name="T19"><text:s/>9:</text:span> <text:s text:c="5"/></text:p>
      <text:p text:style-name="P25"><text:span text:style-name="T19">10:</text:span> <text:s text:c="5"/><text:span text:style-name="T37">Side effects:</text:span></text:p>
      <text:p text:style-name="P25"><text:span text:style-name="T19">11:</text:span> <text:s text:c="5"/>1 </text:p>
      <text:p text:style-name="P25"><text:span text:style-name="T19">12:</text:span> <text:s text:c="5"/>2 </text:p>
      <text:p text:style-name="P25"><text:soft-page-break/><text:span text:style-name="T19">13:</text:span> <text:s text:c="5"/>3</text:p>
      <text:p text:style-name="P37"><text:span text:style-name="T13">14:</text:span><text:span text:style-name="T22">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5"><text:span text:style-name="T19"><text:s/>1:</text:span><text:span text:style-name="T31">%mathpiper</text:span></text:p>
      <text:p text:style-name="P26"><text:s/>2:</text:p>
      <text:p text:style-name="P25"><text:span text:style-name="T19"><text:s/>3:</text:span><text:bookmark-start text:name="DDE_LINK3"/>a <text:span text:style-name="T5">:=</text:span> <text:span text:style-name="T21">"Hello, I am a string."</text:span>;<text:bookmark-end text:name="DDE_LINK3"/></text:p>
      <text:p text:style-name="P25"><text:span text:style-name="T19"><text:s/>4:</text:span><text:span text:style-name="T20">Echo</text:span><text:span text:style-name="T5">(</text:span>a<text:span text:style-name="T5">)</text:span>;</text:p>
      <text:p text:style-name="P26"><text:s/>5:</text:p>
      <text:p text:style-name="P25"><text:span text:style-name="T19"><text:s/>6:</text:span><text:span text:style-name="T31">%/mathpiper</text:span></text:p>
      <text:p text:style-name="P26"><text:s/>7:</text:p>
      <text:p text:style-name="P25"><text:span text:style-name="T19"><text:s/>8:</text:span> <text:s text:c="3"/><text:span text:style-name="T22">%output,preserve="false"</text:span></text:p>
      <text:p text:style-name="P25"><text:span text:style-name="T19"><text:s/>9:</text:span> <text:s text:c="5"/><text:span text:style-name="T22">Result:</text:span> True</text:p>
      <text:p text:style-name="P25"><text:span text:style-name="T19">10:</text:span> <text:s text:c="5"/></text:p>
      <text:p text:style-name="P25"><text:span text:style-name="T19">11:</text:span> <text:s text:c="5"/><text:span text:style-name="T37">Side effects:</text:span></text:p>
      <text:p text:style-name="P25"><text:span text:style-name="T19">12:</text:span> <text:s text:c="5"/>Hello, I am a string.</text:p>
      <text:p text:style-name="P38"><text:span text:style-name="T19">13:</text:span> <text:s text:c="3"/><text:span text:style-name="T22">%/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2">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
      <text:p text:style-name="Preformatted_20_Text">In&gt; a[1]</text:p>
      <text:p text:style-name="P22">Result&gt; "H"</text:p>
      <text:p text:style-name="Preformatted_20_Text"/>
      <text:p text:style-name="Preformatted_20_Text">In&gt; a[2]</text:p>
      <text:p text:style-name="P22"><text:soft-page-break/>Result&gt; "e"</text:p>
      <text:p text:style-name="Preformatted_20_Text"/>
      <text:p text:style-name="Preformatted_20_Text">In&gt; a[3]</text:p>
      <text:p text:style-name="P22">Result&gt; "l"</text:p>
      <text:p text:style-name="Preformatted_20_Text"/>
      <text:p text:style-name="Preformatted_20_Text">In&gt; a[4]</text:p>
      <text:p text:style-name="P22">Result&gt; "l"</text:p>
      <text:p text:style-name="Preformatted_20_Text"/>
      <text:p text:style-name="Preformatted_20_Text">In&gt; a[5]</text:p>
      <text:p text:style-name="P22">Result&gt; "o"</text:p>
      <text:p text:style-name="P10"/>
      <text:p text:style-name="Text_20_body">A range of characters in a string can be accessed by using the .. "range" operator:</text:p>
      <text:p text:style-name="P10"/>
      <text:p text:style-name="Preformatted_20_Text">In&gt; a[8 .. 11]</text:p>
      <text:p text:style-name="P22">Result&gt; "I am"</text:p>
      <text:p text:style-name="P10"/>
      <text:p text:style-name="Text_20_body">The .. operator is covered in section <text:a xlink:type="simple" xlink:href="#11.17.3.1.The .. Range Operator|outline">11.17.3.1. The .. Range Operator</text:a>. <text:s/></text:p>
      <text:h text:style-name="Heading_20_1" text:outline-level="1">Entering And Executing Stand Alone MathPiper Programs (advanced)</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26"/>
      <text:p text:style-name="P25"><text:span text:style-name="T19"><text:s/>1:</text:span><text:span text:style-name="T31">%geogebra,clear="true"</text:span></text:p>
      <text:p text:style-name="P26"><text:s/>2:</text:p>
      <text:p text:style-name="P25"><text:span text:style-name="T19"><text:s/>3:</text:span><text:span text:style-name="T29">//Plot a function.</text:span></text:p>
      <text:p text:style-name="P25"><text:span text:style-name="T19"><text:s/>4:</text:span><text:span text:style-name="T30">f</text:span><text:span text:style-name="T5">(</text:span>x<text:span text:style-name="T5">)=</text:span><text:span text:style-name="T8">2</text:span><text:span text:style-name="T5">*</text:span><text:span text:style-name="T30">sin</text:span><text:span text:style-name="T5">(</text:span>x<text:span text:style-name="T5">)</text:span></text:p>
      <text:p text:style-name="P25"><text:span text:style-name="T19"><text:s/>5:</text:span> <text:s text:c="3"/></text:p>
      <text:p text:style-name="P25"><text:span text:style-name="T19"><text:s/>6:</text:span><text:span text:style-name="T29">//Add a tangent line to the function.</text:span></text:p>
      <text:p text:style-name="P25"><text:span text:style-name="T19"><text:s/>7:</text:span>a <text:span text:style-name="T5">=</text:span> <text:span text:style-name="T8">2</text:span></text:p>
      <text:p text:style-name="P25"><text:span text:style-name="T19"><text:s/>8:</text:span><text:span text:style-name="T5">(</text:span><text:span text:style-name="T8">2</text:span>,<text:span text:style-name="T8">0</text:span><text:span text:style-name="T5">)</text:span></text:p>
      <text:p text:style-name="P25"><text:span text:style-name="T19"><text:s/>9:</text:span>t <text:span text:style-name="T5">=</text:span> Tangent[a, f]</text:p>
      <text:p text:style-name="P26">10:</text:p>
      <text:p text:style-name="P25"><text:span text:style-name="T19">11:</text:span><text:span text:style-name="T31">%/geogebra</text:span></text:p>
      <text:p text:style-name="P26">12:</text:p>
      <text:p text:style-name="P25"><text:span text:style-name="T19">13:</text:span> <text:s text:c="3"/><text:span text:style-name="T22">%output,preserve="false"</text:span></text:p>
      <text:p text:style-name="P25"><text:span text:style-name="T19">14:</text:span><text:span text:style-name="T22"> <text:s text:c="5"/>GeoGebra updated.</text:span></text:p>
      <text:p text:style-name="P25"><text:span text:style-name="T19">15:</text:span><text:span text:style-name="T22"> <text:s text:c="3"/>%/output</text:span></text:p>
      <text:p text:style-name="P40"/>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16"><draw:text-box fo:min-height="4.0193in"><text:p text:style-name="Illustration"><draw:frame draw:style-name="fr4" draw:name="graphics2" text:anchor-type="paragraph" svg:width="3.6543in" svg:height="3.7374in" draw:z-index="17"><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7"><text:span text:style-name="T19"><text:s/>1:</text:span><text:span text:style-name="T31">%geogebra_xml,description="Obtained from .ggb file"</text:span></text:p>
      <text:p text:style-name="P28"><text:s/>2:</text:p>
      <text:p text:style-name="P27"><text:span text:style-name="T19"><text:s/>3:</text:span><text:span text:style-name="T18">&lt;?xml</text:span><text:span text:style-name="T17"> </text:span><text:span text:style-name="T18">version="1.0"</text:span><text:span text:style-name="T17"> </text:span><text:span text:style-name="T18">encoding="utf-8"?&gt;</text:span></text:p>
      <text:p text:style-name="P27"><text:span text:style-name="T19"><text:s/>4:</text:span><text:span text:style-name="T22">&lt;geogebra format=</text:span><text:span text:style-name="T21">"3.0"</text:span><text:span text:style-name="T22">&gt;</text:span></text:p>
      <text:p text:style-name="P27"><text:span text:style-name="T19"><text:s/>5:</text:span><text:span text:style-name="T22">&lt;gui&gt;</text:span></text:p>
      <text:p text:style-name="P27"><text:span text:style-name="T19"><text:s/>6:</text:span> <text:s text:c="3"/><text:span text:style-name="T22">&lt;show algebraView=</text:span><text:span text:style-name="T21">"true"</text:span><text:span text:style-name="T22"> auxiliaryObjects=</text:span><text:span text:style-name="T21">"true"</text:span><text:span text:style-name="T22"> </text:span></text:p>
      <text:p text:style-name="P27"><text:span text:style-name="T19"><text:s text:c="3"/></text:span><text:span text:style-name="T22"><text:s text:c="4"/>algebraInput=</text:span><text:span text:style-name="T21">"true"</text:span><text:span text:style-name="T22"> cmdList=</text:span><text:span text:style-name="T21">"true"</text:span><text:span text:style-name="T22">/&gt;</text:span></text:p>
      <text:p text:style-name="P27"><text:span text:style-name="T19"><text:s/>7:</text:span> <text:s text:c="3"/><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27"><text:span text:style-name="T19"><text:s/>8:</text:span> <text:s text:c="3"/><text:span text:style-name="T22">&lt;font <text:s/>size=</text:span><text:span text:style-name="T21">"12"</text:span><text:span text:style-name="T22">/&gt;</text:span></text:p>
      <text:p text:style-name="P27"><text:span text:style-name="T19"><text:s/>9:</text:span><text:span text:style-name="T22">&lt;/gui&gt;</text:span></text:p>
      <text:p text:style-name="P27"><text:span text:style-name="T19">10:</text:span><text:span text:style-name="T22">&lt;euclidianView&gt;</text:span></text:p>
      <text:p text:style-name="P27"><text:span text:style-name="T19">11:</text:span> <text:s text:c="3"/><text:span text:style-name="T22">&lt;size <text:s/>width=</text:span><text:span text:style-name="T21">"540"</text:span><text:span text:style-name="T22"> height=</text:span><text:span text:style-name="T21">"553"</text:span><text:span text:style-name="T22">/&gt;</text:span></text:p>
      <text:p text:style-name="P27"><text:span text:style-name="T19">12:</text:span> <text:s text:c="3"/><text:span text:style-name="T22">&lt;coordSystem xZero=</text:span><text:span text:style-name="T21">"215.0"</text:span><text:span text:style-name="T22"> yZero=</text:span><text:span text:style-name="T21">"315.0"</text:span><text:span text:style-name="T22"> scale=</text:span><text:span text:style-name="T21">"50.0"</text:span></text:p>
      <text:p text:style-name="P27"><text:span text:style-name="T19"><text:s text:c="3"/></text:span><text:span text:style-name="T22"><text:s text:c="4"/>yscale=</text:span><text:span text:style-name="T21">"50.0"</text:span><text:span text:style-name="T22">/&gt;</text:span></text:p>
      <text:p text:style-name="P27"><text:span text:style-name="T19">13:</text:span> <text:s text:c="3"/><text:span text:style-name="T22">&lt;evSettings axes=</text:span><text:span text:style-name="T21">"true"</text:span><text:span text:style-name="T22"> grid=</text:span><text:span text:style-name="T21">"true"</text:span><text:span text:style-name="T22"> pointCapturing=</text:span><text:span text:style-name="T21">"3"</text:span></text:p>
      <text:p text:style-name="P27"><text:span text:style-name="T19"><text:s text:c="3"/></text:span><text:span text:style-name="T22"><text:s text:c="4"/>pointStyle=</text:span><text:span text:style-name="T21">"0"</text:span><text:span text:style-name="T22"> rightAngleStyle=</text:span><text:span text:style-name="T21">"1"</text:span><text:span text:style-name="T22">/&gt;</text:span></text:p>
      <text:p text:style-name="P27"><text:span text:style-name="T19">14:</text:span> <text:s text:c="3"/><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27"><text:span text:style-name="T19">15:</text:span> <text:s text:c="3"/><text:span text:style-name="T22">&lt;axesColor r=</text:span><text:span text:style-name="T21">"0"</text:span><text:span text:style-name="T22"> g=</text:span><text:span text:style-name="T21">"0"</text:span><text:span text:style-name="T22"> b=</text:span><text:span text:style-name="T21">"0"</text:span><text:span text:style-name="T22">/&gt;</text:span></text:p>
      <text:p text:style-name="P27"><text:soft-page-break/><text:span text:style-name="T19">16:</text:span> <text:s text:c="3"/><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27"><text:span text:style-name="T19">17:</text:span> <text:s text:c="3"/><text:span text:style-name="T22">&lt;lineStyle axes=</text:span><text:span text:style-name="T21">"1"</text:span><text:span text:style-name="T22"> grid=</text:span><text:span text:style-name="T21">"10"</text:span><text:span text:style-name="T22">/&gt;</text:span></text:p>
      <text:p text:style-name="P27"><text:span text:style-name="T19">18:</text:span> <text:s text:c="3"/><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27"><text:span text:style-name="T19"><text:s text:c="3"/></text:span><text:span text:style-name="T22"><text:s text:c="4"/>showNumbers=</text:span><text:span text:style-name="T21">"true"</text:span><text:span text:style-name="T22">/&gt;</text:span></text:p>
      <text:p text:style-name="P27"><text:span text:style-name="T19">19:</text:span> <text:s text:c="3"/><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27"><text:span text:style-name="T19"><text:s text:c="3"/></text:span><text:span text:style-name="T22"><text:s text:c="4"/>showNumbers=</text:span><text:span text:style-name="T21">"true"</text:span><text:span text:style-name="T22">/&gt;</text:span></text:p>
      <text:p text:style-name="P27"><text:span text:style-name="T19">20:</text:span> <text:s text:c="3"/><text:span text:style-name="T22">&lt;grid distX=</text:span><text:span text:style-name="T21">"0.5"</text:span><text:span text:style-name="T22"> distY=</text:span><text:span text:style-name="T21">"0.5"</text:span><text:span text:style-name="T22">/&gt;</text:span></text:p>
      <text:p text:style-name="P27"><text:span text:style-name="T19">21:</text:span><text:span text:style-name="T22">&lt;/euclidianView&gt;</text:span></text:p>
      <text:p text:style-name="P27"><text:span text:style-name="T19">22:</text:span><text:span text:style-name="T22">&lt;kernel&gt;</text:span></text:p>
      <text:p text:style-name="P27"><text:span text:style-name="T19">23:</text:span> <text:s text:c="3"/><text:span text:style-name="T22">&lt;continuous val=</text:span><text:span text:style-name="T21">"true"</text:span><text:span text:style-name="T22">/&gt;</text:span></text:p>
      <text:p text:style-name="P27"><text:span text:style-name="T19">24:</text:span> <text:s text:c="3"/><text:span text:style-name="T22">&lt;decimals val=</text:span><text:span text:style-name="T21">"2"</text:span><text:span text:style-name="T22">/&gt;</text:span></text:p>
      <text:p text:style-name="P27"><text:span text:style-name="T19">25:</text:span> <text:s text:c="3"/><text:span text:style-name="T22">&lt;angleUnit val=</text:span><text:span text:style-name="T21">"degree"</text:span><text:span text:style-name="T22">/&gt;</text:span></text:p>
      <text:p text:style-name="P27"><text:span text:style-name="T19">26:</text:span> <text:s text:c="3"/><text:span text:style-name="T22">&lt;coordStyle val=</text:span><text:span text:style-name="T21">"0"</text:span><text:span text:style-name="T22">/&gt;</text:span></text:p>
      <text:p text:style-name="P27"><text:span text:style-name="T19">27:</text:span><text:span text:style-name="T22">&lt;/kernel&gt;</text:span></text:p>
      <text:p text:style-name="P27"><text:span text:style-name="T19">28:</text:span><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27"><text:span text:style-name="T19">29:</text:span><text:span text:style-name="T22">&lt;expression label =</text:span><text:span text:style-name="T21">"f"</text:span><text:span text:style-name="T22"> exp=</text:span><text:span text:style-name="T21">"f(x) = 2 sin(x)"</text:span><text:span text:style-name="T22">/&gt;</text:span></text:p>
      <text:p text:style-name="P27"><text:span text:style-name="T19">30:</text:span><text:span text:style-name="T22">&lt;element type=</text:span><text:span text:style-name="T21">"function"</text:span><text:span text:style-name="T22"> label=</text:span><text:span text:style-name="T21">"f"</text:span><text:span text:style-name="T22">&gt;</text:span></text:p>
      <text:p text:style-name="P27"><text:span text:style-name="T19">31:</text:span> <text:s text:c="3"/><text:span text:style-name="T22">&lt;show object=</text:span><text:span text:style-name="T21">"true"</text:span><text:span text:style-name="T22"> label=</text:span><text:span text:style-name="T21">"true"</text:span><text:span text:style-name="T22">/&gt;</text:span></text:p>
      <text:p text:style-name="P27"><text:span text:style-name="T19">32:</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27"><text:span text:style-name="T19">33:</text:span> <text:s text:c="3"/><text:span text:style-name="T22">&lt;labelMode val=</text:span><text:span text:style-name="T21">"0"</text:span><text:span text:style-name="T22">/&gt;</text:span></text:p>
      <text:p text:style-name="P27"><text:span text:style-name="T19">34:</text:span> <text:s text:c="3"/><text:span text:style-name="T22">&lt;animation step=</text:span><text:span text:style-name="T21">"0.1"</text:span><text:span text:style-name="T22">/&gt;</text:span></text:p>
      <text:p text:style-name="P27"><text:span text:style-name="T19">35:</text:span> <text:s text:c="3"/><text:span text:style-name="T22">&lt;fixed val=</text:span><text:span text:style-name="T21">"false"</text:span><text:span text:style-name="T22">/&gt;</text:span></text:p>
      <text:p text:style-name="P27"><text:span text:style-name="T19">36:</text:span> <text:s text:c="3"/><text:span text:style-name="T22">&lt;breakpoint val=</text:span><text:span text:style-name="T21">"false"</text:span><text:span text:style-name="T22">/&gt;</text:span></text:p>
      <text:p text:style-name="P27"><text:span text:style-name="T19">37:</text:span> <text:s text:c="3"/><text:span text:style-name="T22">&lt;lineStyle thickness=</text:span><text:span text:style-name="T21">"2"</text:span><text:span text:style-name="T22"> type=</text:span><text:span text:style-name="T21">"0"</text:span><text:span text:style-name="T22">/&gt;</text:span></text:p>
      <text:p text:style-name="P27"><text:span text:style-name="T19">38:</text:span><text:span text:style-name="T22">&lt;/element&gt;</text:span></text:p>
      <text:p text:style-name="P27"><text:span text:style-name="T19">39:</text:span><text:span text:style-name="T22">&lt;element type=</text:span><text:span text:style-name="T21">"numeric"</text:span><text:span text:style-name="T22"> label=</text:span><text:span text:style-name="T21">"a"</text:span><text:span text:style-name="T22">&gt;</text:span></text:p>
      <text:p text:style-name="P27"><text:span text:style-name="T19">40:</text:span> <text:s text:c="3"/><text:span text:style-name="T22">&lt;value val=</text:span><text:span text:style-name="T21">"2.0"</text:span><text:span text:style-name="T22">/&gt;</text:span></text:p>
      <text:p text:style-name="P27"><text:span text:style-name="T19">41:</text:span> <text:s text:c="3"/><text:span text:style-name="T22">&lt;show object=</text:span><text:span text:style-name="T21">"false"</text:span><text:span text:style-name="T22"> label=</text:span><text:span text:style-name="T21">"true"</text:span><text:span text:style-name="T22">/&gt;</text:span></text:p>
      <text:p text:style-name="P27"><text:span text:style-name="T19">42:</text:span> <text:s text:c="3"/><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27"><text:span text:style-name="T19">43:</text:span> <text:s text:c="3"/><text:span text:style-name="T22">&lt;labelMode val=</text:span><text:span text:style-name="T21">"1"</text:span><text:span text:style-name="T22">/&gt;</text:span></text:p>
      <text:p text:style-name="P27"><text:span text:style-name="T19">44:</text:span> <text:s text:c="3"/><text:span text:style-name="T22">&lt;animation step=</text:span><text:span text:style-name="T21">"0.1"</text:span><text:span text:style-name="T22">/&gt;</text:span></text:p>
      <text:p text:style-name="P27"><text:span text:style-name="T19">45:</text:span> <text:s text:c="3"/><text:span text:style-name="T22">&lt;fixed val=</text:span><text:span text:style-name="T21">"false"</text:span><text:span text:style-name="T22">/&gt;</text:span></text:p>
      <text:p text:style-name="P27"><text:span text:style-name="T19">46:</text:span> <text:s text:c="3"/><text:span text:style-name="T22">&lt;breakpoint val=</text:span><text:span text:style-name="T21">"false"</text:span><text:span text:style-name="T22">/&gt;</text:span></text:p>
      <text:p text:style-name="P27"><text:span text:style-name="T19">47:</text:span><text:span text:style-name="T22">&lt;/element&gt;</text:span></text:p>
      <text:p text:style-name="P27"><text:span text:style-name="T19">48:</text:span><text:span text:style-name="T22">&lt;element type=</text:span><text:span text:style-name="T21">"point"</text:span><text:span text:style-name="T22"> label=</text:span><text:span text:style-name="T21">"A"</text:span><text:span text:style-name="T22">&gt;</text:span></text:p>
      <text:p text:style-name="P27"><text:span text:style-name="T19">49:</text:span> <text:s text:c="3"/><text:span text:style-name="T22">&lt;show object=</text:span><text:span text:style-name="T21">"true"</text:span><text:span text:style-name="T22"> label=</text:span><text:span text:style-name="T21">"true"</text:span><text:span text:style-name="T22">/&gt;</text:span></text:p>
      <text:p text:style-name="P27"><text:span text:style-name="T19">50:</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27"><text:span text:style-name="T19">51:</text:span> <text:s text:c="3"/><text:span text:style-name="T22">&lt;labelMode val=</text:span><text:span text:style-name="T21">"0"</text:span><text:span text:style-name="T22">/&gt;</text:span></text:p>
      <text:p text:style-name="P27"><text:span text:style-name="T19">52:</text:span> <text:s text:c="3"/><text:span text:style-name="T22">&lt;animation step=</text:span><text:span text:style-name="T21">"0.1"</text:span><text:span text:style-name="T22">/&gt;</text:span></text:p>
      <text:p text:style-name="P27"><text:span text:style-name="T19">53:</text:span> <text:s text:c="3"/><text:span text:style-name="T22">&lt;fixed val=</text:span><text:span text:style-name="T21">"false"</text:span><text:span text:style-name="T22">/&gt;</text:span></text:p>
      <text:p text:style-name="P27"><text:span text:style-name="T19">54:</text:span> <text:s text:c="3"/><text:span text:style-name="T22">&lt;breakpoint val=</text:span><text:span text:style-name="T21">"false"</text:span><text:span text:style-name="T22">/&gt;</text:span></text:p>
      <text:p text:style-name="P27"><text:span text:style-name="T19">55:</text:span> <text:s text:c="3"/><text:span text:style-name="T22">&lt;coords x=</text:span><text:span text:style-name="T21">"2.0"</text:span><text:span text:style-name="T22"> y=</text:span><text:span text:style-name="T21">"0.0"</text:span><text:span text:style-name="T22"> z=</text:span><text:span text:style-name="T21">"1.0"</text:span><text:span text:style-name="T22">/&gt;</text:span></text:p>
      <text:p text:style-name="P27"><text:span text:style-name="T19">56:</text:span> <text:s text:c="3"/><text:span text:style-name="T22">&lt;coordStyle style=</text:span><text:span text:style-name="T21">"cartesian"</text:span><text:span text:style-name="T22">/&gt;</text:span></text:p>
      <text:p text:style-name="P27"><text:span text:style-name="T19">57:</text:span> <text:s text:c="3"/><text:span text:style-name="T22">&lt;pointSize val=</text:span><text:span text:style-name="T21">"3"</text:span><text:span text:style-name="T22">/&gt;</text:span></text:p>
      <text:p text:style-name="P27"><text:span text:style-name="T19">58:</text:span><text:span text:style-name="T22">&lt;/element&gt;</text:span></text:p>
      <text:p text:style-name="P27"><text:span text:style-name="T19">59:</text:span><text:span text:style-name="T22">&lt;command name=</text:span><text:span text:style-name="T21">"Tangent"</text:span><text:span text:style-name="T22">&gt;</text:span></text:p>
      <text:p text:style-name="P27"><text:span text:style-name="T19">60:</text:span> <text:s text:c="3"/><text:span text:style-name="T22">&lt;input a0=</text:span><text:span text:style-name="T21">"a"</text:span><text:span text:style-name="T22"> a1=</text:span><text:span text:style-name="T21">"f"</text:span><text:span text:style-name="T22">/&gt;</text:span></text:p>
      <text:p text:style-name="P27"><text:span text:style-name="T19">61:</text:span> <text:s text:c="3"/><text:span text:style-name="T22">&lt;output a0=</text:span><text:span text:style-name="T21">"t"</text:span><text:span text:style-name="T22">/&gt;</text:span></text:p>
      <text:p text:style-name="P27"><text:span text:style-name="T19">62:</text:span><text:span text:style-name="T22">&lt;/command&gt;</text:span></text:p>
      <text:p text:style-name="P27"><text:span text:style-name="T19">63:</text:span><text:span text:style-name="T22">&lt;element type=</text:span><text:span text:style-name="T21">"line"</text:span><text:span text:style-name="T22"> label=</text:span><text:span text:style-name="T21">"t"</text:span><text:span text:style-name="T22">&gt;</text:span></text:p>
      <text:p text:style-name="P27"><text:soft-page-break/><text:span text:style-name="T19">64:</text:span> <text:s text:c="3"/><text:span text:style-name="T22">&lt;show object=</text:span><text:span text:style-name="T21">"true"</text:span><text:span text:style-name="T22"> label=</text:span><text:span text:style-name="T21">"true"</text:span><text:span text:style-name="T22">/&gt;</text:span></text:p>
      <text:p text:style-name="P27"><text:span text:style-name="T19">65:</text:span> <text:s text:c="3"/><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27"><text:span text:style-name="T19">66:</text:span> <text:s text:c="3"/><text:span text:style-name="T22">&lt;labelMode val=</text:span><text:span text:style-name="T21">"0"</text:span><text:span text:style-name="T22">/&gt;</text:span></text:p>
      <text:p text:style-name="P27"><text:span text:style-name="T19">67:</text:span> <text:s text:c="3"/><text:span text:style-name="T22">&lt;breakpoint val=</text:span><text:span text:style-name="T21">"false"</text:span><text:span text:style-name="T22">/&gt;</text:span></text:p>
      <text:p text:style-name="P27"><text:span text:style-name="T19">68:</text:span> <text:s text:c="3"/><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27"><text:span text:style-name="T19">69:</text:span> <text:s text:c="3"/><text:span text:style-name="T22">&lt;lineStyle thickness=</text:span><text:span text:style-name="T21">"2"</text:span><text:span text:style-name="T22"> type=</text:span><text:span text:style-name="T21">"0"</text:span><text:span text:style-name="T22">/&gt;</text:span></text:p>
      <text:p text:style-name="P27"><text:span text:style-name="T19">70:</text:span> <text:s text:c="3"/><text:span text:style-name="T22">&lt;eqnStyle style=</text:span><text:span text:style-name="T21">"explicit"</text:span><text:span text:style-name="T22">/&gt;</text:span></text:p>
      <text:p text:style-name="P27"><text:span text:style-name="T19">71:</text:span><text:span text:style-name="T22">&lt;/element&gt;</text:span></text:p>
      <text:p text:style-name="P27"><text:span text:style-name="T19">72:</text:span><text:span text:style-name="T22">&lt;/construction&gt;</text:span></text:p>
      <text:p text:style-name="P27"><text:span text:style-name="T19">73:</text:span><text:span text:style-name="T22">&lt;/geogebra&gt;</text:span></text:p>
      <text:p text:style-name="P28">74:</text:p>
      <text:p text:style-name="P27"><text:span text:style-name="T19">75:</text:span><text:span text:style-name="T31">%/geogebra_xml</text:span></text:p>
      <text:p text:style-name="P28">76:</text:p>
      <text:p text:style-name="P27"><text:span text:style-name="T19">77:</text:span> <text:s text:c="3"/><text:span text:style-name="T22">%output,preserve="false"</text:span></text:p>
      <text:p text:style-name="P27"><text:span text:style-name="T19">78:</text:span><text:span text:style-name="T22"> <text:s text:c="5"/>GeoGebra updated.</text:span></text:p>
      <text:p text:style-name="P27"><text:span text:style-name="T19">79:</text:span><text:span text:style-name="T22"> <text:s text:c="3"/>%/output</text:span></text:p>
      <text:p text:style-name="P28"/>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8"><draw:text-box fo:min-height="3.3264in"><text:p text:style-name="Illustration"><draw:frame draw:style-name="fr5" draw:name="graphics1" text:anchor-type="paragraph" svg:x="0in" svg:y="0in" svg:width="5.0256in" style:rel-width="100%" svg:height="3.3264in" style:rel-height="scale" draw:z-index="19"><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5"><text:span text:style-name="T19"><text:s/>1:</text:span><text:span text:style-name="T31">%hoteqn</text:span></text:p>
      <text:p text:style-name="P26"><text:s/>2:</text:p>
      <text:p text:style-name="P25"><text:span text:style-name="T19"><text:s/>3:</text:span><text:span text:style-name="T22">2</text:span><text:span text:style-name="T20">^{</text:span><text:span text:style-name="T25">3</text:span><text:span text:style-name="T20">}</text:span></text:p>
      <text:p text:style-name="P26"><text:s/>4:</text:p>
      <text:p text:style-name="P25"><text:span text:style-name="T19"><text:s/>5:</text:span><text:span text:style-name="T31">%/hoteqn</text:span></text:p>
      <text:p text:style-name="P26"><text:s/>6:</text:p>
      <text:p text:style-name="P25"><text:span text:style-name="T19"><text:s/>7:</text:span> <text:s text:c="3"/><text:span text:style-name="T22">%output,preserve="false"</text:span></text:p>
      <text:p text:style-name="P25"><text:span text:style-name="T19"><text:s/>8:</text:span><text:span text:style-name="T22"> <text:s text:c="5"/>HotEqn updated.</text:span></text:p>
      <text:p text:style-name="P42"><text:span text:style-name="T23"><text:s/></text:span><text:span text:style-name="T19">9:</text:span><text:span text:style-name="T24"> <text:s text:c="3"/>%/output</text:span></text:p>
      <text:p text:style-name="P43">and it will display:</text:p>
      <text:p text:style-name="P11"><draw:frame draw:style-name="fr7" draw:name="graphics3" text:anchor-type="paragraph" svg:x="3.0626in" svg:y="0.05in" svg:width="0.4201in" svg:height="0.45in" draw:z-index="20"><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6"/>
      <text:p text:style-name="P25"><text:span text:style-name="T19"><text:s/>1:</text:span><text:span text:style-name="T31">%hoteqn</text:span></text:p>
      <text:p text:style-name="P26"><text:s/>2:</text:p>
      <text:p text:style-name="P25"><text:span text:style-name="T19"><text:s/>3:</text:span><text:span text:style-name="T22">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8">\frac</text:span><text:span text:style-name="T20">{</text:span><text:span text:style-name="T22">24 x</text:span><text:span text:style-name="T20">}{</text:span><text:span text:style-name="T22">7</text:span><text:span text:style-name="T20">}</text:span></text:p>
      <text:p text:style-name="P26"><text:s/>4:</text:p>
      <text:p text:style-name="P25"><text:span text:style-name="T19"><text:s/>5:</text:span><text:span text:style-name="T31">%/hoteqn</text:span></text:p>
      <text:p text:style-name="P26"><text:s/>6:</text:p>
      <text:p text:style-name="P25"><text:span text:style-name="T19"><text:s/>7:</text:span> <text:s text:c="3"/><text:span text:style-name="T22">%output,preserve="false"</text:span></text:p>
      <text:p text:style-name="P25"><text:span text:style-name="T19"><text:s/>8:</text:span><text:span text:style-name="T22"> <text:s text:c="5"/>HotEqn updated.</text:span></text:p>
      <text:p text:style-name="P39"><text:span text:style-name="T19"><text:s/>9:</text:span><text:span text:style-name="T22"> <text:s text:c="3"/>%/output</text:span></text:p>
      <text:p text:style-name="Text_20_body">and it will display:</text:p>
      <text:p text:style-name="Text_20_body"><draw:frame draw:style-name="fr8" draw:name="graphics4" text:anchor-type="paragraph" svg:width="1.4583in" svg:height="0.5098in" draw:z-index="21"><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6"/>
      <text:p text:style-name="P25"><text:span text:style-name="T19"><text:s/>1:</text:span><text:span text:style-name="T31">%mathpiper,output="geogebra"</text:span></text:p>
      <text:p text:style-name="P26"><text:s/>2:</text:p>
      <text:p text:style-name="P25"><text:span text:style-name="T19"><text:s/>3:</text:span>x<text:span text:style-name="T5">^</text:span><text:span text:style-name="T8">2</text:span>;</text:p>
      <text:p text:style-name="P26"><text:s/>4:</text:p>
      <text:p text:style-name="P29"><text:span text:style-name="T19"><text:s/>5:</text:span><text:span text:style-name="T31">%/mathpiper</text:span></text:p>
      <text:p text:style-name="Preformatted_20_Text"/>
      <text:p text:style-name="Text_20_body">Executing this fold will produce the following output:</text:p>
      <text:p text:style-name="P25"><text:span text:style-name="T19"><text:s/>1:</text:span><text:span text:style-name="T31">%mathpiper,output="geogebra"</text:span></text:p>
      <text:p text:style-name="P26"><text:s/>2:</text:p>
      <text:p text:style-name="P25"><text:span text:style-name="T19"><text:s/>3:</text:span>x<text:span text:style-name="T5">^</text:span><text:span text:style-name="T8">2</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31">%geogebra</text:span></text:p>
      <text:p text:style-name="P25"><text:span text:style-name="T19"><text:s/>8:</text:span> <text:s text:c="5"/><text:span text:style-name="T22">Result:</text:span> x<text:span text:style-name="T5">^</text:span><text:span text:style-name="T8">2</text:span></text:p>
      <text:p text:style-name="P29"><text:span text:style-name="T19"><text:s/>9:</text:span> <text:s text:c="3"/><text:span text:style-name="T31">%/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22"><draw:text-box fo:min-height="2.5134in"><text:p text:style-name="Illustration"><draw:frame draw:style-name="fr6" draw:name="graphics5" text:anchor-type="paragraph" svg:x="0.0016in" svg:y="0.0008in" svg:width="3.7992in" style:rel-width="100%" svg:height="2.5134in" style:rel-height="scale" draw:z-index="23"><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6"/>
      <text:p text:style-name="P25"><text:span text:style-name="T19"><text:s/>1:</text:span><text:span text:style-name="T31">%mathpiper,output="latex"</text:span></text:p>
      <text:p text:style-name="P26"><text:s/>2:</text:p>
      <text:p text:style-name="P25"><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6"><text:s/>5:</text:p>
      <text:p text:style-name="P25"><text:span text:style-name="T19"><text:s/>6:</text:span><text:span text:style-name="T31">%/mathpiper</text:span></text:p>
      <text:p text:style-name="P26"><text:s/>7:</text:p>
      <text:p text:style-name="P25"><text:span text:style-name="T19"><text:s/>8:</text:span> <text:s text:c="3"/><text:span text:style-name="T31">%hoteqn</text:span></text:p>
      <text:p text:style-name="P25"><text:span text:style-name="T19"><text:s/>9:</text:span><text:span text:style-name="T22"> <text:s text:c="5"/>Result: </text:span><text:span text:style-name="T18">\frac</text:span><text:span text:style-name="T20">{</text:span><text:span text:style-name="T22">2 x </text:span><text:span text:style-name="T18">\left</text:span><text:span text:style-name="T20">(</text:span><text:span text:style-name="T22"> x </text:span><text:span text:style-name="T20">+</text:span><text:span text:style-name="T22"> 3</text:span><text:span text:style-name="T18">\right</text:span><text:span text:style-name="T20">)</text:span><text:span text:style-name="T22"> <text:s/></text:span><text:span text:style-name="T18">\left</text:span><text:span text:style-name="T20">(</text:span><text:span text:style-name="T22"> x </text:span><text:span text:style-name="T20">+</text:span><text:span text:style-name="T22"> 4</text:span><text:span text:style-name="T18">\right</text:span><text:span text:style-name="T20">)</text:span><text:span text:style-name="T22"> </text:span><text:span text:style-name="T20">}{</text:span><text:span text:style-name="T22">9</text:span><text:span text:style-name="T20">}</text:span></text:p>
      <text:p text:style-name="P25"><text:span text:style-name="T19"><text:s/>1:</text:span><text:span text:style-name="T22"> <text:s text:c="3"/></text:span><text:span text:style-name="T31">%/hoteqn</text:span></text:p>
      <text:p text:style-name="P26"><text:s/>2:</text:p>
      <text:p text:style-name="P25"><text:span text:style-name="T19"><text:s/>3:</text:span> <text:s text:c="7"/><text:span text:style-name="T22">%output,preserve="false"</text:span></text:p>
      <text:p text:style-name="P25"><text:span text:style-name="T19"><text:s/>4:</text:span><text:span text:style-name="T22"> <text:s text:c="9"/>HotEqn updated.</text:span></text:p>
      <text:p text:style-name="P25"><text:span text:style-name="T19"><text:s/>5:</text:span><text:span text:style-name="T22"> <text:s text:c="7"/>%/output</text:span></text:p>
      <text:p text:style-name="P39"/>
      <text:p text:style-name="P29"><draw:frame draw:style-name="fr9" draw:name="graphics6" text:anchor-type="paragraph" svg:width="1.3752in" svg:height="0.5835in" draw:z-index="24"><draw:image xlink:href="Pictures/10000000000000A50000004623B6C8A6.png" xlink:type="simple" xlink:show="embed" xlink:actuate="onLoad"/></draw:frame></text:p>
      <text:h text:style-name="Heading_20_2" text:outline-level="2"><text:soft-page-break/>%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26"/>
      <text:p text:style-name="P25"><text:span text:style-name="T19"><text:s/>1:</text:span><text:span text:style-name="T31">%html,x_size="700",y_size="440"</text:span></text:p>
      <text:p text:style-name="P26"><text:s/>2:</text:p>
      <text:p text:style-name="P25"><text:span text:style-name="T19"><text:s/>3:</text:span><text:span text:style-name="T22">&lt;html&gt;</text:span></text:p>
      <text:p text:style-name="P25"><text:span text:style-name="T19"><text:s/>4:</text:span> <text:s text:c="3"/><text:span text:style-name="T22">&lt;h1 align</text:span><text:span text:style-name="T5">=</text:span><text:span text:style-name="T21">"center"</text:span><text:span text:style-name="T22">&gt;</text:span>HTML Color Values<text:span text:style-name="T22">&lt;/h1&gt;</text:span></text:p>
      <text:p text:style-name="P25"><text:span text:style-name="T19"><text:s/>5:</text:span> <text:s text:c="3"/><text:span text:style-name="T22">&lt;table border</text:span><text:span text:style-name="T5">=</text:span><text:span text:style-name="T21">"0"</text:span><text:span text:style-name="T22"> cellpadding</text:span><text:span text:style-name="T5">=</text:span><text:span text:style-name="T21">"10"</text:span><text:span text:style-name="T22"> cellspacing</text:span><text:span text:style-name="T5">=</text:span><text:span text:style-name="T21">"1"</text:span><text:span text:style-name="T22"> width</text:span><text:span text:style-name="T5">=</text:span><text:span text:style-name="T21">"600"</text:span><text:span text:style-name="T22">&gt;</text:span></text:p>
      <text:p text:style-name="P25"><text:span text:style-name="T19"><text:s/>6:</text:span> <text:s text:c="7"/><text:span text:style-name="T22">&lt;tr&gt;</text:span></text:p>
      <text:p text:style-name="P25"><text:span text:style-name="T19"><text:s/>7:</text:span> <text:s text:c="11"/><text:span text:style-name="T22">&lt;th bgcolor</text:span><text:span text:style-name="T5">=</text:span><text:span text:style-name="T21">"white"</text:span><text:span text:style-name="T22"> colspan</text:span><text:span text:style-name="T5">=</text:span><text:span text:style-name="T21">"2"</text:span><text:span text:style-name="T22">&gt;&lt;/th&gt;</text:span></text:p>
      <text:p text:style-name="P25"><text:span text:style-name="T19"><text:s/>8:</text:span> <text:s text:c="11"/><text:span text:style-name="T22">&lt;th colspan</text:span><text:span text:style-name="T5">=</text:span><text:span text:style-name="T21">"6"</text:span><text:span text:style-name="T22">&gt;</text:span>where blue=cc<text:span text:style-name="T22">&lt;/th&gt;</text:span></text:p>
      <text:p text:style-name="P25"><text:span text:style-name="T19"><text:s/>9:</text:span> <text:s text:c="7"/><text:span text:style-name="T22">&lt;/tr&gt;</text:span></text:p>
      <text:p text:style-name="P25"><text:span text:style-name="T19">10:</text:span> <text:s text:c="7"/><text:span text:style-name="T22">&lt;tr&gt;</text:span></text:p>
      <text:p text:style-name="P25"><text:span text:style-name="T19">11:</text:span> <text:s text:c="11"/><text:span text:style-name="T22">&lt;th rowspan</text:span><text:span text:style-name="T5">=</text:span><text:span text:style-name="T21">"6"</text:span><text:span text:style-name="T22">&gt;</text:span>where<text:span text:style-name="T35">&amp;nbsp;</text:span>red=<text:span text:style-name="T22">&lt;/th&gt;</text:span></text:p>
      <text:p text:style-name="P25"><text:span text:style-name="T19">12:</text:span> <text:s text:c="11"/><text:span text:style-name="T22">&lt;th&gt;</text:span>ff<text:span text:style-name="T22">&lt;/th&gt;</text:span></text:p>
      <text:p text:style-name="P25"><text:span text:style-name="T19">13:</text:span> <text:s text:c="11"/><text:span text:style-name="T22">&lt;th bgcolor</text:span><text:span text:style-name="T5">=</text:span><text:span text:style-name="T21">"#ff00cc"</text:span><text:span text:style-name="T22">&gt;</text:span>ff00cc<text:span text:style-name="T22">&lt;/th&gt;</text:span></text:p>
      <text:p text:style-name="P25"><text:span text:style-name="T19">14:</text:span> <text:s text:c="11"/><text:span text:style-name="T22">&lt;th bgcolor</text:span><text:span text:style-name="T5">=</text:span><text:span text:style-name="T21">"#ff33cc"</text:span><text:span text:style-name="T22">&gt;</text:span>ff33cc<text:span text:style-name="T22">&lt;/th&gt;</text:span></text:p>
      <text:p text:style-name="P25"><text:span text:style-name="T19">15:</text:span> <text:s text:c="11"/><text:span text:style-name="T22">&lt;th bgcolor</text:span><text:span text:style-name="T5">=</text:span><text:span text:style-name="T21">"#ff66cc"</text:span><text:span text:style-name="T22">&gt;</text:span>ff66cc<text:span text:style-name="T22">&lt;/th&gt;</text:span></text:p>
      <text:p text:style-name="P25"><text:span text:style-name="T19">16:</text:span> <text:s text:c="11"/><text:span text:style-name="T22">&lt;th bgcolor</text:span><text:span text:style-name="T5">=</text:span><text:span text:style-name="T21">"#ff99cc"</text:span><text:span text:style-name="T22">&gt;</text:span>ff99cc<text:span text:style-name="T22">&lt;/th&gt;</text:span></text:p>
      <text:p text:style-name="P25"><text:span text:style-name="T19">17:</text:span> <text:s text:c="11"/><text:span text:style-name="T22">&lt;th bgcolor</text:span><text:span text:style-name="T5">=</text:span><text:span text:style-name="T21">"#ffcccc"</text:span><text:span text:style-name="T22">&gt;</text:span>ffcccc<text:span text:style-name="T22">&lt;/th&gt;</text:span></text:p>
      <text:p text:style-name="P25"><text:span text:style-name="T19">18:</text:span> <text:s text:c="11"/><text:span text:style-name="T22">&lt;th bgcolor</text:span><text:span text:style-name="T5">=</text:span><text:span text:style-name="T21">"#ffffcc"</text:span><text:span text:style-name="T22">&gt;</text:span>ffffcc<text:span text:style-name="T22">&lt;/th&gt;</text:span></text:p>
      <text:p text:style-name="P25"><text:span text:style-name="T19">19:</text:span> <text:s text:c="7"/><text:span text:style-name="T22">&lt;/tr&gt;</text:span></text:p>
      <text:p text:style-name="P25"><text:span text:style-name="T19">20:</text:span> <text:s text:c="7"/><text:span text:style-name="T22">&lt;tr&gt;</text:span></text:p>
      <text:p text:style-name="P25"><text:span text:style-name="T19">21:</text:span> <text:s text:c="11"/><text:span text:style-name="T22">&lt;th&gt;</text:span>cc<text:span text:style-name="T22">&lt;/th&gt;</text:span></text:p>
      <text:p text:style-name="P25"><text:span text:style-name="T19">22:</text:span> <text:s text:c="11"/><text:span text:style-name="T22">&lt;th bgcolor</text:span><text:span text:style-name="T5">=</text:span><text:span text:style-name="T21">"#cc00cc"</text:span><text:span text:style-name="T22">&gt;</text:span>cc00cc<text:span text:style-name="T22">&lt;/th&gt;</text:span></text:p>
      <text:p text:style-name="P25"><text:span text:style-name="T19">23:</text:span> <text:s text:c="11"/><text:span text:style-name="T22">&lt;th bgcolor</text:span><text:span text:style-name="T5">=</text:span><text:span text:style-name="T21">"#cc33cc"</text:span><text:span text:style-name="T22">&gt;</text:span>cc33cc<text:span text:style-name="T22">&lt;/th&gt;</text:span></text:p>
      <text:p text:style-name="P25"><text:span text:style-name="T19">24:</text:span> <text:s text:c="11"/><text:span text:style-name="T22">&lt;th bgcolor</text:span><text:span text:style-name="T5">=</text:span><text:span text:style-name="T21">"#cc66cc"</text:span><text:span text:style-name="T22">&gt;</text:span>cc66cc<text:span text:style-name="T22">&lt;/th&gt;</text:span></text:p>
      <text:p text:style-name="P25"><text:span text:style-name="T19">25:</text:span> <text:s text:c="11"/><text:span text:style-name="T22">&lt;th bgcolor</text:span><text:span text:style-name="T5">=</text:span><text:span text:style-name="T21">"#cc99cc"</text:span><text:span text:style-name="T22">&gt;</text:span>cc99cc<text:span text:style-name="T22">&lt;/th&gt;</text:span></text:p>
      <text:p text:style-name="P25"><text:span text:style-name="T19">26:</text:span> <text:s text:c="11"/><text:span text:style-name="T22">&lt;th bgcolor</text:span><text:span text:style-name="T5">=</text:span><text:span text:style-name="T21">"#cccccc"</text:span><text:span text:style-name="T22">&gt;</text:span>cccccc<text:span text:style-name="T22">&lt;/th&gt;</text:span></text:p>
      <text:p text:style-name="P25"><text:span text:style-name="T19">27:</text:span> <text:s text:c="11"/><text:span text:style-name="T22">&lt;th bgcolor</text:span><text:span text:style-name="T5">=</text:span><text:span text:style-name="T21">"#ccffcc"</text:span><text:span text:style-name="T22">&gt;</text:span>ccffcc<text:span text:style-name="T22">&lt;/th&gt;</text:span></text:p>
      <text:p text:style-name="P25"><text:span text:style-name="T19">28:</text:span> <text:s text:c="7"/><text:span text:style-name="T22">&lt;/tr&gt;</text:span></text:p>
      <text:p text:style-name="P25"><text:span text:style-name="T19">29:</text:span> <text:s text:c="7"/><text:span text:style-name="T22">&lt;tr&gt;</text:span></text:p>
      <text:p text:style-name="P25"><text:span text:style-name="T19">30:</text:span> <text:s text:c="11"/><text:span text:style-name="T22">&lt;th&gt;</text:span>99<text:span text:style-name="T22">&lt;/th&gt;</text:span></text:p>
      <text:p text:style-name="P25"><text:span text:style-name="T19">31:</text:span> <text:s text:c="11"/><text:span text:style-name="T22">&lt;th bgcolor</text:span><text:span text:style-name="T5">=</text:span><text:span text:style-name="T21">"#9900cc"</text:span><text:span text:style-name="T22">&gt;</text:span></text:p>
      <text:p text:style-name="P25"><text:span text:style-name="T19">32:</text:span> <text:s text:c="15"/><text:span text:style-name="T22">&lt;font color</text:span><text:span text:style-name="T5">=</text:span><text:span text:style-name="T21">"#ffffff"</text:span><text:span text:style-name="T22">&gt;</text:span>9900cc<text:span text:style-name="T22">&lt;/font&gt;</text:span></text:p>
      <text:p text:style-name="P25"><text:soft-page-break/><text:span text:style-name="T19">33:</text:span> <text:s text:c="11"/><text:span text:style-name="T22">&lt;/th&gt;</text:span></text:p>
      <text:p text:style-name="P25"><text:span text:style-name="T19">34:</text:span> <text:s text:c="11"/><text:span text:style-name="T22">&lt;th bgcolor</text:span><text:span text:style-name="T5">=</text:span><text:span text:style-name="T21">"#9933cc"</text:span><text:span text:style-name="T22">&gt;</text:span>9933cc<text:span text:style-name="T22">&lt;/th&gt;</text:span></text:p>
      <text:p text:style-name="P25"><text:span text:style-name="T19">35:</text:span> <text:s text:c="11"/><text:span text:style-name="T22">&lt;th bgcolor</text:span><text:span text:style-name="T5">=</text:span><text:span text:style-name="T21">"#9966cc"</text:span><text:span text:style-name="T22">&gt;</text:span>9966cc<text:span text:style-name="T22">&lt;/th&gt;</text:span></text:p>
      <text:p text:style-name="P25"><text:span text:style-name="T19">36:</text:span> <text:s text:c="11"/><text:span text:style-name="T22">&lt;th bgcolor</text:span><text:span text:style-name="T5">=</text:span><text:span text:style-name="T21">"#9999cc"</text:span><text:span text:style-name="T22">&gt;</text:span>9999cc<text:span text:style-name="T22">&lt;/th&gt;</text:span></text:p>
      <text:p text:style-name="P25"><text:span text:style-name="T19">37:</text:span> <text:s text:c="11"/><text:span text:style-name="T22">&lt;th bgcolor</text:span><text:span text:style-name="T5">=</text:span><text:span text:style-name="T21">"#99cccc"</text:span><text:span text:style-name="T22">&gt;</text:span>99cccc<text:span text:style-name="T22">&lt;/th&gt;</text:span></text:p>
      <text:p text:style-name="P25"><text:span text:style-name="T19">38:</text:span> <text:s text:c="11"/><text:span text:style-name="T22">&lt;th bgcolor</text:span><text:span text:style-name="T5">=</text:span><text:span text:style-name="T21">"#99ffcc"</text:span><text:span text:style-name="T22">&gt;</text:span>99ffcc<text:span text:style-name="T22">&lt;/th&gt;</text:span></text:p>
      <text:p text:style-name="P25"><text:span text:style-name="T19">39:</text:span> <text:s text:c="7"/><text:span text:style-name="T22">&lt;/tr&gt;</text:span></text:p>
      <text:p text:style-name="P25"><text:span text:style-name="T19">40:</text:span> <text:s text:c="7"/><text:span text:style-name="T22">&lt;tr&gt;</text:span></text:p>
      <text:p text:style-name="P25"><text:span text:style-name="T19">41:</text:span> <text:s text:c="11"/><text:span text:style-name="T22">&lt;th&gt;</text:span>66<text:span text:style-name="T22">&lt;/th&gt;</text:span></text:p>
      <text:p text:style-name="P25"><text:span text:style-name="T19">42:</text:span> <text:s text:c="11"/><text:span text:style-name="T22">&lt;th bgcolor</text:span><text:span text:style-name="T5">=</text:span><text:span text:style-name="T21">"#6600cc"</text:span><text:span text:style-name="T22">&gt;</text:span></text:p>
      <text:p text:style-name="P25"><text:span text:style-name="T19">43:</text:span> <text:s text:c="15"/><text:span text:style-name="T22">&lt;font color</text:span><text:span text:style-name="T5">=</text:span><text:span text:style-name="T21">"#ffffff"</text:span><text:span text:style-name="T22">&gt;</text:span>6600cc<text:span text:style-name="T22">&lt;/font&gt;</text:span></text:p>
      <text:p text:style-name="P25"><text:span text:style-name="T19">44:</text:span> <text:s text:c="11"/><text:span text:style-name="T22">&lt;/th&gt;</text:span></text:p>
      <text:p text:style-name="P25"><text:span text:style-name="T19">45:</text:span> <text:s text:c="11"/><text:span text:style-name="T22">&lt;th bgcolor</text:span><text:span text:style-name="T5">=</text:span><text:span text:style-name="T21">"#6633cc"</text:span><text:span text:style-name="T22">&gt;</text:span></text:p>
      <text:p text:style-name="P25"><text:span text:style-name="T19">46:</text:span> <text:s text:c="15"/><text:span text:style-name="T22">&lt;font color</text:span><text:span text:style-name="T5">=</text:span><text:span text:style-name="T21">"#FFFFFF"</text:span><text:span text:style-name="T22">&gt;</text:span>6633cc<text:span text:style-name="T22">&lt;/font&gt;</text:span></text:p>
      <text:p text:style-name="P25"><text:span text:style-name="T19">47:</text:span> <text:s text:c="11"/><text:span text:style-name="T22">&lt;/th&gt;</text:span></text:p>
      <text:p text:style-name="P25"><text:span text:style-name="T19">48:</text:span> <text:s text:c="11"/><text:span text:style-name="T22">&lt;th bgcolor</text:span><text:span text:style-name="T5">=</text:span><text:span text:style-name="T21">"#6666cc"</text:span><text:span text:style-name="T22">&gt;</text:span>6666cc<text:span text:style-name="T22">&lt;/th&gt;</text:span></text:p>
      <text:p text:style-name="P25"><text:span text:style-name="T19">49:</text:span> <text:s text:c="11"/><text:span text:style-name="T22">&lt;th bgcolor</text:span><text:span text:style-name="T5">=</text:span><text:span text:style-name="T21">"#6699cc"</text:span><text:span text:style-name="T22">&gt;</text:span>6699cc<text:span text:style-name="T22">&lt;/th&gt;</text:span></text:p>
      <text:p text:style-name="P25"><text:span text:style-name="T19">50:</text:span> <text:s text:c="11"/><text:span text:style-name="T22">&lt;th bgcolor</text:span><text:span text:style-name="T5">=</text:span><text:span text:style-name="T21">"#66cccc"</text:span><text:span text:style-name="T22">&gt;</text:span>66cccc<text:span text:style-name="T22">&lt;/th&gt;</text:span></text:p>
      <text:p text:style-name="P25"><text:span text:style-name="T19">51:</text:span> <text:s text:c="11"/><text:span text:style-name="T22">&lt;th bgcolor</text:span><text:span text:style-name="T5">=</text:span><text:span text:style-name="T21">"#66ffcc"</text:span><text:span text:style-name="T22">&gt;</text:span>66ffcc<text:span text:style-name="T22">&lt;/th&gt;</text:span></text:p>
      <text:p text:style-name="P25"><text:span text:style-name="T19">52:</text:span> <text:s text:c="7"/><text:span text:style-name="T22">&lt;/tr&gt;</text:span></text:p>
      <text:p text:style-name="P25"><text:span text:style-name="T19">53:</text:span> <text:s text:c="7"/><text:span text:style-name="T22">&lt;tr&gt;</text:span></text:p>
      <text:p text:style-name="P25"><text:span text:style-name="T19">54:</text:span> <text:s text:c="11"/><text:span text:style-name="T22">&lt;th colspan</text:span><text:span text:style-name="T5">=</text:span><text:span text:style-name="T21">"1"</text:span><text:span text:style-name="T22">&gt;&lt;/th&gt;</text:span></text:p>
      <text:p text:style-name="P25"><text:span text:style-name="T19">55:</text:span> <text:s text:c="11"/><text:span text:style-name="T22">&lt;th&gt;</text:span>00<text:span text:style-name="T22">&lt;/th&gt;</text:span></text:p>
      <text:p text:style-name="P25"><text:span text:style-name="T19">56:</text:span> <text:s text:c="11"/><text:span text:style-name="T22">&lt;th&gt;</text:span>33<text:span text:style-name="T22">&lt;/th&gt;</text:span></text:p>
      <text:p text:style-name="P25"><text:span text:style-name="T19">57:</text:span> <text:s text:c="11"/><text:span text:style-name="T22">&lt;th&gt;</text:span>66<text:span text:style-name="T22">&lt;/th&gt;</text:span></text:p>
      <text:p text:style-name="P25"><text:span text:style-name="T19">58:</text:span> <text:s text:c="11"/><text:span text:style-name="T22">&lt;th&gt;</text:span>99<text:span text:style-name="T22">&lt;/th&gt;</text:span></text:p>
      <text:p text:style-name="P25"><text:span text:style-name="T19">59:</text:span> <text:s text:c="11"/><text:span text:style-name="T22">&lt;th&gt;</text:span>cc<text:span text:style-name="T22">&lt;/th&gt;</text:span></text:p>
      <text:p text:style-name="P25"><text:span text:style-name="T19">60:</text:span> <text:s text:c="11"/><text:span text:style-name="T22">&lt;th&gt;</text:span>ff<text:span text:style-name="T22">&lt;/th&gt;</text:span></text:p>
      <text:p text:style-name="P25"><text:span text:style-name="T19">61:</text:span> <text:s text:c="7"/><text:span text:style-name="T22">&lt;/tr&gt;</text:span></text:p>
      <text:p text:style-name="P25"><text:span text:style-name="T19">62:</text:span> <text:s text:c="7"/><text:span text:style-name="T22">&lt;tr&gt;</text:span></text:p>
      <text:p text:style-name="P25"><text:span text:style-name="T19">63:</text:span> <text:s text:c="11"/><text:span text:style-name="T22">&lt;th colspan</text:span><text:span text:style-name="T5">=</text:span><text:span text:style-name="T21">"2"</text:span><text:span text:style-name="T22">&gt;&lt;/th&gt;</text:span></text:p>
      <text:p text:style-name="P25"><text:span text:style-name="T19">64:</text:span> <text:s text:c="11"/><text:span text:style-name="T22">&lt;th colspan</text:span><text:span text:style-name="T5">=</text:span><text:span text:style-name="T21">"4"</text:span><text:span text:style-name="T22">&gt;</text:span>where green=<text:span text:style-name="T22">&lt;/th&gt;</text:span></text:p>
      <text:p text:style-name="P25"><text:span text:style-name="T19">65:</text:span> <text:s text:c="7"/><text:span text:style-name="T22">&lt;/tr&gt;</text:span></text:p>
      <text:p text:style-name="P25"><text:span text:style-name="T19">66:</text:span> <text:s text:c="3"/><text:span text:style-name="T22">&lt;/table&gt;</text:span></text:p>
      <text:p text:style-name="P25"><text:span text:style-name="T19">67:</text:span><text:span text:style-name="T22">&lt;/html&gt;</text:span></text:p>
      <text:p text:style-name="P25"><text:span text:style-name="T19">68:</text:span> <text:s text:c="3"/></text:p>
      <text:p text:style-name="P25"><text:span text:style-name="T19">69:</text:span><text:span text:style-name="T31">%/html</text:span></text:p>
      <text:p text:style-name="P26">70:</text:p>
      <text:p text:style-name="P25"><text:span text:style-name="T19">71:</text:span> <text:s text:c="3"/><text:span text:style-name="T22">%output,preserve="false"</text:span></text:p>
      <text:p text:style-name="P25"><text:span text:style-name="T19">72:</text:span><text:span text:style-name="T22"> <text:s text:c="5"/></text:span></text:p>
      <text:p text:style-name="P25"><text:span text:style-name="T19">73:</text:span><text:span text:style-name="T22"> <text:s text:c="3"/>%/output</text:span></text:p>
      <text:p text:style-name="P30">74:</text:p>
      <text:p text:style-name="P30"/>
      <text:p text:style-name="Text_20_body">This code produces the following output:</text:p>
      <text:p text:style-name="Standard"/>
      <text:p text:style-name="Text_20_body"><draw:frame draw:style-name="fr10" draw:name="graphics7" text:anchor-type="paragraph" svg:width="5.6165in" svg:height="3.0083in" draw:z-index="25"><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Fold Properties (advanced)</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5"><text:span text:style-name="T19"><text:s/>1:</text:span><text:span text:style-name="T31">%mathpiper,output="pretty"</text:span></text:p>
      <text:p text:style-name="P26"><text:s/>2:</text:p>
      <text:p text:style-name="P25"><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26"><text:s/>4:</text:p>
      <text:p text:style-name="P25"><text:span text:style-name="T19"><text:s/>5:</text:span><text:span text:style-name="T31">%/mathpiper</text:span></text:p>
      <text:p text:style-name="P26"><text:s/>6:</text:p>
      <text:p text:style-name="P25"><text:span text:style-name="T19"><text:s/>7:</text:span> <text:s text:c="3"/><text:span text:style-name="T22">%output,preserve="false"</text:span></text:p>
      <text:p text:style-name="P25"><text:span text:style-name="T19"><text:s/>8:</text:span><text:span text:style-name="T22"> <text:s text:c="5"/>Result:</text:span> True</text:p>
      <text:p text:style-name="P26"><text:s/>9:</text:p>
      <text:p text:style-name="P25"><text:span text:style-name="T19">10:</text:span><text:span text:style-name="T22"> <text:s text:c="5"/></text:span><text:span text:style-name="T37">Side effects:</text:span></text:p>
      <text:p text:style-name="P25"><text:span text:style-name="T19">11:</text:span><text:span text:style-name="T22"> <text:s text:c="5"/></text:span></text:p>
      <text:p text:style-name="P25"><text:span text:style-name="T19">12:</text:span><text:span text:style-name="T22"> <text:s text:c="4"/></text:span><text:s text:c="2"/>2 <text:s text:c="2"/>x <text:s text:c="3"/></text:p>
      <text:p text:style-name="P25"><text:span text:style-name="T19">13:</text:span><text:span text:style-name="T22"> <text:s text:c="5"/></text:span>x <text:s/>+ - + 3</text:p>
      <text:p text:style-name="P25"><text:span text:style-name="T19">14:</text:span><text:span text:style-name="T22"> <text:s text:c="10"/></text:span>2</text:p>
      <text:p text:style-name="P25"><text:span text:style-name="T19">15:</text:span><text:span text:style-name="T22"> <text:s text:c="3"/>%/output</text:span></text:p>
      <text:p text:style-name="P41"/>
      <text:p text:style-name="Text_20_body">Pretty form is a way to have text display mathematical expressions that look similar to the way they would be written on paper. <text:s/>Here is the above expression in traditional form for comparison:</text:p>
      <text:p text:style-name="P47"><draw:frame draw:style-name="fr11" draw:name="Object11" text:anchor-type="as-char" svg:width="0.7189in" svg:height="0.3925in" draw:z-index="1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6"/>
      <text:p text:style-name="P25"><text:span text:style-name="T19"><text:s/>1:</text:span><text:span text:style-name="T31">%mathpiper,name="example_1",output="pretty"</text:span></text:p>
      <text:p text:style-name="P26"><text:s/>2:</text:p>
      <text:p text:style-name="P25"><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26"><text:s/>4:</text:p>
      <text:p text:style-name="P25"><text:span text:style-name="T19"><text:s/>5:</text:span><text:span text:style-name="T31">%/mathpiper</text:span></text:p>
      <text:p text:style-name="P26"><text:s/>6:</text:p>
      <text:p text:style-name="P25"><text:soft-page-break/><text:span text:style-name="T19"><text:s/>7:</text:span> <text:s text:c="3"/><text:span text:style-name="T22">%output,preserve="false"</text:span></text:p>
      <text:p text:style-name="P25"><text:span text:style-name="T19"><text:s/>8:</text:span><text:span text:style-name="T22"> <text:s text:c="5"/>Result:</text:span> True</text:p>
      <text:p text:style-name="P26"><text:s/>9:</text:p>
      <text:p text:style-name="P25"><text:span text:style-name="T19">10:</text:span><text:span text:style-name="T22"> <text:s text:c="5"/></text:span><text:span text:style-name="T37">Side effects:</text:span></text:p>
      <text:p text:style-name="P25"><text:span text:style-name="T19">11:</text:span><text:span text:style-name="T22"> <text:s text:c="5"/></text:span></text:p>
      <text:p text:style-name="P25"><text:span text:style-name="T19">12:</text:span><text:span text:style-name="T22"> <text:s text:c="4"/></text:span><text:s text:c="2"/>2 <text:s text:c="2"/>x <text:s text:c="3"/></text:p>
      <text:p text:style-name="P25"><text:span text:style-name="T19">13:</text:span><text:span text:style-name="T22"> <text:s text:c="5"/></text:span>x <text:s/>+ - + 3</text:p>
      <text:p text:style-name="P25"><text:span text:style-name="T19">14:</text:span><text:span text:style-name="T22"> <text:s text:c="10"/></text:span>2</text:p>
      <text:p text:style-name="P25"><text:span text:style-name="T23">15:</text:span><text:span text:style-name="T27"> <text:s text:c="3"/>%/output</text:span></text:p>
      <text:p text:style-name="P37"/>
      <text:h text:style-name="P64" text:outline-level="1">Advanced Menus</text:h>
      <text:h text:style-name="Heading_20_2" text:outline-level="2">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text:soft-page-break/>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P64" text:outline-level="1">Which Plugins Are Currently Included When MathRider Is Installed?</text:h>
      <text:p text:style-name="Text_20_body"><text:span text:style-name="T6">Code2HTML (advanced)</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 (advanced)</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 (advanced)</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 (advanced)</text:span> - Tools to help automate LaTeX editing tasks.</text:p>
      <text:p text:style-name="Text_20_body"><text:span text:style-name="T6">Project Viewer (advanced)</text:span> - Allows groups of files to be defined as projects.</text:p>
      <text:p text:style-name="Text_20_body"><text:span text:style-name="T6">QuickNotepad</text:span> - A persistent text area which notes can be entered into.</text:p>
      <text:p text:style-name="Text_20_body"><text:span text:style-name="T6">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62" text:outline-level="2">What Kinds Of Plugins Are Possible?</text:h>
      <text:p text:style-name="P19">Almost any application that can run on the Java platform can be made into a plugin. <text:s/>However, most plugins should fall into one of the following categories:</text:p>
      <text:h text:style-name="Heading_20_3" text:outline-level="3">Plugins Based On Java Applets</text:h>
      <text:p text:style-name="P19">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text:soft-page-break/>Plugins Based On Java Applications</text:h>
      <text:p text:style-name="P19">Almost any Java-based application can be made into a MathRider plugin.</text:p>
      <text:h text:style-name="Heading_20_3" text:outline-level="3">Plugins Which Talk To Native Applications</text:h>
      <text:p text:style-name="P19">A native application is one that is not written in Java and which runs on the computer being used. <text:s/>Plugins can be written which will allow MathRider to interact with most native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b - <text:date style:data-style-name="N37" text:date-value="2009-05-17T22:30:44">05/17/09</text:date><text:tab/>MathRider For Newbies<text:tab/><text:page-number text:select-page="current">97</text:page-number>/<text:page-count>9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17T22:29:31</dc:date>
    <meta:editing-cycles>243</meta:editing-cycles>
    <meta:editing-duration>PT167H06M00S</meta:editing-duration>
    <meta:document-statistic meta:table-count="38" meta:image-count="7" meta:object-count="15" meta:page-count="97" meta:paragraph-count="2082" meta:word-count="20934" meta:character-count="12776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